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20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4.6457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2.9839in"/>
    </style:style>
    <style:style style:name="co11" style:family="table-column">
      <style:table-column-properties fo:break-before="auto" style:column-width="2.0937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1.622in"/>
    </style:style>
    <style:style style:name="co14" style:family="table-column">
      <style:table-column-properties fo:break-before="auto" style:column-width="4.8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ackground-color="#ffff00" fo:padding="0.028in"/>
    </style:style>
  </office:automatic-styles>
  <office:body>
    <office:spreadsheet>
      <table:table table:name="Swis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S-cysteinyl 3-(oxidosulfanyl)alanine (Cys-Cys)</text:p>
          </table:table-cell>
          <table:table-cell office:value-type="float" office:value="112631" calcext:value-type="float">
            <text:p>11263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ISULFID</text:p>
          </table:table-cell>
          <table:table-cell table:formula="of:=[.B1]/SUM([.$B$1:.$B$507])" office:value-type="float" office:value="0.272609334420889" calcext:value-type="float">
            <text:p>0.2726093344</text:p>
          </table:table-cell>
          <table:table-cell table:formula="of:=LOG([.F1];2)" office:value-type="float" office:value="-1.87509313255288" calcext:value-type="float">
            <text:p>-1.8750931326</text:p>
          </table:table-cell>
          <table:table-cell table:formula="of:=[.G1]*[.F1]" office:value-type="float" office:value="-0.511167890842419" calcext:value-type="float">
            <text:p>-0.5111678908</text:p>
          </table:table-cell>
          <table:table-cell table:formula="of:=-SUM([.H1:.H507])" office:value-type="float" office:value="3.64052158050939" calcext:value-type="float">
            <text:p>3.6405215805</text:p>
          </table:table-cell>
          <table:table-cell table:formula="of:=2^[.I1]" office:value-type="float" office:value="12.4711411769976" calcext:value-type="float">
            <text:p>12.471141177</text:p>
          </table:table-cell>
        </table:table-row>
        <table:table-row table:style-name="ro1">
          <table:table-cell table:style-name="ce1" office:value-type="string" calcext:value-type="string">
            <text:p>N-linked (GlcNAc)</text:p>
          </table:table-cell>
          <table:table-cell office:value-type="float" office:value="103791" calcext:value-type="float">
            <text:p>10379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2]/SUM([.$B$1:.$B$507])" office:value-type="float" office:value="0.251213213314971" calcext:value-type="float">
            <text:p>0.2512132133</text:p>
          </table:table-cell>
          <table:table-cell table:formula="of:=LOG([.F2];2)" office:value-type="float" office:value="-1.9930157457747" calcext:value-type="float">
            <text:p>-1.9930157458</text:p>
          </table:table-cell>
          <table:table-cell table:formula="of:=[.G2]*[.F2]" office:value-type="float" office:value="-0.500671889683395" calcext:value-type="float">
            <text:p>-0.50067188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hosphoserine</text:p>
          </table:table-cell>
          <table:table-cell office:value-type="float" office:value="68484" calcext:value-type="float">
            <text:p>6848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]/SUM([.$B$1:.$B$507])" office:value-type="float" office:value="0.165757008802906" calcext:value-type="float">
            <text:p>0.1657570088</text:p>
          </table:table-cell>
          <table:table-cell table:formula="of:=LOG([.F3];2)" office:value-type="float" office:value="-2.59285822092105" calcext:value-type="float">
            <text:p>-2.5928582209</text:p>
          </table:table-cell>
          <table:table-cell table:formula="of:=[.G3]*[.F3]" office:value-type="float" office:value="-0.429784422949898" calcext:value-type="float">
            <text:p>-0.42978442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6-acetyllysine</text:p>
          </table:table-cell>
          <table:table-cell office:value-type="float" office:value="21878" calcext:value-type="float">
            <text:p>2187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4]/SUM([.$B$1:.$B$507])" office:value-type="float" office:value="0.0529529793614565" calcext:value-type="float">
            <text:p>0.0529529794</text:p>
          </table:table-cell>
          <table:table-cell table:formula="of:=LOG([.F4];2)" office:value-type="float" office:value="-4.23914433107033" calcext:value-type="float">
            <text:p>-4.2391443311</text:p>
          </table:table-cell>
          <table:table-cell table:formula="of:=[.G4]*[.F4]" office:value-type="float" office:value="-0.224475322273402" calcext:value-type="float">
            <text:p>-0.22447532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hosphothreonine</text:p>
          </table:table-cell>
          <table:table-cell office:value-type="float" office:value="16208" calcext:value-type="float">
            <text:p>1620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5]/SUM([.$B$1:.$B$507])" office:value-type="float" office:value="0.0392294491951041" calcext:value-type="float">
            <text:p>0.0392294492</text:p>
          </table:table-cell>
          <table:table-cell table:formula="of:=LOG([.F5];2)" office:value-type="float" office:value="-4.67191911051752" calcext:value-type="float">
            <text:p>-4.6719191105</text:p>
          </table:table-cell>
          <table:table-cell table:formula="of:=[.G5]*[.F5]" office:value-type="float" office:value="-0.183276813389683" calcext:value-type="float">
            <text:p>-0.18327681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hosphotyrosine</text:p>
          </table:table-cell>
          <table:table-cell office:value-type="float" office:value="7952" calcext:value-type="float">
            <text:p>795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6]/SUM([.$B$1:.$B$507])" office:value-type="float" office:value="0.0192468274925634" calcext:value-type="float">
            <text:p>0.0192468275</text:p>
          </table:table-cell>
          <table:table-cell table:formula="of:=LOG([.F6];2)" office:value-type="float" office:value="-5.69923552775637" calcext:value-type="float">
            <text:p>-5.6992355278</text:p>
          </table:table-cell>
          <table:table-cell table:formula="of:=[.G6]*[.F6]" office:value-type="float" office:value="-0.109692203042215" calcext:value-type="float">
            <text:p>-0.1096922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6-succinyllysine</text:p>
          </table:table-cell>
          <table:table-cell office:value-type="float" office:value="6777" calcext:value-type="float">
            <text:p>677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7]/SUM([.$B$1:.$B$507])" office:value-type="float" office:value="0.0164028860559736" calcext:value-type="float">
            <text:p>0.0164028861</text:p>
          </table:table-cell>
          <table:table-cell table:formula="of:=LOG([.F7];2)" office:value-type="float" office:value="-5.92990651320441" calcext:value-type="float">
            <text:p>-5.9299065132</text:p>
          </table:table-cell>
          <table:table-cell table:formula="of:=[.G7]*[.F7]" office:value-type="float" office:value="-0.0972675808586678" calcext:value-type="float">
            <text:p>-0.09726758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6-(pyridoxal phosphate)lysine</text:p>
          </table:table-cell>
          <table:table-cell office:value-type="float" office:value="6456" calcext:value-type="float">
            <text:p>645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8]/SUM([.$B$1:.$B$507])" office:value-type="float" office:value="0.0156259454592542" calcext:value-type="float">
            <text:p>0.0156259455</text:p>
          </table:table-cell>
          <table:table-cell table:formula="of:=LOG([.F8];2)" office:value-type="float" office:value="-5.99991270604087" calcext:value-type="float">
            <text:p>-5.999912706</text:p>
          </table:table-cell>
          <table:table-cell table:formula="of:=[.G8]*[.F8]" office:value-type="float" office:value="-0.0937543087048809" calcext:value-type="float">
            <text:p>-0.09375430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ycyl lysine isopeptide (Lys-Gly)</text:p>
          </table:table-cell>
          <table:table-cell office:value-type="float" office:value="4519" calcext:value-type="float">
            <text:p>451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9]/SUM([.$B$1:.$B$507])" office:value-type="float" office:value="0.0109376777463398" calcext:value-type="float">
            <text:p>0.0109376777</text:p>
          </table:table-cell>
          <table:table-cell table:formula="of:=LOG([.F9];2)" office:value-type="float" office:value="-6.51454972764765" calcext:value-type="float">
            <text:p>-6.5145497276</text:p>
          </table:table-cell>
          <table:table-cell table:formula="of:=[.G9]*[.F9]" office:value-type="float" office:value="-0.0712540455835156" calcext:value-type="float">
            <text:p>-0.07125404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-acetylalanine</text:p>
          </table:table-cell>
          <table:table-cell office:value-type="float" office:value="3923" calcext:value-type="float">
            <text:p>392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0]/SUM([.$B$1:.$B$507])" office:value-type="float" office:value="0.00949513383467382" calcext:value-type="float">
            <text:p>0.0094951338</text:p>
          </table:table-cell>
          <table:table-cell table:formula="of:=LOG([.F10];2)" office:value-type="float" office:value="-6.71859594924156" calcext:value-type="float">
            <text:p>-6.7185959492</text:p>
          </table:table-cell>
          <table:table-cell table:formula="of:=[.G10]*[.F10]" office:value-type="float" office:value="-0.063793967719146" calcext:value-type="float">
            <text:p>-0.06379396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-palmitoyl cysteine</text:p>
          </table:table-cell>
          <table:table-cell office:value-type="float" office:value="3769" calcext:value-type="float">
            <text:p>376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11]/SUM([.$B$1:.$B$507])" office:value-type="float" office:value="0.00912239597830375" calcext:value-type="float">
            <text:p>0.009122396</text:p>
          </table:table-cell>
          <table:table-cell table:formula="of:=LOG([.F11];2)" office:value-type="float" office:value="-6.7763714896543" calcext:value-type="float">
            <text:p>-6.7763714897</text:p>
          </table:table-cell>
          <table:table-cell table:formula="of:=[.G11]*[.F11]" office:value-type="float" office:value="-0.0618167440247146" calcext:value-type="float">
            <text:p>-0.0618167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-acetylmethionine</text:p>
          </table:table-cell>
          <table:table-cell office:value-type="float" office:value="3190" calcext:value-type="float">
            <text:p>3190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12]/SUM([.$B$1:.$B$507])" office:value-type="float" office:value="0.00772099845337993" calcext:value-type="float">
            <text:p>0.0077209985</text:p>
          </table:table-cell>
          <table:table-cell table:formula="of:=LOG([.F12];2)" office:value-type="float" office:value="-7.01699686066642" calcext:value-type="float">
            <text:p>-7.0169968607</text:p>
          </table:table-cell>
          <table:table-cell table:formula="of:=[.G12]*[.F12]" office:value-type="float" office:value="-0.0541782219085773" calcext:value-type="float">
            <text:p>-0.054178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serine</text:p>
          </table:table-cell>
          <table:table-cell office:value-type="float" office:value="2403" calcext:value-type="float">
            <text:p>240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13]/SUM([.$B$1:.$B$507])" office:value-type="float" office:value="0.00581616278478745" calcext:value-type="float">
            <text:p>0.0058161628</text:p>
          </table:table-cell>
          <table:table-cell table:formula="of:=LOG([.F13];2)" office:value-type="float" office:value="-7.42571663618879" calcext:value-type="float">
            <text:p>-7.4257166362</text:p>
          </table:table-cell>
          <table:table-cell table:formula="of:=[.G13]*[.F13]" office:value-type="float" office:value="-0.0431891767497783" calcext:value-type="float">
            <text:p>-0.0431891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palmitoyl cysteine</text:p>
          </table:table-cell>
          <table:table-cell office:value-type="float" office:value="2046" calcext:value-type="float">
            <text:p>204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14]/SUM([.$B$1:.$B$507])" office:value-type="float" office:value="0.0049520886632023" calcext:value-type="float">
            <text:p>0.0049520887</text:p>
          </table:table-cell>
          <table:table-cell table:formula="of:=LOG([.F14];2)" office:value-type="float" office:value="-7.65774713957333" calcext:value-type="float">
            <text:p>-7.6577471396</text:p>
          </table:table-cell>
          <table:table-cell table:formula="of:=[.G14]*[.F14]" office:value-type="float" office:value="-0.0379218427955509" calcext:value-type="float">
            <text:p>-0.03792184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-diacylglycerol cystein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15]/SUM([.$B$1:.$B$507])" office:value-type="float" office:value="0.00488431814386229" calcext:value-type="float">
            <text:p>0.0048843181</text:p>
          </table:table-cell>
          <table:table-cell table:formula="of:=LOG([.F15];2)" office:value-type="float" office:value="-7.6776271102123" calcext:value-type="float">
            <text:p>-7.6776271102</text:p>
          </table:table-cell>
          <table:table-cell table:formula="of:=[.G15]*[.F15]" office:value-type="float" office:value="-0.0374999733962189" calcext:value-type="float">
            <text:p>-0.0374999734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4-hydroxyproline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16]/SUM([.$B$1:.$B$507])" office:value-type="float" office:value="0.00437361887312149" calcext:value-type="float">
            <text:p>0.0043736189</text:p>
          </table:table-cell>
          <table:table-cell table:formula="of:=LOG([.F16];2)" office:value-type="float" office:value="-7.83695677845406" calcext:value-type="float">
            <text:p>-7.8369567785</text:p>
          </table:table-cell>
          <table:table-cell table:formula="of:=[.G16]*[.F16]" office:value-type="float" office:value="-0.034275862074084" calcext:value-type="float">
            <text:p>-0.0342758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rolidone carboxylic acid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17]/SUM([.$B$1:.$B$507])" office:value-type="float" office:value="0.00388954373497854" calcext:value-type="float">
            <text:p>0.0038895437</text:p>
          </table:table-cell>
          <table:table-cell table:formula="of:=LOG([.F17];2)" office:value-type="float" office:value="-8.00618335564356" calcext:value-type="float">
            <text:p>-8.0061833556</text:p>
          </table:table-cell>
          <table:table-cell table:formula="of:=[.G17]*[.F17]" office:value-type="float" office:value="-0.0311404003120329" calcext:value-type="float">
            <text:p>-0.0311404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carboxylysine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18]/SUM([.$B$1:.$B$507])" office:value-type="float" office:value="0.00388954373497854" calcext:value-type="float">
            <text:p>0.0038895437</text:p>
          </table:table-cell>
          <table:table-cell table:formula="of:=LOG([.F18];2)" office:value-type="float" office:value="-8.00618335564356" calcext:value-type="float">
            <text:p>-8.0061833556</text:p>
          </table:table-cell>
          <table:table-cell table:formula="of:=[.G18]*[.F18]" office:value-type="float" office:value="-0.0311404003120329" calcext:value-type="float">
            <text:p>-0.0311404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yristoyl glycine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19]/SUM([.$B$1:.$B$507])" office:value-type="float" office:value="0.00349744287308276" calcext:value-type="float">
            <text:p>0.0034974429</text:p>
          </table:table-cell>
          <table:table-cell table:formula="of:=LOG([.F19];2)" office:value-type="float" office:value="-8.15948379193061" calcext:value-type="float">
            <text:p>-8.1594837919</text:p>
          </table:table-cell>
          <table:table-cell table:formula="of:=[.G19]*[.F19]" office:value-type="float" office:value="-0.028537328436122" calcext:value-type="float">
            <text:p>-0.0285373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-methylglutamine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20]/SUM([.$B$1:.$B$507])" office:value-type="float" office:value="0.00341272972390774" calcext:value-type="float">
            <text:p>0.0034127297</text:p>
          </table:table-cell>
          <table:table-cell table:formula="of:=LOG([.F20];2)" office:value-type="float" office:value="-8.1948581220325" calcext:value-type="float">
            <text:p>-8.194858122</text:p>
          </table:table-cell>
          <table:table-cell table:formula="of:=[.G20]*[.F20]" office:value-type="float" office:value="-0.0279668358962671" calcext:value-type="float">
            <text:p>-0.0279668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1318" calcext:value-type="float">
            <text:p>131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21]/SUM([.$B$1:.$B$507])" office:value-type="float" office:value="0.00319005516036199" calcext:value-type="float">
            <text:p>0.0031900552</text:p>
          </table:table-cell>
          <table:table-cell table:formula="of:=LOG([.F21];2)" office:value-type="float" office:value="-8.2922029143106" calcext:value-type="float">
            <text:p>-8.2922029143</text:p>
          </table:table-cell>
          <table:table-cell table:formula="of:=[.G21]*[.F21]" office:value-type="float" office:value="-0.0264525846975653" calcext:value-type="float">
            <text:p>-0.0264525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,N6,N6-trimethyllysine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2]/SUM([.$B$1:.$B$507])" office:value-type="float" office:value="0.00312228464102198" calcext:value-type="float">
            <text:p>0.0031222846</text:p>
          </table:table-cell>
          <table:table-cell table:formula="of:=LOG([.F22];2)" office:value-type="float" office:value="-8.32318221900804" calcext:value-type="float">
            <text:p>-8.323182219</text:p>
          </table:table-cell>
          <table:table-cell table:formula="of:=[.G22]*[.F22]" office:value-type="float" office:value="-0.025987344006836" calcext:value-type="float">
            <text:p>-0.02598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carboxyglutamate</text:p>
          </table:table-cell>
          <table:table-cell office:value-type="float" office:value="1254" calcext:value-type="float">
            <text:p>125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23]/SUM([.$B$1:.$B$507])" office:value-type="float" office:value="0.00303515111615625" calcext:value-type="float">
            <text:p>0.0030351511</text:p>
          </table:table-cell>
          <table:table-cell table:formula="of:=LOG([.F23];2)" office:value-type="float" office:value="-8.36401593651662" calcext:value-type="float">
            <text:p>-8.3640159365</text:p>
          </table:table-cell>
          <table:table-cell table:formula="of:=[.G23]*[.F23]" office:value-type="float" office:value="-0.0253860523052671" calcext:value-type="float">
            <text:p>-0.0253860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uvic acid (Ser)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4]/SUM([.$B$1:.$B$507])" office:value-type="float" office:value="0.0029286545857648" calcext:value-type="float">
            <text:p>0.0029286546</text:p>
          </table:table-cell>
          <table:table-cell table:formula="of:=LOG([.F24];2)" office:value-type="float" office:value="-8.4155462371567" calcext:value-type="float">
            <text:p>-8.4155462372</text:p>
          </table:table-cell>
          <table:table-cell table:formula="of:=[.G24]*[.F24]" office:value-type="float" office:value="-0.0246462280791647" calcext:value-type="float">
            <text:p>-0.0246462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methyllysine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5]/SUM([.$B$1:.$B$507])" office:value-type="float" office:value="0.00270355964652833" calcext:value-type="float">
            <text:p>0.0027035596</text:p>
          </table:table-cell>
          <table:table-cell table:formula="of:=LOG([.F25];2)" office:value-type="float" office:value="-8.53092409883534" calcext:value-type="float">
            <text:p>-8.5309240988</text:p>
          </table:table-cell>
          <table:table-cell table:formula="of:=[.G25]*[.F25]" office:value-type="float" office:value="-0.0230638621412073" calcext:value-type="float">
            <text:p>-0.0230638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geranylgeranyl cysteine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26]/SUM([.$B$1:.$B$507])" office:value-type="float" office:value="0.00265757250840475" calcext:value-type="float">
            <text:p>0.0026575725</text:p>
          </table:table-cell>
          <table:table-cell table:formula="of:=LOG([.F26];2)" office:value-type="float" office:value="-8.55567523031346" calcext:value-type="float">
            <text:p>-8.5556752303</text:p>
          </table:table-cell>
          <table:table-cell table:formula="of:=[.G26]*[.F26]" office:value-type="float" office:value="-0.0227373272829206" calcext:value-type="float">
            <text:p>-0.0227373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pantetheine 4'-phosphoryl)serine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7]/SUM([.$B$1:.$B$507])" office:value-type="float" office:value="0.00247120358021972" calcext:value-type="float">
            <text:p>0.0024712036</text:p>
          </table:table-cell>
          <table:table-cell table:formula="of:=LOG([.F27];2)" office:value-type="float" office:value="-8.66057041844085" calcext:value-type="float">
            <text:p>-8.6605704184</text:p>
          </table:table-cell>
          <table:table-cell table:formula="of:=[.G27]*[.F27]" office:value-type="float" office:value="-0.021402032624796" calcext:value-type="float">
            <text:p>-0.0214020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otyrosine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28]/SUM([.$B$1:.$B$507])" office:value-type="float" office:value="0.00246878320452901" calcext:value-type="float">
            <text:p>0.0024687832</text:p>
          </table:table-cell>
          <table:table-cell table:formula="of:=LOG([.F28];2)" office:value-type="float" office:value="-8.6619841324598" calcext:value-type="float">
            <text:p>-8.6619841325</text:p>
          </table:table-cell>
          <table:table-cell table:formula="of:=[.G28]*[.F28]" office:value-type="float" office:value="-0.0213845609441135" calcext:value-type="float">
            <text:p>-0.0213845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aspartylphosphate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29]/SUM([.$B$1:.$B$507])" office:value-type="float" office:value="0.00228483465203469" calcext:value-type="float">
            <text:p>0.0022848347</text:p>
          </table:table-cell>
          <table:table-cell table:formula="of:=LOG([.F29];2)" office:value-type="float" office:value="-8.77369451995681" calcext:value-type="float">
            <text:p>-8.77369452</text:p>
          </table:table-cell>
          <table:table-cell table:formula="of:=[.G29]*[.F29]" office:value-type="float" office:value="-0.0200464412655642" calcext:value-type="float">
            <text:p>-0.0200464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ylalanine amide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  <table:table-cell table:formula="of:=[.B30]/SUM([.$B$1:.$B$507])" office:value-type="float" office:value="0.0020234340774375" calcext:value-type="float">
            <text:p>0.0020234341</text:p>
          </table:table-cell>
          <table:table-cell table:formula="of:=LOG([.F30];2)" office:value-type="float" office:value="-8.94897843723777" calcext:value-type="float">
            <text:p>-8.9489784372</text:p>
          </table:table-cell>
          <table:table-cell table:formula="of:=[.G30]*[.F30]" office:value-type="float" office:value="-0.0181076679281603" calcext:value-type="float">
            <text:p>-0.0181076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methyl ester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1]/SUM([.$B$1:.$B$507])" office:value-type="float" office:value="0.00200891182329321" calcext:value-type="float">
            <text:p>0.0020089118</text:p>
          </table:table-cell>
          <table:table-cell table:formula="of:=LOG([.F31];2)" office:value-type="float" office:value="-8.95937004308437" calcext:value-type="float">
            <text:p>-8.9593700431</text:p>
          </table:table-cell>
          <table:table-cell table:formula="of:=[.G31]*[.F31]" office:value-type="float" office:value="-0.0179985844088112" calcext:value-type="float">
            <text:p>-0.0179985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,N6-dimethyllysine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32]/SUM([.$B$1:.$B$507])" office:value-type="float" office:value="0.00189999491721105" calcext:value-type="float">
            <text:p>0.0018999949</text:p>
          </table:table-cell>
          <table:table-cell table:formula="of:=LOG([.F32];2)" office:value-type="float" office:value="-9.03978872553966" calcext:value-type="float">
            <text:p>-9.0397887255</text:p>
          </table:table-cell>
          <table:table-cell table:formula="of:=[.G32]*[.F32]" office:value-type="float" office:value="-0.0171755526311871" calcext:value-type="float">
            <text:p>-0.0171755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mmetric dimethylarginine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33]/SUM([.$B$1:.$B$507])" office:value-type="float" office:value="0.0018757911603039" calcext:value-type="float">
            <text:p>0.0018757912</text:p>
          </table:table-cell>
          <table:table-cell table:formula="of:=LOG([.F33];2)" office:value-type="float" office:value="-9.05828506915706" calcext:value-type="float">
            <text:p>-9.0582850692</text:p>
          </table:table-cell>
          <table:table-cell table:formula="of:=[.G33]*[.F33]" office:value-type="float" office:value="-0.0169914510602376" calcext:value-type="float">
            <text:p>-0.0169914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ine amide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34]/SUM([.$B$1:.$B$507])" office:value-type="float" office:value="0.00184432627632461" calcext:value-type="float">
            <text:p>0.0018443263</text:p>
          </table:table-cell>
          <table:table-cell table:formula="of:=LOG([.F34];2)" office:value-type="float" office:value="-9.08269038182533" calcext:value-type="float">
            <text:p>-9.0826903818</text:p>
          </table:table-cell>
          <table:table-cell table:formula="of:=[.G34]*[.F34]" office:value-type="float" office:value="-0.0167514445309213" calcext:value-type="float">
            <text:p>-0.0167514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methylthioaspartic acid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35]/SUM([.$B$1:.$B$507])" office:value-type="float" office:value="0.00179833913820103" calcext:value-type="float">
            <text:p>0.0017983391</text:p>
          </table:table-cell>
          <table:table-cell table:formula="of:=LOG([.F35];2)" office:value-type="float" office:value="-9.11911916878006" calcext:value-type="float">
            <text:p>-9.1191191688</text:p>
          </table:table-cell>
          <table:table-cell table:formula="of:=[.G35]*[.F35]" office:value-type="float" office:value="-0.0163992689071364" calcext:value-type="float">
            <text:p>-0.0163992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threonine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36]/SUM([.$B$1:.$B$507])" office:value-type="float" office:value="0.00177171500560317" calcext:value-type="float">
            <text:p>0.001771715</text:p>
          </table:table-cell>
          <table:table-cell table:formula="of:=LOG([.F36];2)" office:value-type="float" office:value="-9.14063773103461" calcext:value-type="float">
            <text:p>-9.140637731</text:p>
          </table:table-cell>
          <table:table-cell table:formula="of:=[.G36]*[.F36]" office:value-type="float" office:value="-0.0161946050288565" calcext:value-type="float">
            <text:p>-0.016194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ohistidine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37]/SUM([.$B$1:.$B$507])" office:value-type="float" office:value="0.00169668335919101" calcext:value-type="float">
            <text:p>0.0016966834</text:p>
          </table:table-cell>
          <table:table-cell table:formula="of:=LOG([.F37];2)" office:value-type="float" office:value="-9.20306693530803" calcext:value-type="float">
            <text:p>-9.2030669353</text:p>
          </table:table-cell>
          <table:table-cell table:formula="of:=[.G37]*[.F37]" office:value-type="float" office:value="-0.0156146905226582" calcext:value-type="float">
            <text:p>-0.0156146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38]/SUM([.$B$1:.$B$507])" office:value-type="float" office:value="0.00165795734813958" calcext:value-type="float">
            <text:p>0.0016579573</text:p>
          </table:table-cell>
          <table:table-cell table:formula="of:=LOG([.F38];2)" office:value-type="float" office:value="-9.23637739147077" calcext:value-type="float">
            <text:p>-9.2363773915</text:p>
          </table:table-cell>
          <table:table-cell table:formula="of:=[.G38]*[.F38]" office:value-type="float" office:value="-0.0153135197663792" calcext:value-type="float">
            <text:p>-0.0153135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lipoyllysine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39]/SUM([.$B$1:.$B$507])" office:value-type="float" office:value="0.00141591977906811" calcext:value-type="float">
            <text:p>0.0014159198</text:p>
          </table:table-cell>
          <table:table-cell table:formula="of:=LOG([.F39];2)" office:value-type="float" office:value="-9.46404475484789" calcext:value-type="float">
            <text:p>-9.4640447548</text:p>
          </table:table-cell>
          <table:table-cell table:formula="of:=[.G39]*[.F39]" office:value-type="float" office:value="-0.0134003281583749" calcext:value-type="float">
            <text:p>-0.0134003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crotonyl-L-lysine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40]/SUM([.$B$1:.$B$507])" office:value-type="float" office:value="0.00132878625420238" calcext:value-type="float">
            <text:p>0.0013287863</text:p>
          </table:table-cell>
          <table:table-cell table:formula="of:=LOG([.F40];2)" office:value-type="float" office:value="-9.55567523031345" calcext:value-type="float">
            <text:p>-9.5556752303</text:p>
          </table:table-cell>
          <table:table-cell table:formula="of:=[.G40]*[.F40]" office:value-type="float" office:value="-0.0126974498956627" calcext:value-type="float">
            <text:p>-0.0126974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(S-cysteinyl)pyruvic acid O- phosphothioketal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1]/SUM([.$B$1:.$B$507])" office:value-type="float" office:value="0.0012827991160788" calcext:value-type="float">
            <text:p>0.0012827991</text:p>
          </table:table-cell>
          <table:table-cell table:formula="of:=LOG([.F41];2)" office:value-type="float" office:value="-9.60648901986809" calcext:value-type="float">
            <text:p>-9.6064890199</text:p>
          </table:table-cell>
          <table:table-cell table:formula="of:=[.G41]*[.F41]" office:value-type="float" office:value="-0.0123231956233075" calcext:value-type="float">
            <text:p>-0.0123231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dipyrrolylmethanemethyl)cysteine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2]/SUM([.$B$1:.$B$507])" office:value-type="float" office:value="0.00113999695032663" calcext:value-type="float">
            <text:p>0.001139997</text:p>
          </table:table-cell>
          <table:table-cell table:formula="of:=LOG([.F42];2)" office:value-type="float" office:value="-9.77675431970587" calcext:value-type="float">
            <text:p>-9.7767543197</text:p>
          </table:table-cell>
          <table:table-cell table:formula="of:=[.G42]*[.F42]" office:value-type="float" office:value="-0.0111454701085574" calcext:value-type="float">
            <text:p>-0.0111454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nitrosocysteine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3]/SUM([.$B$1:.$B$507])" office:value-type="float" office:value="0.00113273582325449" calcext:value-type="float">
            <text:p>0.0011327358</text:p>
          </table:table-cell>
          <table:table-cell table:formula="of:=LOG([.F43];2)" office:value-type="float" office:value="-9.78597284973525" calcext:value-type="float">
            <text:p>-9.7859728497</text:p>
          </table:table-cell>
          <table:table-cell table:formula="of:=[.G43]*[.F43]" office:value-type="float" office:value="-0.0110849220122909" calcext:value-type="float">
            <text:p>-0.011084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ulline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44]/SUM([.$B$1:.$B$507])" office:value-type="float" office:value="0.00105044304977019" calcext:value-type="float">
            <text:p>0.001050443</text:p>
          </table:table-cell>
          <table:table-cell table:formula="of:=LOG([.F44];2)" office:value-type="float" office:value="-9.89478633687417" calcext:value-type="float">
            <text:p>-9.8947863369</text:p>
          </table:table-cell>
          <table:table-cell table:formula="of:=[.G44]*[.F44]" office:value-type="float" office:value="-0.0103939095365305" calcext:value-type="float">
            <text:p>-0.0103939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ne amide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45]/SUM([.$B$1:.$B$507])" office:value-type="float" office:value="0.00100929666302804" calcext:value-type="float">
            <text:p>0.0010092967</text:p>
          </table:table-cell>
          <table:table-cell table:formula="of:=LOG([.F45];2)" office:value-type="float" office:value="-9.95243399587399" calcext:value-type="float">
            <text:p>-9.9524339959</text:p>
          </table:table-cell>
          <table:table-cell table:formula="of:=[.G45]*[.F45]" office:value-type="float" office:value="-0.0100449584210424" calcext:value-type="float">
            <text:p>-0.0100449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serin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  <table:table-cell table:formula="of:=[.B46]/SUM([.$B$1:.$B$507])" office:value-type="float" office:value="0.000977831779048744" calcext:value-type="float">
            <text:p>0.0009778318</text:p>
          </table:table-cell>
          <table:table-cell table:formula="of:=LOG([.F46];2)" office:value-type="float" office:value="-9.99812608656686" calcext:value-type="float">
            <text:p>-9.9981260866</text:p>
          </table:table-cell>
          <table:table-cell table:formula="of:=[.G46]*[.F46]" office:value-type="float" office:value="-0.00977648541838133" calcext:value-type="float">
            <text:p>-0.0097764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methylated lysine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47]/SUM([.$B$1:.$B$507])" office:value-type="float" office:value="0.000948787270760167" calcext:value-type="float">
            <text:p>0.0009487873</text:p>
          </table:table-cell>
          <table:table-cell table:formula="of:=LOG([.F47];2)" office:value-type="float" office:value="-10.0416277252034" calcext:value-type="float">
            <text:p>-10.0416277252</text:p>
          </table:table-cell>
          <table:table-cell table:formula="of:=[.G47]*[.F47]" office:value-type="float" office:value="-0.00952736856338541" calcext:value-type="float">
            <text:p>-0.0095273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NAc)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48]/SUM([.$B$1:.$B$507])" office:value-type="float" office:value="0.000943946519378738" calcext:value-type="float">
            <text:p>0.0009439465</text:p>
          </table:table-cell>
          <table:table-cell table:formula="of:=LOG([.F48];2)" office:value-type="float" office:value="-10.049007255569" calcext:value-type="float">
            <text:p>-10.0490072556</text:p>
          </table:table-cell>
          <table:table-cell table:formula="of:=[.G48]*[.F48]" office:value-type="float" office:value="-0.00948572542210608" calcext:value-type="float">
            <text:p>-0.0094857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farnesyl cysteine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49]/SUM([.$B$1:.$B$507])" office:value-type="float" office:value="0.00092458351385302" calcext:value-type="float">
            <text:p>0.0009245835</text:p>
          </table:table-cell>
          <table:table-cell table:formula="of:=LOG([.F49];2)" office:value-type="float" office:value="-10.0789087412829" calcext:value-type="float">
            <text:p>-10.0789087413</text:p>
          </table:table-cell>
          <table:table-cell table:formula="of:=[.G49]*[.F49]" office:value-type="float" office:value="-0.00931879285981927" calcext:value-type="float">
            <text:p>-0.0093187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lysine isopeptide (Gly-Lys)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50]/SUM([.$B$1:.$B$507])" office:value-type="float" office:value="0.000856812994513008" calcext:value-type="float">
            <text:p>0.000856813</text:p>
          </table:table-cell>
          <table:table-cell table:formula="of:=LOG([.F50];2)" office:value-type="float" office:value="-10.1887320192357" calcext:value-type="float">
            <text:p>-10.1887320192</text:p>
          </table:table-cell>
          <table:table-cell table:formula="of:=[.G50]*[.F50]" office:value-type="float" office:value="-0.00872983799169187" calcext:value-type="float">
            <text:p>-0.008729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N-methylated arginine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51]/SUM([.$B$1:.$B$507])" office:value-type="float" office:value="0.000832609237605861" calcext:value-type="float">
            <text:p>0.0008326092</text:p>
          </table:table-cell>
          <table:table-cell table:formula="of:=LOG([.F51];2)" office:value-type="float" office:value="-10.2300728146166" calcext:value-type="float">
            <text:p>-10.2300728146</text:p>
          </table:table-cell>
          <table:table-cell table:formula="of:=[.G51]*[.F51]" office:value-type="float" office:value="-0.00851765312683034" calcext:value-type="float">
            <text:p>-0.0085176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yl-tyrosyl-methioninium (Trp-Tyr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52]/SUM([.$B$1:.$B$507])" office:value-type="float" office:value="0.000822927734843002" calcext:value-type="float">
            <text:p>0.0008229277</text:p>
          </table:table-cell>
          <table:table-cell table:formula="of:=LOG([.F52];2)" office:value-type="float" office:value="-10.246946633181" calcext:value-type="float">
            <text:p>-10.2469466332</text:p>
          </table:table-cell>
          <table:table-cell table:formula="of:=[.G52]*[.F52]" office:value-type="float" office:value="-0.00843249658190073" calcext:value-type="float">
            <text:p>-0.0084324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yl-tyrosyl-methioninium (Tyr-Met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OSSLNK</text:p>
          </table:table-cell>
          <table:table-cell table:formula="of:=[.B53]/SUM([.$B$1:.$B$507])" office:value-type="float" office:value="0.000822927734843002" calcext:value-type="float">
            <text:p>0.0008229277</text:p>
          </table:table-cell>
          <table:table-cell table:formula="of:=LOG([.F53];2)" office:value-type="float" office:value="-10.246946633181" calcext:value-type="float">
            <text:p>-10.2469466332</text:p>
          </table:table-cell>
          <table:table-cell table:formula="of:=[.G53]*[.F53]" office:value-type="float" office:value="-0.00843249658190073" calcext:value-type="float">
            <text:p>-0.0084324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N-methylarginine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54]/SUM([.$B$1:.$B$507])" office:value-type="float" office:value="0.000808405480698714" calcext:value-type="float">
            <text:p>0.0008084055</text:p>
          </table:table-cell>
          <table:table-cell table:formula="of:=LOG([.F54];2)" office:value-type="float" office:value="-10.2726332768446" calcext:value-type="float">
            <text:p>-10.2726332768</text:p>
          </table:table-cell>
          <table:table-cell table:formula="of:=[.G54]*[.F54]" office:value-type="float" office:value="-0.00830445304220917" calcext:value-type="float">
            <text:p>-0.008304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xyproline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55]/SUM([.$B$1:.$B$507])" office:value-type="float" office:value="0.000781781348100852" calcext:value-type="float">
            <text:p>0.0007817813</text:p>
          </table:table-cell>
          <table:table-cell table:formula="of:=LOG([.F55];2)" office:value-type="float" office:value="-10.3209472146247" calcext:value-type="float">
            <text:p>-10.3209472146</text:p>
          </table:table-cell>
          <table:table-cell table:formula="of:=[.G55]*[.F55]" office:value-type="float" office:value="-0.00806872402712706" calcext:value-type="float">
            <text:p>-0.008068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ated tyrosine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56]/SUM([.$B$1:.$B$507])" office:value-type="float" office:value="0.000733373834286558" calcext:value-type="float">
            <text:p>0.0007333738</text:p>
          </table:table-cell>
          <table:table-cell table:formula="of:=LOG([.F56];2)" office:value-type="float" office:value="-10.4131635858457" calcext:value-type="float">
            <text:p>-10.4131635858</text:p>
          </table:table-cell>
          <table:table-cell table:formula="of:=[.G56]*[.F56]" office:value-type="float" office:value="-0.00763674170600483" calcext:value-type="float">
            <text:p>-0.0076367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proline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57]/SUM([.$B$1:.$B$507])" office:value-type="float" office:value="0.000728533082905129" calcext:value-type="float">
            <text:p>0.0007285331</text:p>
          </table:table-cell>
          <table:table-cell table:formula="of:=LOG([.F57];2)" office:value-type="float" office:value="-10.422717892559" calcext:value-type="float">
            <text:p>-10.4227178926</text:p>
          </table:table-cell>
          <table:table-cell table:formula="of:=[.G57]*[.F57]" office:value-type="float" office:value="-0.00759329479851642" calcext:value-type="float">
            <text:p>-0.0075932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3-didehydroalanine (Ser)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58]/SUM([.$B$1:.$B$507])" office:value-type="float" office:value="0.000709170077379411" calcext:value-type="float">
            <text:p>0.0007091701</text:p>
          </table:table-cell>
          <table:table-cell table:formula="of:=LOG([.F58];2)" office:value-type="float" office:value="-10.4615807148964" calcext:value-type="float">
            <text:p>-10.4615807149</text:p>
          </table:table-cell>
          <table:table-cell table:formula="of:=[.G58]*[.F58]" office:value-type="float" office:value="-0.00741904000509404" calcext:value-type="float">
            <text:p>-0.00741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hydroxylysine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59]/SUM([.$B$1:.$B$507])" office:value-type="float" office:value="0.00067770519340012" calcext:value-type="float">
            <text:p>0.0006777052</text:p>
          </table:table-cell>
          <table:table-cell table:formula="of:=LOG([.F59];2)" office:value-type="float" office:value="-10.5270545523737" calcext:value-type="float">
            <text:p>-10.5270545524</text:p>
          </table:table-cell>
          <table:table-cell table:formula="of:=[.G59]*[.F59]" office:value-type="float" office:value="-0.00713423954135002" calcext:value-type="float">
            <text:p>-0.007134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complex)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60]/SUM([.$B$1:.$B$507])" office:value-type="float" office:value="0.000668023690637261" calcext:value-type="float">
            <text:p>0.0006680237</text:p>
          </table:table-cell>
          <table:table-cell table:formula="of:=LOG([.F60];2)" office:value-type="float" office:value="-10.5478131125405" calcext:value-type="float">
            <text:p>-10.5478131125</text:p>
          </table:table-cell>
          <table:table-cell table:formula="of:=[.G60]*[.F60]" office:value-type="float" office:value="-0.00704618904359139" calcext:value-type="float">
            <text:p>-0.007046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-linked (Man)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ARBOHYD</text:p>
          </table:table-cell>
          <table:table-cell table:formula="of:=[.B61]/SUM([.$B$1:.$B$507])" office:value-type="float" office:value="0.000626877303895111" calcext:value-type="float">
            <text:p>0.0006268773</text:p>
          </table:table-cell>
          <table:table-cell table:formula="of:=LOG([.F61];2)" office:value-type="float" office:value="-10.6395292816321" calcext:value-type="float">
            <text:p>-10.6395292816</text:p>
          </table:table-cell>
          <table:table-cell table:formula="of:=[.G61]*[.F61]" office:value-type="float" office:value="-0.00666967943078261" calcext:value-type="float">
            <text:p>-0.0066696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imidazolinone (Ala-Gly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62]/SUM([.$B$1:.$B$507])" office:value-type="float" office:value="0.000605093922678678" calcext:value-type="float">
            <text:p>0.0006050939</text:p>
          </table:table-cell>
          <table:table-cell table:formula="of:=LOG([.F62];2)" office:value-type="float" office:value="-10.6905532846566" calcext:value-type="float">
            <text:p>-10.6905532847</text:p>
          </table:table-cell>
          <table:table-cell table:formula="of:=[.G62]*[.F62]" office:value-type="float" office:value="-0.00646878882261827" calcext:value-type="float">
            <text:p>-0.0064687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(retinylidene)lysine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63]/SUM([.$B$1:.$B$507])" office:value-type="float" office:value="0.000592992044225105" calcext:value-type="float">
            <text:p>0.000592992</text:p>
          </table:table-cell>
          <table:table-cell table:formula="of:=LOG([.F63];2)" office:value-type="float" office:value="-10.7196996303161" calcext:value-type="float">
            <text:p>-10.7196996303</text:p>
          </table:table-cell>
          <table:table-cell table:formula="of:=[.G63]*[.F63]" office:value-type="float" office:value="-0.00635669659726023" calcext:value-type="float">
            <text:p>-0.0063566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ine amide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64]/SUM([.$B$1:.$B$507])" office:value-type="float" office:value="0.000576049414390102" calcext:value-type="float">
            <text:p>0.0005760494</text:p>
          </table:table-cell>
          <table:table-cell table:formula="of:=LOG([.F64];2)" office:value-type="float" office:value="-10.7615198060107" calcext:value-type="float">
            <text:p>-10.761519806</text:p>
          </table:table-cell>
          <table:table-cell table:formula="of:=[.G64]*[.F64]" office:value-type="float" office:value="-0.00619916718219995" calcext:value-type="float">
            <text:p>-0.0061991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midated asparagine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65]/SUM([.$B$1:.$B$507])" office:value-type="float" office:value="0.000563947535936528" calcext:value-type="float">
            <text:p>0.0005639475</text:p>
          </table:table-cell>
          <table:table-cell table:formula="of:=LOG([.F65];2)" office:value-type="float" office:value="-10.7921514246644" calcext:value-type="float">
            <text:p>-10.7921514247</text:p>
          </table:table-cell>
          <table:table-cell table:formula="of:=[.G65]*[.F65]" office:value-type="float" office:value="-0.00608620720339336" calcext:value-type="float">
            <text:p>-0.0060862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sulfenic acid (-SOH)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66]/SUM([.$B$1:.$B$507])" office:value-type="float" office:value="0.00054458453041081" calcext:value-type="float">
            <text:p>0.0005445845</text:p>
          </table:table-cell>
          <table:table-cell table:formula="of:=LOG([.F66];2)" office:value-type="float" office:value="-10.8425563781016" calcext:value-type="float">
            <text:p>-10.8425563781</text:p>
          </table:table-cell>
          <table:table-cell table:formula="of:=[.G66]*[.F66]" office:value-type="float" office:value="-0.00590468847362121" calcext:value-type="float">
            <text:p>-0.0059046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'-histidyl-3'-tyrosine (His-Tyr)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67]/SUM([.$B$1:.$B$507])" office:value-type="float" office:value="0.000527641900575807" calcext:value-type="float">
            <text:p>0.0005276419</text:p>
          </table:table-cell>
          <table:table-cell table:formula="of:=LOG([.F67];2)" office:value-type="float" office:value="-10.8881532445417" calcext:value-type="float">
            <text:p>-10.8881532445</text:p>
          </table:table-cell>
          <table:table-cell table:formula="of:=[.G67]*[.F67]" office:value-type="float" office:value="-0.00574504587171064" calcext:value-type="float">
            <text:p>-0.0057450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valine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68]/SUM([.$B$1:.$B$507])" office:value-type="float" office:value="0.000520380773503663" calcext:value-type="float">
            <text:p>0.0005203808</text:p>
          </table:table-cell>
          <table:table-cell table:formula="of:=LOG([.F68];2)" office:value-type="float" office:value="-10.9081447197292" calcext:value-type="float">
            <text:p>-10.9081447197</text:p>
          </table:table-cell>
          <table:table-cell table:formula="of:=[.G68]*[.F68]" office:value-type="float" office:value="-0.00567638878674258" calcext:value-type="float">
            <text:p>-0.0056763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inine amide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69]/SUM([.$B$1:.$B$507])" office:value-type="float" office:value="0.00050827889505009" calcext:value-type="float">
            <text:p>0.0005082789</text:p>
          </table:table-cell>
          <table:table-cell table:formula="of:=LOG([.F69];2)" office:value-type="float" office:value="-10.9420920516525" calcext:value-type="float">
            <text:p>-10.9420920517</text:p>
          </table:table-cell>
          <table:table-cell table:formula="of:=[.G69]*[.F69]" office:value-type="float" office:value="-0.00556163445755032" calcext:value-type="float">
            <text:p>-0.0055616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amide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70]/SUM([.$B$1:.$B$507])" office:value-type="float" office:value="0.000498597392287231" calcext:value-type="float">
            <text:p>0.0004985974</text:p>
          </table:table-cell>
          <table:table-cell table:formula="of:=LOG([.F70];2)" office:value-type="float" office:value="-10.9698370421354" calcext:value-type="float">
            <text:p>-10.9698370421</text:p>
          </table:table-cell>
          <table:table-cell table:formula="of:=[.G70]*[.F70]" office:value-type="float" office:value="-0.0054695321430246" calcext:value-type="float">
            <text:p>-0.0054695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midated glutamine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71]/SUM([.$B$1:.$B$507])" office:value-type="float" office:value="0.000496177016596516" calcext:value-type="float">
            <text:p>0.000496177</text:p>
          </table:table-cell>
          <table:table-cell table:formula="of:=LOG([.F71];2)" office:value-type="float" office:value="-10.9768574698132" calcext:value-type="float">
            <text:p>-10.9768574698</text:p>
          </table:table-cell>
          <table:table-cell table:formula="of:=[.G71]*[.F71]" office:value-type="float" office:value="-0.0054464643909771" calcext:value-type="float">
            <text:p>-0.0054464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lycyl murein peptidoglycan amidated threonin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72]/SUM([.$B$1:.$B$507])" office:value-type="float" office:value="0.000484075138142943" calcext:value-type="float">
            <text:p>0.0004840751</text:p>
          </table:table-cell>
          <table:table-cell table:formula="of:=LOG([.F72];2)" office:value-type="float" office:value="-11.0124813795439" calcext:value-type="float">
            <text:p>-11.0124813795</text:p>
          </table:table-cell>
          <table:table-cell table:formula="of:=[.G72]*[.F72]" office:value-type="float" office:value="-0.00533086844509931" calcext:value-type="float">
            <text:p>-0.0053308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malonyllysin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73]/SUM([.$B$1:.$B$507])" office:value-type="float" office:value="0.000484075138142943" calcext:value-type="float">
            <text:p>0.0004840751</text:p>
          </table:table-cell>
          <table:table-cell table:formula="of:=LOG([.F73];2)" office:value-type="float" office:value="-11.0124813795439" calcext:value-type="float">
            <text:p>-11.0124813795</text:p>
          </table:table-cell>
          <table:table-cell table:formula="of:=[.G73]*[.F73]" office:value-type="float" office:value="-0.00533086844509931" calcext:value-type="float">
            <text:p>-0.0053308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an amide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74]/SUM([.$B$1:.$B$507])" office:value-type="float" office:value="0.000474393635380084" calcext:value-type="float">
            <text:p>0.0004743936</text:p>
          </table:table-cell>
          <table:table-cell table:formula="of:=LOG([.F74];2)" office:value-type="float" office:value="-11.0416277252034" calcext:value-type="float">
            <text:p>-11.0416277252</text:p>
          </table:table-cell>
          <table:table-cell table:formula="of:=[.G74]*[.F74]" office:value-type="float" office:value="-0.00523807791707279" calcext:value-type="float">
            <text:p>-0.0052380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NAc)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75]/SUM([.$B$1:.$B$507])" office:value-type="float" office:value="0.000471973259689369" calcext:value-type="float">
            <text:p>0.0004719733</text:p>
          </table:table-cell>
          <table:table-cell table:formula="of:=LOG([.F75];2)" office:value-type="float" office:value="-11.049007255569" calcext:value-type="float">
            <text:p>-11.0490072556</text:p>
          </table:table-cell>
          <table:table-cell table:formula="of:=[.G75]*[.F75]" office:value-type="float" office:value="-0.00521483597074241" calcext:value-type="float">
            <text:p>-0.005214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glycine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76]/SUM([.$B$1:.$B$507])" office:value-type="float" office:value="0.00046713250830794" calcext:value-type="float">
            <text:p>0.0004671325</text:p>
          </table:table-cell>
          <table:table-cell table:formula="of:=LOG([.F76];2)" office:value-type="float" office:value="-11.0638805320506" calcext:value-type="float">
            <text:p>-11.0638805321</text:p>
          </table:table-cell>
          <table:table-cell table:formula="of:=[.G76]*[.F76]" office:value-type="float" office:value="-0.00516829826455617" calcext:value-type="float">
            <text:p>-0.0051682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glycine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77]/SUM([.$B$1:.$B$507])" office:value-type="float" office:value="0.000455030629854366" calcext:value-type="float">
            <text:p>0.0004550306</text:p>
          </table:table-cell>
          <table:table-cell table:formula="of:=LOG([.F77];2)" office:value-type="float" office:value="-11.101748717641" calcext:value-type="float">
            <text:p>-11.1017487176</text:p>
          </table:table-cell>
          <table:table-cell table:formula="of:=[.G77]*[.F77]" office:value-type="float" office:value="-0.00505163571147309" calcext:value-type="float">
            <text:p>-0.0050516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asparagine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IPID</text:p>
          </table:table-cell>
          <table:table-cell table:formula="of:=[.B78]/SUM([.$B$1:.$B$507])" office:value-type="float" office:value="0.000452610254163651" calcext:value-type="float">
            <text:p>0.0004526103</text:p>
          </table:table-cell>
          <table:table-cell table:formula="of:=LOG([.F78];2)" office:value-type="float" office:value="-11.109443109431" calcext:value-type="float">
            <text:p>-11.1094431094</text:p>
          </table:table-cell>
          <table:table-cell table:formula="of:=[.G78]*[.F78]" office:value-type="float" office:value="-0.0050282478693762" calcext:value-type="float">
            <text:p>-0.0050282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onine (R)-sulfoxide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79]/SUM([.$B$1:.$B$507])" office:value-type="float" office:value="0.000440508375710078" calcext:value-type="float">
            <text:p>0.0004405084</text:p>
          </table:table-cell>
          <table:table-cell table:formula="of:=LOG([.F79];2)" office:value-type="float" office:value="-11.14854292912" calcext:value-type="float">
            <text:p>-11.1485429291</text:p>
          </table:table-cell>
          <table:table-cell table:formula="of:=[.G79]*[.F79]" office:value-type="float" office:value="-0.00491102653724071" calcext:value-type="float">
            <text:p>-0.0049110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formylmethionine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80]/SUM([.$B$1:.$B$507])" office:value-type="float" office:value="0.000423565745875075" calcext:value-type="float">
            <text:p>0.0004235657</text:p>
          </table:table-cell>
          <table:table-cell table:formula="of:=LOG([.F80];2)" office:value-type="float" office:value="-11.2051264574863" calcext:value-type="float">
            <text:p>-11.2051264575</text:p>
          </table:table-cell>
          <table:table-cell table:formula="of:=[.G80]*[.F80]" office:value-type="float" office:value="-0.00474610774558973" calcext:value-type="float">
            <text:p>-0.0047461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metric dimethylarginine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81]/SUM([.$B$1:.$B$507])" office:value-type="float" office:value="0.000416304618802931" calcext:value-type="float">
            <text:p>0.0004163046</text:p>
          </table:table-cell>
          <table:table-cell table:formula="of:=LOG([.F81];2)" office:value-type="float" office:value="-11.2300728146166" calcext:value-type="float">
            <text:p>-11.2300728146</text:p>
          </table:table-cell>
          <table:table-cell table:formula="of:=[.G81]*[.F81]" office:value-type="float" office:value="-0.0046751311822181" calcext:value-type="float">
            <text:p>-0.0046751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Man)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82]/SUM([.$B$1:.$B$507])" office:value-type="float" office:value="0.000406623116040072" calcext:value-type="float">
            <text:p>0.0004066231</text:p>
          </table:table-cell>
          <table:table-cell table:formula="of:=LOG([.F82];2)" office:value-type="float" office:value="-11.2640201465399" calcext:value-type="float">
            <text:p>-11.2640201465</text:p>
          </table:table-cell>
          <table:table-cell table:formula="of:=[.G82]*[.F82]" office:value-type="float" office:value="-0.0045802109711242" calcext:value-type="float">
            <text:p>-0.004580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agine amide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83]/SUM([.$B$1:.$B$507])" office:value-type="float" office:value="0.000404202740349357" calcext:value-type="float">
            <text:p>0.0004042027</text:p>
          </table:table-cell>
          <table:table-cell table:formula="of:=LOG([.F83];2)" office:value-type="float" office:value="-11.2726332768446" calcext:value-type="float">
            <text:p>-11.2726332768</text:p>
          </table:table-cell>
          <table:table-cell table:formula="of:=[.G83]*[.F83]" office:value-type="float" office:value="-0.00455642926145394" calcext:value-type="float">
            <text:p>-0.0045564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palmitoyl serine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  <table:table-cell table:formula="of:=[.B84]/SUM([.$B$1:.$B$507])" office:value-type="float" office:value="0.000401782364658642" calcext:value-type="float">
            <text:p>0.0004017824</text:p>
          </table:table-cell>
          <table:table-cell table:formula="of:=LOG([.F84];2)" office:value-type="float" office:value="-11.2812981379717" calcext:value-type="float">
            <text:p>-11.281298138</text:p>
          </table:table-cell>
          <table:table-cell table:formula="of:=[.G84]*[.F84]" office:value-type="float" office:value="-0.00453262664229342" calcext:value-type="float">
            <text:p>-0.0045326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Ara)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ARBOHYD</text:p>
          </table:table-cell>
          <table:table-cell table:formula="of:=[.B85]/SUM([.$B$1:.$B$507])" office:value-type="float" office:value="0.000387260110514354" calcext:value-type="float">
            <text:p>0.0003872601</text:p>
          </table:table-cell>
          <table:table-cell table:formula="of:=LOG([.F85];2)" office:value-type="float" office:value="-11.3344094744313" calcext:value-type="float">
            <text:p>-11.3344094744</text:p>
          </table:table-cell>
          <table:table-cell table:formula="of:=[.G85]*[.F85]" office:value-type="float" office:value="-0.0043893646656832" calcext:value-type="float">
            <text:p>-0.0043893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ethylated arginine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86]/SUM([.$B$1:.$B$507])" office:value-type="float" office:value="0.00037999898344221" calcext:value-type="float">
            <text:p>0.000379999</text:p>
          </table:table-cell>
          <table:table-cell table:formula="of:=LOG([.F86];2)" office:value-type="float" office:value="-11.361716820427" calcext:value-type="float">
            <text:p>-11.3617168204</text:p>
          </table:table-cell>
          <table:table-cell table:formula="of:=[.G86]*[.F86]" office:value-type="float" office:value="-0.00431744084192053" calcext:value-type="float">
            <text:p>-0.0043174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leucine amide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87]/SUM([.$B$1:.$B$507])" office:value-type="float" office:value="0.000377578607751495" calcext:value-type="float">
            <text:p>0.0003775786</text:p>
          </table:table-cell>
          <table:table-cell table:formula="of:=LOG([.F87];2)" office:value-type="float" office:value="-11.3709353504564" calcext:value-type="float">
            <text:p>-11.3709353505</text:p>
          </table:table-cell>
          <table:table-cell table:formula="of:=[.G87]*[.F87]" office:value-type="float" office:value="-0.00429342193845759" calcext:value-type="float">
            <text:p>-0.0042934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-ribosylarginine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88]/SUM([.$B$1:.$B$507])" office:value-type="float" office:value="0.00037515823206078" calcext:value-type="float">
            <text:p>0.0003751582</text:p>
          </table:table-cell>
          <table:table-cell table:formula="of:=LOG([.F88];2)" office:value-type="float" office:value="-11.3802131640444" calcext:value-type="float">
            <text:p>-11.380213164</text:p>
          </table:table-cell>
          <table:table-cell table:formula="of:=[.G88]*[.F88]" office:value-type="float" office:value="-0.00426938065109772" calcext:value-type="float">
            <text:p>-0.004269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(3,6-diaminohexanoyl)-5-hydroxylysine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89]/SUM([.$B$1:.$B$507])" office:value-type="float" office:value="0.000367897104988636" calcext:value-type="float">
            <text:p>0.0003678971</text:p>
          </table:table-cell>
          <table:table-cell table:formula="of:=LOG([.F89];2)" office:value-type="float" office:value="-11.4084100558751" calcext:value-type="float">
            <text:p>-11.4084100559</text:p>
          </table:table-cell>
          <table:table-cell table:formula="of:=[.G89]*[.F89]" office:value-type="float" office:value="-0.00419712103207969" calcext:value-type="float">
            <text:p>-0.004197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5'-phospho-RNA)-tyrosine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90]/SUM([.$B$1:.$B$507])" office:value-type="float" office:value="0.000365476729297922" calcext:value-type="float">
            <text:p>0.0003654767</text:p>
          </table:table-cell>
          <table:table-cell table:formula="of:=LOG([.F90];2)" office:value-type="float" office:value="-11.4179328299936" calcext:value-type="float">
            <text:p>-11.41793283</text:p>
          </table:table-cell>
          <table:table-cell table:formula="of:=[.G90]*[.F90]" office:value-type="float" office:value="-0.00417298874604941" calcext:value-type="float">
            <text:p>-0.0041729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glycosaminoglycan)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91]/SUM([.$B$1:.$B$507])" office:value-type="float" office:value="0.000360635977916492" calcext:value-type="float">
            <text:p>0.000360636</text:p>
          </table:table-cell>
          <table:table-cell table:formula="of:=LOG([.F91];2)" office:value-type="float" office:value="-11.4371690488565" calcext:value-type="float">
            <text:p>-11.4371690489</text:p>
          </table:table-cell>
          <table:table-cell table:formula="of:=[.G91]*[.F91]" office:value-type="float" office:value="-0.0041246546445306" calcext:value-type="float">
            <text:p>-0.0041246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Man)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92]/SUM([.$B$1:.$B$507])" office:value-type="float" office:value="0.000358215602225777" calcext:value-type="float">
            <text:p>0.0003582156</text:p>
          </table:table-cell>
          <table:table-cell table:formula="of:=LOG([.F92];2)" office:value-type="float" office:value="-11.4468842036897" calcext:value-type="float">
            <text:p>-11.4468842037</text:p>
          </table:table-cell>
          <table:table-cell table:formula="of:=[.G92]*[.F92]" office:value-type="float" office:value="-0.00410045251863345" calcext:value-type="float">
            <text:p>-0.0041004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osine amide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93]/SUM([.$B$1:.$B$507])" office:value-type="float" office:value="0.000353374850844348" calcext:value-type="float">
            <text:p>0.0003533749</text:p>
          </table:table-cell>
          <table:table-cell table:formula="of:=LOG([.F93];2)" office:value-type="float" office:value="-11.4665130104386" calcext:value-type="float">
            <text:p>-11.4665130104</text:p>
          </table:table-cell>
          <table:table-cell table:formula="of:=[.G93]*[.F93]" office:value-type="float" office:value="-0.00405197732476853" calcext:value-type="float">
            <text:p>-0.0040519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ysine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94]/SUM([.$B$1:.$B$507])" office:value-type="float" office:value="0.000348534099462919" calcext:value-type="float">
            <text:p>0.0003485341</text:p>
          </table:table-cell>
          <table:table-cell table:formula="of:=LOG([.F94];2)" office:value-type="float" office:value="-11.4864125678763" calcext:value-type="float">
            <text:p>-11.4864125679</text:p>
          </table:table-cell>
          <table:table-cell table:formula="of:=[.G94]*[.F94]" office:value-type="float" office:value="-0.00400340646040433" calcext:value-type="float">
            <text:p>-0.0040034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 amide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95]/SUM([.$B$1:.$B$507])" office:value-type="float" office:value="0.000348534099462919" calcext:value-type="float">
            <text:p>0.0003485341</text:p>
          </table:table-cell>
          <table:table-cell table:formula="of:=LOG([.F95];2)" office:value-type="float" office:value="-11.4864125678763" calcext:value-type="float">
            <text:p>-11.4864125679</text:p>
          </table:table-cell>
          <table:table-cell table:formula="of:=[.G95]*[.F95]" office:value-type="float" office:value="-0.00400340646040433" calcext:value-type="float">
            <text:p>-0.0040034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onine sulfoxide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96]/SUM([.$B$1:.$B$507])" office:value-type="float" office:value="0.000343693348081489" calcext:value-type="float">
            <text:p>0.0003436933</text:p>
          </table:table-cell>
          <table:table-cell table:formula="of:=LOG([.F96];2)" office:value-type="float" office:value="-11.506590449814" calcext:value-type="float">
            <text:p>-11.5065904498</text:p>
          </table:table-cell>
          <table:table-cell table:formula="of:=[.G96]*[.F96]" office:value-type="float" office:value="-0.00395473859669905" calcext:value-type="float">
            <text:p>-0.0039547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chondroitin sulfate)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97]/SUM([.$B$1:.$B$507])" office:value-type="float" office:value="0.000336432221009345" calcext:value-type="float">
            <text:p>0.0003364322</text:p>
          </table:table-cell>
          <table:table-cell table:formula="of:=LOG([.F97];2)" office:value-type="float" office:value="-11.5373964965951" calcext:value-type="float">
            <text:p>-11.5373964966</text:p>
          </table:table-cell>
          <table:table-cell table:formula="of:=[.G97]*[.F97]" office:value-type="float" office:value="-0.00388155192801494" calcext:value-type="float">
            <text:p>-0.0038815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onine amide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98]/SUM([.$B$1:.$B$507])" office:value-type="float" office:value="0.000326750718246486" calcext:value-type="float">
            <text:p>0.0003267507</text:p>
          </table:table-cell>
          <table:table-cell table:formula="of:=LOG([.F98];2)" office:value-type="float" office:value="-11.5795219722678" calcext:value-type="float">
            <text:p>-11.5795219723</text:p>
          </table:table-cell>
          <table:table-cell table:formula="of:=[.G98]*[.F98]" office:value-type="float" office:value="-0.00378361712138948" calcext:value-type="float">
            <text:p>-0.0037836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glutamyl lysine isopeptide (Lys-Gln)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99]/SUM([.$B$1:.$B$507])" office:value-type="float" office:value="0.000321909966865057" calcext:value-type="float">
            <text:p>0.00032191</text:p>
          </table:table-cell>
          <table:table-cell table:formula="of:=LOG([.F99];2)" office:value-type="float" office:value="-11.6010551338175" calcext:value-type="float">
            <text:p>-11.6010551338</text:p>
          </table:table-cell>
          <table:table-cell table:formula="of:=[.G99]*[.F99]" office:value-type="float" office:value="-0.00373449527372688" calcext:value-type="float">
            <text:p>-0.0037344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,4'-dihydroxyphenylalanine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100]/SUM([.$B$1:.$B$507])" office:value-type="float" office:value="0.000314648839792913" calcext:value-type="float">
            <text:p>0.0003146488</text:p>
          </table:table-cell>
          <table:table-cell table:formula="of:=LOG([.F100];2)" office:value-type="float" office:value="-11.6339697562902" calcext:value-type="float">
            <text:p>-11.6339697563</text:p>
          </table:table-cell>
          <table:table-cell table:formula="of:=[.G100]*[.F100]" office:value-type="float" office:value="-0.00366061508600255" calcext:value-type="float">
            <text:p>-0.0036606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aspartate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101]/SUM([.$B$1:.$B$507])" office:value-type="float" office:value="0.000302546961339339" calcext:value-type="float">
            <text:p>0.000302547</text:p>
          </table:table-cell>
          <table:table-cell table:formula="of:=LOG([.F101];2)" office:value-type="float" office:value="-11.6905532846566" calcext:value-type="float">
            <text:p>-11.6905532847</text:p>
          </table:table-cell>
          <table:table-cell table:formula="of:=[.G101]*[.F101]" office:value-type="float" office:value="-0.00353694137264847" calcext:value-type="float">
            <text:p>-0.0035369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ine radical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102]/SUM([.$B$1:.$B$507])" office:value-type="float" office:value="0.00029770620995791" calcext:value-type="float">
            <text:p>0.0002977062</text:p>
          </table:table-cell>
          <table:table-cell table:formula="of:=LOG([.F102];2)" office:value-type="float" office:value="-11.7138230639794" calcext:value-type="float">
            <text:p>-11.713823064</text:p>
          </table:table-cell>
          <table:table-cell table:formula="of:=[.G102]*[.F102]" office:value-type="float" office:value="-0.00348727786849486" calcext:value-type="float">
            <text:p>-0.0034872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glycerylphosphorylethanolamine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103]/SUM([.$B$1:.$B$507])" office:value-type="float" office:value="0.000280763580122907" calcext:value-type="float">
            <text:p>0.0002807636</text:p>
          </table:table-cell>
          <table:table-cell table:formula="of:=LOG([.F103];2)" office:value-type="float" office:value="-11.7983565741911" calcext:value-type="float">
            <text:p>-11.7983565742</text:p>
          </table:table-cell>
          <table:table-cell table:formula="of:=[.G103]*[.F103]" office:value-type="float" office:value="-0.00331254883133652" calcext:value-type="float">
            <text:p>-0.003312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  <table:table-cell table:formula="of:=[.B104]/SUM([.$B$1:.$B$507])" office:value-type="float" office:value="0.000273502453050763" calcext:value-type="float">
            <text:p>0.0002735025</text:p>
          </table:table-cell>
          <table:table-cell table:formula="of:=LOG([.F104];2)" office:value-type="float" office:value="-11.8361586069035" calcext:value-type="float">
            <text:p>-11.8361586069</text:p>
          </table:table-cell>
          <table:table-cell table:formula="of:=[.G104]*[.F104]" office:value-type="float" office:value="-0.00323721841368599" calcext:value-type="float">
            <text:p>-0.0032372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phosphoribosyl dephospho-coenzyme A)serine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105]/SUM([.$B$1:.$B$507])" office:value-type="float" office:value="0.000271082077360048" calcext:value-type="float">
            <text:p>0.0002710821</text:p>
          </table:table-cell>
          <table:table-cell table:formula="of:=LOG([.F105];2)" office:value-type="float" office:value="-11.8489826472611" calcext:value-type="float">
            <text:p>-11.8489826473</text:p>
          </table:table-cell>
          <table:table-cell table:formula="of:=[.G105]*[.F105]" office:value-type="float" office:value="-0.00321204683062268" calcext:value-type="float">
            <text:p>-0.0032120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heparan sulfate)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106]/SUM([.$B$1:.$B$507])" office:value-type="float" office:value="0.000271082077360048" calcext:value-type="float">
            <text:p>0.0002710821</text:p>
          </table:table-cell>
          <table:table-cell table:formula="of:=LOG([.F106];2)" office:value-type="float" office:value="-11.8489826472611" calcext:value-type="float">
            <text:p>-11.8489826473</text:p>
          </table:table-cell>
          <table:table-cell table:formula="of:=[.G106]*[.F106]" office:value-type="float" office:value="-0.00321204683062268" calcext:value-type="float">
            <text:p>-0.0032120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e amide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107]/SUM([.$B$1:.$B$507])" office:value-type="float" office:value="0.000266241325978618" calcext:value-type="float">
            <text:p>0.0002662413</text:p>
          </table:table-cell>
          <table:table-cell table:formula="of:=LOG([.F107];2)" office:value-type="float" office:value="-11.874977855794" calcext:value-type="float">
            <text:p>-11.8749778558</text:p>
          </table:table-cell>
          <table:table-cell table:formula="of:=[.G107]*[.F107]" office:value-type="float" office:value="-0.00316160985029332" calcext:value-type="float">
            <text:p>-0.0031616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usine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108]/SUM([.$B$1:.$B$507])" office:value-type="float" office:value="0.000261400574597189" calcext:value-type="float">
            <text:p>0.0002614006</text:p>
          </table:table-cell>
          <table:table-cell table:formula="of:=LOG([.F108];2)" office:value-type="float" office:value="-11.9014500671552" calcext:value-type="float">
            <text:p>-11.9014500672</text:p>
          </table:table-cell>
          <table:table-cell table:formula="of:=[.G108]*[.F108]" office:value-type="float" office:value="-0.00311104588609412" calcext:value-type="float">
            <text:p>-0.0031110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ADP-ribosyl glutamic acid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109]/SUM([.$B$1:.$B$507])" office:value-type="float" office:value="0.000258980198906474" calcext:value-type="float">
            <text:p>0.0002589802</text:p>
          </table:table-cell>
          <table:table-cell table:formula="of:=LOG([.F109];2)" office:value-type="float" office:value="-11.9148705829175" calcext:value-type="float">
            <text:p>-11.9148705829</text:p>
          </table:table-cell>
          <table:table-cell table:formula="of:=[.G109]*[.F109]" office:value-type="float" office:value="-0.00308571555350887" calcext:value-type="float">
            <text:p>-0.003085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onine amide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110]/SUM([.$B$1:.$B$507])" office:value-type="float" office:value="0.000254139447525045" calcext:value-type="float">
            <text:p>0.0002541394</text:p>
          </table:table-cell>
          <table:table-cell table:formula="of:=LOG([.F110];2)" office:value-type="float" office:value="-11.9420920516525" calcext:value-type="float">
            <text:p>-11.9420920517</text:p>
          </table:table-cell>
          <table:table-cell table:formula="of:=[.G110]*[.F110]" office:value-type="float" office:value="-0.0030349566763002" calcext:value-type="float">
            <text:p>-0.0030349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yl aldehyde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111]/SUM([.$B$1:.$B$507])" office:value-type="float" office:value="0.00025171907183433" calcext:value-type="float">
            <text:p>0.0002517191</text:p>
          </table:table-cell>
          <table:table-cell table:formula="of:=LOG([.F111];2)" office:value-type="float" office:value="-11.9558978511776" calcext:value-type="float">
            <text:p>-11.9558978512</text:p>
          </table:table-cell>
          <table:table-cell table:formula="of:=[.G111]*[.F111]" office:value-type="float" office:value="-0.00300952751004448" calcext:value-type="float">
            <text:p>-0.0030095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4-methylasparagine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112]/SUM([.$B$1:.$B$507])" office:value-type="float" office:value="0.00025171907183433" calcext:value-type="float">
            <text:p>0.0002517191</text:p>
          </table:table-cell>
          <table:table-cell table:formula="of:=LOG([.F112];2)" office:value-type="float" office:value="-11.9558978511776" calcext:value-type="float">
            <text:p>-11.9558978512</text:p>
          </table:table-cell>
          <table:table-cell table:formula="of:=[.G112]*[.F112]" office:value-type="float" office:value="-0.00300952751004448" calcext:value-type="float">
            <text:p>-0.0030095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e amid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113]/SUM([.$B$1:.$B$507])" office:value-type="float" office:value="0.000249298696143615" calcext:value-type="float">
            <text:p>0.0002492987</text:p>
          </table:table-cell>
          <table:table-cell table:formula="of:=LOG([.F113];2)" office:value-type="float" office:value="-11.9698370421354" calcext:value-type="float">
            <text:p>-11.9698370421</text:p>
          </table:table-cell>
          <table:table-cell table:formula="of:=[.G113]*[.F113]" office:value-type="float" office:value="-0.00298406476765591" calcext:value-type="float">
            <text:p>-0.002984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'-hydroxytryptophan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114]/SUM([.$B$1:.$B$507])" office:value-type="float" office:value="0.000227515314927183" calcext:value-type="float">
            <text:p>0.0002275153</text:p>
          </table:table-cell>
          <table:table-cell table:formula="of:=LOG([.F114];2)" office:value-type="float" office:value="-12.101748717641" calcext:value-type="float">
            <text:p>-12.1017487176</text:p>
          </table:table-cell>
          <table:table-cell table:formula="of:=[.G114]*[.F114]" office:value-type="float" office:value="-0.00275333317066373" calcext:value-type="float">
            <text:p>-0.0027533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hthamide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15]/SUM([.$B$1:.$B$507])" office:value-type="float" office:value="0.000222674563545754" calcext:value-type="float">
            <text:p>0.0002226746</text:p>
          </table:table-cell>
          <table:table-cell table:formula="of:=LOG([.F115];2)" office:value-type="float" office:value="-12.1327756132616" calcext:value-type="float">
            <text:p>-12.1327756133</text:p>
          </table:table-cell>
          <table:table-cell table:formula="of:=[.G115]*[.F115]" office:value-type="float" office:value="-0.0027016605142816" calcext:value-type="float">
            <text:p>-0.0027016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alanine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IPID</text:p>
          </table:table-cell>
          <table:table-cell table:formula="of:=[.B116]/SUM([.$B$1:.$B$507])" office:value-type="float" office:value="0.000222674563545754" calcext:value-type="float">
            <text:p>0.0002226746</text:p>
          </table:table-cell>
          <table:table-cell table:formula="of:=LOG([.F116];2)" office:value-type="float" office:value="-12.1327756132616" calcext:value-type="float">
            <text:p>-12.1327756133</text:p>
          </table:table-cell>
          <table:table-cell table:formula="of:=[.G116]*[.F116]" office:value-type="float" office:value="-0.0027016605142816" calcext:value-type="float">
            <text:p>-0.0027016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'-bromotryptophan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117]/SUM([.$B$1:.$B$507])" office:value-type="float" office:value="0.000215413436473609" calcext:value-type="float">
            <text:p>0.0002154134</text:p>
          </table:table-cell>
          <table:table-cell table:formula="of:=LOG([.F117];2)" office:value-type="float" office:value="-12.1806041383523" calcext:value-type="float">
            <text:p>-12.1806041384</text:p>
          </table:table-cell>
          <table:table-cell table:formula="of:=[.G117]*[.F117]" office:value-type="float" office:value="-0.00262386579576713" calcext:value-type="float">
            <text:p>-0.0026238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  <table:table-cell table:formula="of:=[.B118]/SUM([.$B$1:.$B$507])" office:value-type="float" office:value="0.000212993060782895" calcext:value-type="float">
            <text:p>0.0002129931</text:p>
          </table:table-cell>
          <table:table-cell table:formula="of:=LOG([.F118];2)" office:value-type="float" office:value="-12.1969059506814" calcext:value-type="float">
            <text:p>-12.1969059507</text:p>
          </table:table-cell>
          <table:table-cell table:formula="of:=[.G118]*[.F118]" office:value-type="float" office:value="-0.00259785633051672" calcext:value-type="float">
            <text:p>-0.0025978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Gly-Asn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119]/SUM([.$B$1:.$B$507])" office:value-type="float" office:value="0.000212993060782895" calcext:value-type="float">
            <text:p>0.0002129931</text:p>
          </table:table-cell>
          <table:table-cell table:formula="of:=LOG([.F119];2)" office:value-type="float" office:value="-12.1969059506814" calcext:value-type="float">
            <text:p>-12.1969059507</text:p>
          </table:table-cell>
          <table:table-cell table:formula="of:=[.G119]*[.F119]" office:value-type="float" office:value="-0.00259785633051672" calcext:value-type="float">
            <text:p>-0.0025978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thioglycine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120]/SUM([.$B$1:.$B$507])" office:value-type="float" office:value="0.000212993060782895" calcext:value-type="float">
            <text:p>0.0002129931</text:p>
          </table:table-cell>
          <table:table-cell table:formula="of:=LOG([.F120];2)" office:value-type="float" office:value="-12.1969059506814" calcext:value-type="float">
            <text:p>-12.1969059507</text:p>
          </table:table-cell>
          <table:table-cell table:formula="of:=[.G120]*[.F120]" office:value-type="float" office:value="-0.00259785633051672" calcext:value-type="float">
            <text:p>-0.0025978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glutamyl lysine isopeptide (Gln-Lys)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CROSSLNK</text:p>
          </table:table-cell>
          <table:table-cell table:formula="of:=[.B121]/SUM([.$B$1:.$B$507])" office:value-type="float" office:value="0.000200891182329321" calcext:value-type="float">
            <text:p>0.0002008912</text:p>
          </table:table-cell>
          <table:table-cell table:formula="of:=LOG([.F121];2)" office:value-type="float" office:value="-12.2812981379717" calcext:value-type="float">
            <text:p>-12.281298138</text:p>
          </table:table-cell>
          <table:table-cell table:formula="of:=[.G121]*[.F121]" office:value-type="float" office:value="-0.00246720450347603" calcext:value-type="float">
            <text:p>-0.0024672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biotinyllysin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122]/SUM([.$B$1:.$B$507])" office:value-type="float" office:value="0.000200891182329321" calcext:value-type="float">
            <text:p>0.0002008912</text:p>
          </table:table-cell>
          <table:table-cell table:formula="of:=LOG([.F122];2)" office:value-type="float" office:value="-12.2812981379717" calcext:value-type="float">
            <text:p>-12.281298138</text:p>
          </table:table-cell>
          <table:table-cell table:formula="of:=[.G122]*[.F122]" office:value-type="float" office:value="-0.00246720450347603" calcext:value-type="float">
            <text:p>-0.0024672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)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123]/SUM([.$B$1:.$B$507])" office:value-type="float" office:value="0.000198470806638606" calcext:value-type="float">
            <text:p>0.0001984708</text:p>
          </table:table-cell>
          <table:table-cell table:formula="of:=LOG([.F123];2)" office:value-type="float" office:value="-12.2987855647006" calcext:value-type="float">
            <text:p>-12.2987855647</text:p>
          </table:table-cell>
          <table:table-cell table:formula="of:=[.G123]*[.F123]" office:value-type="float" office:value="-0.00244094989170137" calcext:value-type="float">
            <text:p>-0.0024409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8alpha-FAD cystei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24]/SUM([.$B$1:.$B$507])" office:value-type="float" office:value="0.000196050430947892" calcext:value-type="float">
            <text:p>0.0001960504</text:p>
          </table:table-cell>
          <table:table-cell table:formula="of:=LOG([.F124];2)" office:value-type="float" office:value="-12.316487566434" calcext:value-type="float">
            <text:p>-12.3164875664</text:p>
          </table:table-cell>
          <table:table-cell table:formula="of:=[.G124]*[.F124]" office:value-type="float" office:value="-0.00241465269516374" calcext:value-type="float">
            <text:p>-0.0024146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atidylethanolamine amidated glyci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125]/SUM([.$B$1:.$B$507])" office:value-type="float" office:value="0.000196050430947892" calcext:value-type="float">
            <text:p>0.0001960504</text:p>
          </table:table-cell>
          <table:table-cell table:formula="of:=LOG([.F125];2)" office:value-type="float" office:value="-12.316487566434" calcext:value-type="float">
            <text:p>-12.3164875664</text:p>
          </table:table-cell>
          <table:table-cell table:formula="of:=[.G125]*[.F125]" office:value-type="float" office:value="-0.00241465269516374" calcext:value-type="float">
            <text:p>-0.0024146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-methylhistidin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26]/SUM([.$B$1:.$B$507])" office:value-type="float" office:value="0.000191209679566462" calcext:value-type="float">
            <text:p>0.0001912097</text:p>
          </table:table-cell>
          <table:table-cell table:formula="of:=LOG([.F126];2)" office:value-type="float" office:value="-12.3525568211416" calcext:value-type="float">
            <text:p>-12.3525568211</text:p>
          </table:table-cell>
          <table:table-cell table:formula="of:=[.G126]*[.F126]" office:value-type="float" office:value="-0.00236192843159699" calcext:value-type="float">
            <text:p>-0.0023619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)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127]/SUM([.$B$1:.$B$507])" office:value-type="float" office:value="0.000191209679566462" calcext:value-type="float">
            <text:p>0.0001912097</text:p>
          </table:table-cell>
          <table:table-cell table:formula="of:=LOG([.F127];2)" office:value-type="float" office:value="-12.3525568211416" calcext:value-type="float">
            <text:p>-12.3525568211</text:p>
          </table:table-cell>
          <table:table-cell table:formula="of:=[.G127]*[.F127]" office:value-type="float" office:value="-0.00236192843159699" calcext:value-type="float">
            <text:p>-0.0023619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Fuc)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128]/SUM([.$B$1:.$B$507])" office:value-type="float" office:value="0.000183948552494318" calcext:value-type="float">
            <text:p>0.0001839486</text:p>
          </table:table-cell>
          <table:table-cell table:formula="of:=LOG([.F128];2)" office:value-type="float" office:value="-12.4084100558751" calcext:value-type="float">
            <text:p>-12.4084100559</text:p>
          </table:table-cell>
          <table:table-cell table:formula="of:=[.G128]*[.F128]" office:value-type="float" office:value="-0.00228250906853416" calcext:value-type="float">
            <text:p>-0.0022825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S)-3-hydroxyasparagine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129]/SUM([.$B$1:.$B$507])" office:value-type="float" office:value="0.000181528176803603" calcext:value-type="float">
            <text:p>0.0001815282</text:p>
          </table:table-cell>
          <table:table-cell table:formula="of:=LOG([.F129];2)" office:value-type="float" office:value="-12.4275188788228" calcext:value-type="float">
            <text:p>-12.4275188788</text:p>
          </table:table-cell>
          <table:table-cell table:formula="of:=[.G129]*[.F129]" office:value-type="float" office:value="-0.00225594484426506" calcext:value-type="float">
            <text:p>-0.0022559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phenylalanin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  <table:table-cell table:formula="of:=[.B130]/SUM([.$B$1:.$B$507])" office:value-type="float" office:value="0.000179107801112889" calcext:value-type="float">
            <text:p>0.0001791078</text:p>
          </table:table-cell>
          <table:table-cell table:formula="of:=LOG([.F130];2)" office:value-type="float" office:value="-12.4468842036897" calcext:value-type="float">
            <text:p>-12.4468842037</text:p>
          </table:table-cell>
          <table:table-cell table:formula="of:=[.G130]*[.F130]" office:value-type="float" office:value="-0.00222933406042961" calcext:value-type="float">
            <text:p>-0.0022293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AMP-tyrosi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131]/SUM([.$B$1:.$B$507])" office:value-type="float" office:value="0.000162165171277886" calcext:value-type="float">
            <text:p>0.0001621652</text:p>
          </table:table-cell>
          <table:table-cell table:formula="of:=LOG([.F131];2)" office:value-type="float" office:value="-12.5902483788609" calcext:value-type="float">
            <text:p>-12.5902483789</text:p>
          </table:table-cell>
          <table:table-cell table:formula="of:=[.G131]*[.F131]" office:value-type="float" office:value="-0.0020416997847891" calcext:value-type="float">
            <text:p>-0.0020416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lanthionine (Thr-Cys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132]/SUM([.$B$1:.$B$507])" office:value-type="float" office:value="0.000157324419896456" calcext:value-type="float">
            <text:p>0.0001573244</text:p>
          </table:table-cell>
          <table:table-cell table:formula="of:=LOG([.F132];2)" office:value-type="float" office:value="-12.6339697562902" calcext:value-type="float">
            <text:p>-12.6339697563</text:p>
          </table:table-cell>
          <table:table-cell table:formula="of:=[.G132]*[.F132]" office:value-type="float" office:value="-0.00198763196289773" calcext:value-type="float">
            <text:p>-0.001987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oxoalanine (Cys)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33]/SUM([.$B$1:.$B$507])" office:value-type="float" office:value="0.000152483668515027" calcext:value-type="float">
            <text:p>0.0001524837</text:p>
          </table:table-cell>
          <table:table-cell table:formula="of:=LOG([.F133];2)" office:value-type="float" office:value="-12.6790576458187" calcext:value-type="float">
            <text:p>-12.6790576458</text:p>
          </table:table-cell>
          <table:table-cell table:formula="of:=[.G133]*[.F133]" office:value-type="float" office:value="-0.00193334922314794" calcext:value-type="float">
            <text:p>-0.0019333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ate methyl ester (Glu)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134]/SUM([.$B$1:.$B$507])" office:value-type="float" office:value="0.000150063292824312" calcext:value-type="float">
            <text:p>0.0001500633</text:p>
          </table:table-cell>
          <table:table-cell table:formula="of:=LOG([.F134];2)" office:value-type="float" office:value="-12.7021412589318" calcext:value-type="float">
            <text:p>-12.7021412589</text:p>
          </table:table-cell>
          <table:table-cell table:formula="of:=[.G134]*[.F134]" office:value-type="float" office:value="-0.00190612514323486" calcext:value-type="float">
            <text:p>-0.001906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ine amid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35]/SUM([.$B$1:.$B$507])" office:value-type="float" office:value="0.000150063292824312" calcext:value-type="float">
            <text:p>0.0001500633</text:p>
          </table:table-cell>
          <table:table-cell table:formula="of:=LOG([.F135];2)" office:value-type="float" office:value="-12.7021412589318" calcext:value-type="float">
            <text:p>-12.7021412589</text:p>
          </table:table-cell>
          <table:table-cell table:formula="of:=[.G135]*[.F135]" office:value-type="float" office:value="-0.00190612514323486" calcext:value-type="float">
            <text:p>-0.001906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thionine (Ser-Cys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136]/SUM([.$B$1:.$B$507])" office:value-type="float" office:value="0.000147642917133597" calcext:value-type="float">
            <text:p>0.0001476429</text:p>
          </table:table-cell>
          <table:table-cell table:formula="of:=LOG([.F136];2)" office:value-type="float" office:value="-12.7256002317558" calcext:value-type="float">
            <text:p>-12.7256002318</text:p>
          </table:table-cell>
          <table:table-cell table:formula="of:=[.G136]*[.F136]" office:value-type="float" office:value="-0.00187884474049241" calcext:value-type="float">
            <text:p>-0.0018788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keratan sulfate)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137]/SUM([.$B$1:.$B$507])" office:value-type="float" office:value="0.000145222541442883" calcext:value-type="float">
            <text:p>0.0001452225</text:p>
          </table:table-cell>
          <table:table-cell table:formula="of:=LOG([.F137];2)" office:value-type="float" office:value="-12.7494469737101" calcext:value-type="float">
            <text:p>-12.7494469737</text:p>
          </table:table-cell>
          <table:table-cell table:formula="of:=[.G137]*[.F137]" office:value-type="float" office:value="-0.00185150709151346" calcext:value-type="float">
            <text:p>-0.001851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glutathionyl cystein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38]/SUM([.$B$1:.$B$507])" office:value-type="float" office:value="0.000142802165752168" calcext:value-type="float">
            <text:p>0.0001428022</text:p>
          </table:table-cell>
          <table:table-cell table:formula="of:=LOG([.F138];2)" office:value-type="float" office:value="-12.7736945199568" calcext:value-type="float">
            <text:p>-12.77369452</text:p>
          </table:table-cell>
          <table:table-cell table:formula="of:=[.G138]*[.F138]" office:value-type="float" office:value="-0.00182411124210643" calcext:value-type="float">
            <text:p>-0.0018241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-8alpha-FAD histidin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39]/SUM([.$B$1:.$B$507])" office:value-type="float" office:value="0.000142802165752168" calcext:value-type="float">
            <text:p>0.0001428022</text:p>
          </table:table-cell>
          <table:table-cell table:formula="of:=LOG([.F139];2)" office:value-type="float" office:value="-12.7736945199568" calcext:value-type="float">
            <text:p>-12.77369452</text:p>
          </table:table-cell>
          <table:table-cell table:formula="of:=[.G139]*[.F139]" office:value-type="float" office:value="-0.00182411124210643" calcext:value-type="float">
            <text:p>-0.0018241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prolin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140]/SUM([.$B$1:.$B$507])" office:value-type="float" office:value="0.000140381790061453" calcext:value-type="float">
            <text:p>0.0001403818</text:p>
          </table:table-cell>
          <table:table-cell table:formula="of:=LOG([.F140];2)" office:value-type="float" office:value="-12.7983565741911" calcext:value-type="float">
            <text:p>-12.7983565742</text:p>
          </table:table-cell>
          <table:table-cell table:formula="of:=[.G140]*[.F140]" office:value-type="float" office:value="-0.00179665620572971" calcext:value-type="float">
            <text:p>-0.0017966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myristoyl lysin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IPID</text:p>
          </table:table-cell>
          <table:table-cell table:formula="of:=[.B141]/SUM([.$B$1:.$B$507])" office:value-type="float" office:value="0.000135541038680024" calcext:value-type="float">
            <text:p>0.000135541</text:p>
          </table:table-cell>
          <table:table-cell table:formula="of:=LOG([.F141];2)" office:value-type="float" office:value="-12.8489826472611" calcext:value-type="float">
            <text:p>-12.8489826473</text:p>
          </table:table-cell>
          <table:table-cell table:formula="of:=[.G141]*[.F141]" office:value-type="float" office:value="-0.00174156445399137" calcext:value-type="float">
            <text:p>-0.0017415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-acetylargini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142]/SUM([.$B$1:.$B$507])" office:value-type="float" office:value="0.000133120662989309" calcext:value-type="float">
            <text:p>0.0001331207</text:p>
          </table:table-cell>
          <table:table-cell table:formula="of:=LOG([.F142];2)" office:value-type="float" office:value="-12.874977855794" calcext:value-type="float">
            <text:p>-12.8749778558</text:p>
          </table:table-cell>
          <table:table-cell table:formula="of:=[.G142]*[.F142]" office:value-type="float" office:value="-0.00171392558813597" calcext:value-type="float">
            <text:p>-0.0017139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,4S)-3,4-dihydroxyproli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143]/SUM([.$B$1:.$B$507])" office:value-type="float" office:value="0.000133120662989309" calcext:value-type="float">
            <text:p>0.0001331207</text:p>
          </table:table-cell>
          <table:table-cell table:formula="of:=LOG([.F143];2)" office:value-type="float" office:value="-12.874977855794" calcext:value-type="float">
            <text:p>-12.8749778558</text:p>
          </table:table-cell>
          <table:table-cell table:formula="of:=[.G143]*[.F143]" office:value-type="float" office:value="-0.00171392558813597" calcext:value-type="float">
            <text:p>-0.0017139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N phosphoryl threonin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144]/SUM([.$B$1:.$B$507])" office:value-type="float" office:value="0.000130700287298594" calcext:value-type="float">
            <text:p>0.0001307003</text:p>
          </table:table-cell>
          <table:table-cell table:formula="of:=LOG([.F144];2)" office:value-type="float" office:value="-12.9014500671552" calcext:value-type="float">
            <text:p>-12.9014500672</text:p>
          </table:table-cell>
          <table:table-cell table:formula="of:=[.G144]*[.F144]" office:value-type="float" office:value="-0.00168622323034565" calcext:value-type="float">
            <text:p>-0.001686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aspartat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IPID</text:p>
          </table:table-cell>
          <table:table-cell table:formula="of:=[.B145]/SUM([.$B$1:.$B$507])" office:value-type="float" office:value="0.00012827991160788" calcext:value-type="float">
            <text:p>0.0001282799</text:p>
          </table:table-cell>
          <table:table-cell table:formula="of:=LOG([.F145];2)" office:value-type="float" office:value="-12.9284171147555" calcext:value-type="float">
            <text:p>-12.9284171148</text:p>
          </table:table-cell>
          <table:table-cell table:formula="of:=[.G145]*[.F145]" office:value-type="float" office:value="-0.00165845620471063" calcext:value-type="float">
            <text:p>-0.0016584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e amid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146]/SUM([.$B$1:.$B$507])" office:value-type="float" office:value="0.00012827991160788" calcext:value-type="float">
            <text:p>0.0001282799</text:p>
          </table:table-cell>
          <table:table-cell table:formula="of:=LOG([.F146];2)" office:value-type="float" office:value="-12.9284171147555" calcext:value-type="float">
            <text:p>-12.9284171148</text:p>
          </table:table-cell>
          <table:table-cell table:formula="of:=[.G146]*[.F146]" office:value-type="float" office:value="-0.00165845620471063" calcext:value-type="float">
            <text:p>-0.0016584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',4',5'-topaquinon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147]/SUM([.$B$1:.$B$507])" office:value-type="float" office:value="0.00012827991160788" calcext:value-type="float">
            <text:p>0.0001282799</text:p>
          </table:table-cell>
          <table:table-cell table:formula="of:=LOG([.F147];2)" office:value-type="float" office:value="-12.9284171147555" calcext:value-type="float">
            <text:p>-12.9284171148</text:p>
          </table:table-cell>
          <table:table-cell table:formula="of:=[.G147]*[.F147]" office:value-type="float" office:value="-0.00165845620471063" calcext:value-type="float">
            <text:p>-0.0016584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,N-trimethylalanin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48]/SUM([.$B$1:.$B$507])" office:value-type="float" office:value="0.000121018784535736" calcext:value-type="float">
            <text:p>0.0001210188</text:p>
          </table:table-cell>
          <table:table-cell table:formula="of:=LOG([.F148];2)" office:value-type="float" office:value="-13.0124813795439" calcext:value-type="float">
            <text:p>-13.0124813795</text:p>
          </table:table-cell>
          <table:table-cell table:formula="of:=[.G148]*[.F148]" office:value-type="float" office:value="-0.0015747546803463" calcext:value-type="float">
            <text:p>-0.0015747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)-3-hydroxyaspartat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149]/SUM([.$B$1:.$B$507])" office:value-type="float" office:value="0.000116178033154306" calcext:value-type="float">
            <text:p>0.000116178</text:p>
          </table:table-cell>
          <table:table-cell table:formula="of:=LOG([.F149];2)" office:value-type="float" office:value="-13.0713750685975" calcext:value-type="float">
            <text:p>-13.0713750686</text:p>
          </table:table-cell>
          <table:table-cell table:formula="of:=[.G149]*[.F149]" office:value-type="float" office:value="-0.00151860664609189" calcext:value-type="float">
            <text:p>-0.0015186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cystein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50]/SUM([.$B$1:.$B$507])" office:value-type="float" office:value="0.000116178033154306" calcext:value-type="float">
            <text:p>0.000116178</text:p>
          </table:table-cell>
          <table:table-cell table:formula="of:=LOG([.F150];2)" office:value-type="float" office:value="-13.0713750685975" calcext:value-type="float">
            <text:p>-13.0713750686</text:p>
          </table:table-cell>
          <table:table-cell table:formula="of:=[.G150]*[.F150]" office:value-type="float" office:value="-0.00151860664609189" calcext:value-type="float">
            <text:p>-0.0015186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'-(S-cysteinyl)-histidine (Cys-His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ROSSLNK</text:p>
          </table:table-cell>
          <table:table-cell table:formula="of:=[.B151]/SUM([.$B$1:.$B$507])" office:value-type="float" office:value="0.000104076154700733" calcext:value-type="float">
            <text:p>0.0001040762</text:p>
          </table:table-cell>
          <table:table-cell table:formula="of:=LOG([.F151];2)" office:value-type="float" office:value="-13.2300728146166" calcext:value-type="float">
            <text:p>-13.2300728146</text:p>
          </table:table-cell>
          <table:table-cell table:formula="of:=[.G151]*[.F151]" office:value-type="float" office:value="-0.00137693510495599" calcext:value-type="float">
            <text:p>-0.0013769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glutamyl cysteine thioester (Cys-Gln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ROSSLNK</text:p>
          </table:table-cell>
          <table:table-cell table:formula="of:=[.B152]/SUM([.$B$1:.$B$507])" office:value-type="float" office:value="0.000101655779010018" calcext:value-type="float">
            <text:p>0.0001016558</text:p>
          </table:table-cell>
          <table:table-cell table:formula="of:=LOG([.F152];2)" office:value-type="float" office:value="-13.2640201465399" calcext:value-type="float">
            <text:p>-13.2640201465</text:p>
          </table:table-cell>
          <table:table-cell table:formula="of:=[.G152]*[.F152]" office:value-type="float" office:value="-0.00134836430080109" calcext:value-type="float">
            <text:p>-0.0013483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-8alpha-FAD histidin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53]/SUM([.$B$1:.$B$507])" office:value-type="float" office:value="0.000101655779010018" calcext:value-type="float">
            <text:p>0.0001016558</text:p>
          </table:table-cell>
          <table:table-cell table:formula="of:=LOG([.F153];2)" office:value-type="float" office:value="-13.2640201465399" calcext:value-type="float">
            <text:p>-13.2640201465</text:p>
          </table:table-cell>
          <table:table-cell table:formula="of:=[.G153]*[.F153]" office:value-type="float" office:value="-0.00134836430080109" calcext:value-type="float">
            <text:p>-0.0013483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yl-selenocysteine (Cys-Sec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OSSLNK</text:p>
          </table:table-cell>
          <table:table-cell table:formula="of:=[.B154]/SUM([.$B$1:.$B$507])" office:value-type="float" office:value="0.0000992354033193032" calcext:value-type="float">
            <text:p>9.92354033193032E-005</text:p>
          </table:table-cell>
          <table:table-cell table:formula="of:=LOG([.F154];2)" office:value-type="float" office:value="-13.2987855647006" calcext:value-type="float">
            <text:p>-13.2987855647</text:p>
          </table:table-cell>
          <table:table-cell table:formula="of:=[.G154]*[.F154]" office:value-type="float" office:value="-0.00131971034916999" calcext:value-type="float">
            <text:p>-0.0013197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alNAc)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155]/SUM([.$B$1:.$B$507])" office:value-type="float" office:value="0.0000919742762471591" calcext:value-type="float">
            <text:p>9.19742762471591E-005</text:p>
          </table:table-cell>
          <table:table-cell table:formula="of:=LOG([.F155];2)" office:value-type="float" office:value="-13.4084100558751" calcext:value-type="float">
            <text:p>-13.4084100559</text:p>
          </table:table-cell>
          <table:table-cell table:formula="of:=[.G155]*[.F155]" office:value-type="float" office:value="-0.00123322881051424" calcext:value-type="float">
            <text:p>-0.0012332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)-3-hydroxyasparagin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156]/SUM([.$B$1:.$B$507])" office:value-type="float" office:value="0.0000919742762471591" calcext:value-type="float">
            <text:p>9.19742762471591E-005</text:p>
          </table:table-cell>
          <table:table-cell table:formula="of:=LOG([.F156];2)" office:value-type="float" office:value="-13.4084100558751" calcext:value-type="float">
            <text:p>-13.4084100559</text:p>
          </table:table-cell>
          <table:table-cell table:formula="of:=[.G156]*[.F156]" office:value-type="float" office:value="-0.00123322881051424" calcext:value-type="float">
            <text:p>-0.0012332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UMP-tyrosin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157]/SUM([.$B$1:.$B$507])" office:value-type="float" office:value="0.0000895539005564444" calcext:value-type="float">
            <text:p>8.95539005564444E-005</text:p>
          </table:table-cell>
          <table:table-cell table:formula="of:=LOG([.F157];2)" office:value-type="float" office:value="-13.4468842036897" calcext:value-type="float">
            <text:p>-13.4468842037</text:p>
          </table:table-cell>
          <table:table-cell table:formula="of:=[.G157]*[.F157]" office:value-type="float" office:value="-0.00120422093077125" calcext:value-type="float">
            <text:p>-0.0012042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roloquinoline quinone (Glu-Ty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158]/SUM([.$B$1:.$B$507])" office:value-type="float" office:value="0.0000895539005564444" calcext:value-type="float">
            <text:p>8.95539005564444E-005</text:p>
          </table:table-cell>
          <table:table-cell table:formula="of:=LOG([.F158];2)" office:value-type="float" office:value="-13.4468842036897" calcext:value-type="float">
            <text:p>-13.4468842037</text:p>
          </table:table-cell>
          <table:table-cell table:formula="of:=[.G158]*[.F158]" office:value-type="float" office:value="-0.00120422093077125" calcext:value-type="float">
            <text:p>-0.0012042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4a-FMN cystein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59]/SUM([.$B$1:.$B$507])" office:value-type="float" office:value="0.0000871335248657297" calcext:value-type="float">
            <text:p>8.71335248657297E-005</text:p>
          </table:table-cell>
          <table:table-cell table:formula="of:=LOG([.F159];2)" office:value-type="float" office:value="-13.4864125678763" calcext:value-type="float">
            <text:p>-13.4864125679</text:p>
          </table:table-cell>
          <table:table-cell table:formula="of:=[.G159]*[.F159]" office:value-type="float" office:value="-0.00117511866483254" calcext:value-type="float">
            <text:p>-0.0011751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3-didehydroalanine (Cys)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60]/SUM([.$B$1:.$B$507])" office:value-type="float" office:value="0.000084713149175015" calcext:value-type="float">
            <text:p>8.4713149175015E-005</text:p>
          </table:table-cell>
          <table:table-cell table:formula="of:=LOG([.F160];2)" office:value-type="float" office:value="-13.5270545523737" calcext:value-type="float">
            <text:p>-13.5270545524</text:p>
          </table:table-cell>
          <table:table-cell table:formula="of:=[.G160]*[.F160]" office:value-type="float" office:value="-0.0011459193901938" calcext:value-type="float">
            <text:p>-0.0011459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ine methyl ester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161]/SUM([.$B$1:.$B$507])" office:value-type="float" office:value="0.0000822927734843002" calcext:value-type="float">
            <text:p>8.22927734843002E-005</text:p>
          </table:table-cell>
          <table:table-cell table:formula="of:=LOG([.F161];2)" office:value-type="float" office:value="-13.5688747280683" calcext:value-type="float">
            <text:p>-13.5688747281</text:p>
          </table:table-cell>
          <table:table-cell table:formula="of:=[.G161]*[.F161]" office:value-type="float" office:value="-0.00111662033443377" calcext:value-type="float">
            <text:p>-0.0011166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-ribosylcystein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62]/SUM([.$B$1:.$B$507])" office:value-type="float" office:value="0.0000798723977935855" calcext:value-type="float">
            <text:p>7.98723977935855E-005</text:p>
          </table:table-cell>
          <table:table-cell table:formula="of:=LOG([.F162];2)" office:value-type="float" office:value="-13.6119434499602" calcext:value-type="float">
            <text:p>-13.61194345</text:p>
          </table:table-cell>
          <table:table-cell table:formula="of:=[.G162]*[.F162]" office:value-type="float" office:value="-0.00108721856197901" calcext:value-type="float">
            <text:p>-0.001087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ate methyl ester (Gln)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163]/SUM([.$B$1:.$B$507])" office:value-type="float" office:value="0.0000750316464121561" calcext:value-type="float">
            <text:p>7.50316464121561E-005</text:p>
          </table:table-cell>
          <table:table-cell table:formula="of:=LOG([.F163];2)" office:value-type="float" office:value="-13.7021412589318" calcext:value-type="float">
            <text:p>-13.7021412589</text:p>
          </table:table-cell>
          <table:table-cell table:formula="of:=[.G163]*[.F163]" office:value-type="float" office:value="-0.00102809421802958" calcext:value-type="float">
            <text:p>-0.0010280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glutamat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164]/SUM([.$B$1:.$B$507])" office:value-type="float" office:value="0.0000726112707214414" calcext:value-type="float">
            <text:p>7.26112707214414E-005</text:p>
          </table:table-cell>
          <table:table-cell table:formula="of:=LOG([.F164];2)" office:value-type="float" office:value="-13.7494469737101" calcext:value-type="float">
            <text:p>-13.7494469737</text:p>
          </table:table-cell>
          <table:table-cell table:formula="of:=[.G164]*[.F164]" office:value-type="float" office:value="-0.00099836481647817" calcext:value-type="float">
            <text:p>-0.000998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adenylat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165]/SUM([.$B$1:.$B$507])" office:value-type="float" office:value="0.0000726112707214414" calcext:value-type="float">
            <text:p>7.26112707214414E-005</text:p>
          </table:table-cell>
          <table:table-cell table:formula="of:=LOG([.F165];2)" office:value-type="float" office:value="-13.7494469737101" calcext:value-type="float">
            <text:p>-13.7494469737</text:p>
          </table:table-cell>
          <table:table-cell table:formula="of:=[.G165]*[.F165]" office:value-type="float" office:value="-0.00099836481647817" calcext:value-type="float">
            <text:p>-0.000998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Ala)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66]/SUM([.$B$1:.$B$507])" office:value-type="float" office:value="0.0000726112707214414" calcext:value-type="float">
            <text:p>7.26112707214414E-005</text:p>
          </table:table-cell>
          <table:table-cell table:formula="of:=LOG([.F166];2)" office:value-type="float" office:value="-13.7494469737101" calcext:value-type="float">
            <text:p>-13.7494469737</text:p>
          </table:table-cell>
          <table:table-cell table:formula="of:=[.G166]*[.F166]" office:value-type="float" office:value="-0.00099836481647817" calcext:value-type="float">
            <text:p>-0.000998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sterol glycine est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167]/SUM([.$B$1:.$B$507])" office:value-type="float" office:value="0.0000726112707214414" calcext:value-type="float">
            <text:p>7.26112707214414E-005</text:p>
          </table:table-cell>
          <table:table-cell table:formula="of:=LOG([.F167];2)" office:value-type="float" office:value="-13.7494469737101" calcext:value-type="float">
            <text:p>-13.7494469737</text:p>
          </table:table-cell>
          <table:table-cell table:formula="of:=[.G167]*[.F167]" office:value-type="float" office:value="-0.00099836481647817" calcext:value-type="float">
            <text:p>-0.000998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HexNAc)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168]/SUM([.$B$1:.$B$507])" office:value-type="float" office:value="0.0000701908950307267" calcext:value-type="float">
            <text:p>7.01908950307267E-005</text:p>
          </table:table-cell>
          <table:table-cell table:formula="of:=LOG([.F168];2)" office:value-type="float" office:value="-13.7983565741911" calcext:value-type="float">
            <text:p>-13.7983565742</text:p>
          </table:table-cell>
          <table:table-cell table:formula="of:=[.G168]*[.F168]" office:value-type="float" office:value="-0.000968518997895584" calcext:value-type="float">
            <text:p>-0.00096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c acid 1-amid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169]/SUM([.$B$1:.$B$507])" office:value-type="float" office:value="0.0000701908950307267" calcext:value-type="float">
            <text:p>7.01908950307267E-005</text:p>
          </table:table-cell>
          <table:table-cell table:formula="of:=LOG([.F169];2)" office:value-type="float" office:value="-13.7983565741911" calcext:value-type="float">
            <text:p>-13.7983565742</text:p>
          </table:table-cell>
          <table:table-cell table:formula="of:=[.G169]*[.F169]" office:value-type="float" office:value="-0.000968518997895584" calcext:value-type="float">
            <text:p>-0.00096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Fuc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170]/SUM([.$B$1:.$B$507])" office:value-type="float" office:value="0.000067770519340012" calcext:value-type="float">
            <text:p>6.7770519340012E-005</text:p>
          </table:table-cell>
          <table:table-cell table:formula="of:=LOG([.F170];2)" office:value-type="float" office:value="-13.8489826472611" calcext:value-type="float">
            <text:p>-13.8489826473</text:p>
          </table:table-cell>
          <table:table-cell table:formula="of:=[.G170]*[.F170]" office:value-type="float" office:value="-0.000938552746335695" calcext:value-type="float">
            <text:p>-0.0009385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3-didehydrobutyrin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171]/SUM([.$B$1:.$B$507])" office:value-type="float" office:value="0.000067770519340012" calcext:value-type="float">
            <text:p>6.7770519340012E-005</text:p>
          </table:table-cell>
          <table:table-cell table:formula="of:=LOG([.F171];2)" office:value-type="float" office:value="-13.8489826472611" calcext:value-type="float">
            <text:p>-13.8489826473</text:p>
          </table:table-cell>
          <table:table-cell table:formula="of:=[.G171]*[.F171]" office:value-type="float" office:value="-0.000938552746335695" calcext:value-type="float">
            <text:p>-0.0009385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Z)-2,3-didehydrobutyrin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172]/SUM([.$B$1:.$B$507])" office:value-type="float" office:value="0.0000629297679585825" calcext:value-type="float">
            <text:p>6.29297679585825E-005</text:p>
          </table:table-cell>
          <table:table-cell table:formula="of:=LOG([.F172];2)" office:value-type="float" office:value="-13.9558978511776" calcext:value-type="float">
            <text:p>-13.9558978512</text:p>
          </table:table-cell>
          <table:table-cell table:formula="of:=[.G172]*[.F172]" office:value-type="float" office:value="-0.000878241413428285" calcext:value-type="float">
            <text:p>-0.0008782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Met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173]/SUM([.$B$1:.$B$507])" office:value-type="float" office:value="0.0000605093922678678" calcext:value-type="float">
            <text:p>6.05093922678678E-005</text:p>
          </table:table-cell>
          <table:table-cell table:formula="of:=LOG([.F173];2)" office:value-type="float" office:value="-14.0124813795439" calcext:value-type="float">
            <text:p>-14.0124813795</text:p>
          </table:table-cell>
          <table:table-cell table:formula="of:=[.G173]*[.F173]" office:value-type="float" office:value="-0.000847886732441017" calcext:value-type="float">
            <text:p>-0.0008478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tide (Met-Gly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OSSLNK</text:p>
          </table:table-cell>
          <table:table-cell table:formula="of:=[.B174]/SUM([.$B$1:.$B$507])" office:value-type="float" office:value="0.0000605093922678678" calcext:value-type="float">
            <text:p>6.05093922678678E-005</text:p>
          </table:table-cell>
          <table:table-cell table:formula="of:=LOG([.F174];2)" office:value-type="float" office:value="-14.0124813795439" calcext:value-type="float">
            <text:p>-14.0124813795</text:p>
          </table:table-cell>
          <table:table-cell table:formula="of:=[.G174]*[.F174]" office:value-type="float" office:value="-0.000847886732441017" calcext:value-type="float">
            <text:p>-0.0008478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idine amid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75]/SUM([.$B$1:.$B$507])" office:value-type="float" office:value="0.0000580890165771531" calcext:value-type="float">
            <text:p>0.000058089</text:p>
          </table:table-cell>
          <table:table-cell table:formula="of:=LOG([.F175];2)" office:value-type="float" office:value="-14.0713750685975" calcext:value-type="float">
            <text:p>-14.0713750686</text:p>
          </table:table-cell>
          <table:table-cell table:formula="of:=[.G175]*[.F175]" office:value-type="float" office:value="-0.000817392339623099" calcext:value-type="float">
            <text:p>-0.0008173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Gly-Asp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  <table:table-cell table:formula="of:=[.B176]/SUM([.$B$1:.$B$507])" office:value-type="float" office:value="0.0000556686408864384" calcext:value-type="float">
            <text:p>5.56686408864384E-005</text:p>
          </table:table-cell>
          <table:table-cell table:formula="of:=LOG([.F176];2)" office:value-type="float" office:value="-14.1327756132616" calcext:value-type="float">
            <text:p>-14.1327756133</text:p>
          </table:table-cell>
          <table:table-cell table:formula="of:=[.G176]*[.F176]" office:value-type="float" office:value="-0.000786752410343277" calcext:value-type="float">
            <text:p>-0.0007867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177]/SUM([.$B$1:.$B$507])" office:value-type="float" office:value="0.0000556686408864384" calcext:value-type="float">
            <text:p>5.56686408864384E-005</text:p>
          </table:table-cell>
          <table:table-cell table:formula="of:=LOG([.F177];2)" office:value-type="float" office:value="-14.1327756132616" calcext:value-type="float">
            <text:p>-14.1327756133</text:p>
          </table:table-cell>
          <table:table-cell table:formula="of:=[.G177]*[.F177]" office:value-type="float" office:value="-0.000786752410343277" calcext:value-type="float">
            <text:p>-0.0007867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persulfid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78]/SUM([.$B$1:.$B$507])" office:value-type="float" office:value="0.0000556686408864384" calcext:value-type="float">
            <text:p>5.56686408864384E-005</text:p>
          </table:table-cell>
          <table:table-cell table:formula="of:=LOG([.F178];2)" office:value-type="float" office:value="-14.1327756132616" calcext:value-type="float">
            <text:p>-14.1327756133</text:p>
          </table:table-cell>
          <table:table-cell table:formula="of:=[.G178]*[.F178]" office:value-type="float" office:value="-0.000786752410343277" calcext:value-type="float">
            <text:p>-0.0007867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alanine (Ala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79]/SUM([.$B$1:.$B$507])" office:value-type="float" office:value="0.0000532482651957237" calcext:value-type="float">
            <text:p>5.32482651957237E-005</text:p>
          </table:table-cell>
          <table:table-cell table:formula="of:=LOG([.F179];2)" office:value-type="float" office:value="-14.1969059506814" calcext:value-type="float">
            <text:p>-14.1969059507</text:p>
          </table:table-cell>
          <table:table-cell table:formula="of:=[.G179]*[.F179]" office:value-type="float" office:value="-0.000755960613020628" calcext:value-type="float">
            <text:p>-0.0007559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alanin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80]/SUM([.$B$1:.$B$507])" office:value-type="float" office:value="0.000050827889505009" calcext:value-type="float">
            <text:p>5.0827889505009E-005</text:p>
          </table:table-cell>
          <table:table-cell table:formula="of:=LOG([.F180];2)" office:value-type="float" office:value="-14.2640201465399" calcext:value-type="float">
            <text:p>-14.2640201465</text:p>
          </table:table-cell>
          <table:table-cell table:formula="of:=[.G180]*[.F180]" office:value-type="float" office:value="-0.000725010039905552" calcext:value-type="float">
            <text:p>-0.00072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glutamyl lysine isopeptide (Glu-Lys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CROSSLNK</text:p>
          </table:table-cell>
          <table:table-cell table:formula="of:=[.B181]/SUM([.$B$1:.$B$507])" office:value-type="float" office:value="0.0000484075138142943" calcext:value-type="float">
            <text:p>4.84075138142943E-005</text:p>
          </table:table-cell>
          <table:table-cell table:formula="of:=LOG([.F181];2)" office:value-type="float" office:value="-14.3344094744313" calcext:value-type="float">
            <text:p>-14.3344094744</text:p>
          </table:table-cell>
          <table:table-cell table:formula="of:=[.G181]*[.F181]" office:value-type="float" office:value="-0.000693893124653283" calcext:value-type="float">
            <text:p>-0.0006938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HexNAc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182]/SUM([.$B$1:.$B$507])" office:value-type="float" office:value="0.0000484075138142943" calcext:value-type="float">
            <text:p>4.84075138142943E-005</text:p>
          </table:table-cell>
          <table:table-cell table:formula="of:=LOG([.F182];2)" office:value-type="float" office:value="-14.3344094744313" calcext:value-type="float">
            <text:p>-14.3344094744</text:p>
          </table:table-cell>
          <table:table-cell table:formula="of:=[.G182]*[.F182]" office:value-type="float" office:value="-0.000693893124653283" calcext:value-type="float">
            <text:p>-0.0006938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cysteine thioester (Cys-Gly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183]/SUM([.$B$1:.$B$507])" office:value-type="float" office:value="0.0000484075138142943" calcext:value-type="float">
            <text:p>4.84075138142943E-005</text:p>
          </table:table-cell>
          <table:table-cell table:formula="of:=LOG([.F183];2)" office:value-type="float" office:value="-14.3344094744313" calcext:value-type="float">
            <text:p>-14.3344094744</text:p>
          </table:table-cell>
          <table:table-cell table:formula="of:=[.G183]*[.F183]" office:value-type="float" office:value="-0.000693893124653283" calcext:value-type="float">
            <text:p>-0.0006938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Hex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184]/SUM([.$B$1:.$B$507])" office:value-type="float" office:value="0.0000484075138142943" calcext:value-type="float">
            <text:p>4.84075138142943E-005</text:p>
          </table:table-cell>
          <table:table-cell table:formula="of:=LOG([.F184];2)" office:value-type="float" office:value="-14.3344094744313" calcext:value-type="float">
            <text:p>-14.3344094744</text:p>
          </table:table-cell>
          <table:table-cell table:formula="of:=[.G184]*[.F184]" office:value-type="float" office:value="-0.000693893124653283" calcext:value-type="float">
            <text:p>-0.0006938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-methylhistid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85]/SUM([.$B$1:.$B$507])" office:value-type="float" office:value="0.0000459871381235795" calcext:value-type="float">
            <text:p>4.59871381235795E-005</text:p>
          </table:table-cell>
          <table:table-cell table:formula="of:=LOG([.F185];2)" office:value-type="float" office:value="-14.4084100558751" calcext:value-type="float">
            <text:p>-14.4084100559</text:p>
          </table:table-cell>
          <table:table-cell table:formula="of:=[.G185]*[.F185]" office:value-type="float" office:value="-0.000662601543380699" calcext:value-type="float">
            <text:p>-0.000662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methylcyste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86]/SUM([.$B$1:.$B$507])" office:value-type="float" office:value="0.0000459871381235795" calcext:value-type="float">
            <text:p>4.59871381235795E-005</text:p>
          </table:table-cell>
          <table:table-cell table:formula="of:=LOG([.F186];2)" office:value-type="float" office:value="-14.4084100558751" calcext:value-type="float">
            <text:p>-14.4084100559</text:p>
          </table:table-cell>
          <table:table-cell table:formula="of:=[.G186]*[.F186]" office:value-type="float" office:value="-0.000662601543380699" calcext:value-type="float">
            <text:p>-0.000662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sulfinic acid (-SO2H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87]/SUM([.$B$1:.$B$507])" office:value-type="float" office:value="0.0000459871381235795" calcext:value-type="float">
            <text:p>4.59871381235795E-005</text:p>
          </table:table-cell>
          <table:table-cell table:formula="of:=LOG([.F187];2)" office:value-type="float" office:value="-14.4084100558751" calcext:value-type="float">
            <text:p>-14.4084100559</text:p>
          </table:table-cell>
          <table:table-cell table:formula="of:=[.G187]*[.F187]" office:value-type="float" office:value="-0.000662601543380699" calcext:value-type="float">
            <text:p>-0.000662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RBOHYD</text:p>
          </table:table-cell>
          <table:table-cell table:formula="of:=[.B188]/SUM([.$B$1:.$B$507])" office:value-type="float" office:value="0.0000459871381235795" calcext:value-type="float">
            <text:p>4.59871381235795E-005</text:p>
          </table:table-cell>
          <table:table-cell table:formula="of:=LOG([.F188];2)" office:value-type="float" office:value="-14.4084100558751" calcext:value-type="float">
            <text:p>-14.4084100559</text:p>
          </table:table-cell>
          <table:table-cell table:formula="of:=[.G188]*[.F188]" office:value-type="float" office:value="-0.000662601543380699" calcext:value-type="float">
            <text:p>-0.000662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murein peptidoglycan lys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189]/SUM([.$B$1:.$B$507])" office:value-type="float" office:value="0.0000459871381235795" calcext:value-type="float">
            <text:p>4.59871381235795E-005</text:p>
          </table:table-cell>
          <table:table-cell table:formula="of:=LOG([.F189];2)" office:value-type="float" office:value="-14.4084100558751" calcext:value-type="float">
            <text:p>-14.4084100559</text:p>
          </table:table-cell>
          <table:table-cell table:formula="of:=[.G189]*[.F189]" office:value-type="float" office:value="-0.000662601543380699" calcext:value-type="float">
            <text:p>-0.000662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e tyrosylquinone (Lys-Tyr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190]/SUM([.$B$1:.$B$507])" office:value-type="float" office:value="0.0000435667624328648" calcext:value-type="float">
            <text:p>4.35667624328648E-005</text:p>
          </table:table-cell>
          <table:table-cell table:formula="of:=LOG([.F190];2)" office:value-type="float" office:value="-14.4864125678763" calcext:value-type="float">
            <text:p>-14.4864125679</text:p>
          </table:table-cell>
          <table:table-cell table:formula="of:=[.G190]*[.F190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phenylalan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  <table:table-cell table:formula="of:=[.B191]/SUM([.$B$1:.$B$507])" office:value-type="float" office:value="0.0000435667624328648" calcext:value-type="float">
            <text:p>4.35667624328648E-005</text:p>
          </table:table-cell>
          <table:table-cell table:formula="of:=LOG([.F191];2)" office:value-type="float" office:value="-14.4864125678763" calcext:value-type="float">
            <text:p>-14.4864125679</text:p>
          </table:table-cell>
          <table:table-cell table:formula="of:=[.G191]*[.F191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histid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92]/SUM([.$B$1:.$B$507])" office:value-type="float" office:value="0.0000435667624328648" calcext:value-type="float">
            <text:p>4.35667624328648E-005</text:p>
          </table:table-cell>
          <table:table-cell table:formula="of:=LOG([.F192];2)" office:value-type="float" office:value="-14.4864125678763" calcext:value-type="float">
            <text:p>-14.4864125679</text:p>
          </table:table-cell>
          <table:table-cell table:formula="of:=[.G192]*[.F192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Ser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193]/SUM([.$B$1:.$B$507])" office:value-type="float" office:value="0.0000435667624328648" calcext:value-type="float">
            <text:p>4.35667624328648E-005</text:p>
          </table:table-cell>
          <table:table-cell table:formula="of:=LOG([.F193];2)" office:value-type="float" office:value="-14.4864125678763" calcext:value-type="float">
            <text:p>-14.4864125679</text:p>
          </table:table-cell>
          <table:table-cell table:formula="of:=[.G193]*[.F193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 or hybrid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194]/SUM([.$B$1:.$B$507])" office:value-type="float" office:value="0.0000435667624328648" calcext:value-type="float">
            <text:p>4.35667624328648E-005</text:p>
          </table:table-cell>
          <table:table-cell table:formula="of:=LOG([.F194];2)" office:value-type="float" office:value="-14.4864125678763" calcext:value-type="float">
            <text:p>-14.4864125679</text:p>
          </table:table-cell>
          <table:table-cell table:formula="of:=[.G194]*[.F194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palmitoyl glyc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195]/SUM([.$B$1:.$B$507])" office:value-type="float" office:value="0.0000435667624328648" calcext:value-type="float">
            <text:p>4.35667624328648E-005</text:p>
          </table:table-cell>
          <table:table-cell table:formula="of:=LOG([.F195];2)" office:value-type="float" office:value="-14.4864125678763" calcext:value-type="float">
            <text:p>-14.4864125679</text:p>
          </table:table-cell>
          <table:table-cell table:formula="of:=[.G195]*[.F195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S)-3-hydroxyhistidin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96]/SUM([.$B$1:.$B$507])" office:value-type="float" office:value="0.0000411463867421501" calcext:value-type="float">
            <text:p>4.11463867421501E-005</text:p>
          </table:table-cell>
          <table:table-cell table:formula="of:=LOG([.F196];2)" office:value-type="float" office:value="-14.5688747280683" calcext:value-type="float">
            <text:p>-14.5688747281</text:p>
          </table:table-cell>
          <table:table-cell table:formula="of:=[.G196]*[.F196]" office:value-type="float" office:value="-0.000599456553959036" calcext:value-type="float">
            <text:p>-0.0005994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like-anchor amidated serin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  <table:table-cell table:formula="of:=[.B197]/SUM([.$B$1:.$B$507])" office:value-type="float" office:value="0.0000387260110514354" calcext:value-type="float">
            <text:p>0.000038726</text:p>
          </table:table-cell>
          <table:table-cell table:formula="of:=LOG([.F197];2)" office:value-type="float" office:value="-14.6563375693187" calcext:value-type="float">
            <text:p>-14.6563375693</text:p>
          </table:table-cell>
          <table:table-cell table:formula="of:=[.G197]*[.F197]" office:value-type="float" office:value="-0.000567581490683002" calcext:value-type="float">
            <text:p>-0.0005675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198]/SUM([.$B$1:.$B$507])" office:value-type="float" office:value="0.0000387260110514354" calcext:value-type="float">
            <text:p>0.000038726</text:p>
          </table:table-cell>
          <table:table-cell table:formula="of:=LOG([.F198];2)" office:value-type="float" office:value="-14.6563375693187" calcext:value-type="float">
            <text:p>-14.6563375693</text:p>
          </table:table-cell>
          <table:table-cell table:formula="of:=[.G198]*[.F198]" office:value-type="float" office:value="-0.000567581490683002" calcext:value-type="float">
            <text:p>-0.0005675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Ser-Cys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199]/SUM([.$B$1:.$B$507])" office:value-type="float" office:value="0.0000387260110514354" calcext:value-type="float">
            <text:p>0.000038726</text:p>
          </table:table-cell>
          <table:table-cell table:formula="of:=LOG([.F199];2)" office:value-type="float" office:value="-14.6563375693187" calcext:value-type="float">
            <text:p>-14.6563375693</text:p>
          </table:table-cell>
          <table:table-cell table:formula="of:=[.G199]*[.F199]" office:value-type="float" office:value="-0.000567581490683002" calcext:value-type="float">
            <text:p>-0.0005675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(O4'-tyrosyl)-valine (Val-Tyr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200]/SUM([.$B$1:.$B$507])" office:value-type="float" office:value="0.0000363056353607207" calcext:value-type="float">
            <text:p>3.63056353607207E-005</text:p>
          </table:table-cell>
          <table:table-cell table:formula="of:=LOG([.F200];2)" office:value-type="float" office:value="-14.7494469737101" calcext:value-type="float">
            <text:p>-14.7494469737</text:p>
          </table:table-cell>
          <table:table-cell table:formula="of:=[.G200]*[.F200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Cys-Arg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01]/SUM([.$B$1:.$B$507])" office:value-type="float" office:value="0.0000363056353607207" calcext:value-type="float">
            <text:p>3.63056353607207E-005</text:p>
          </table:table-cell>
          <table:table-cell table:formula="of:=LOG([.F201];2)" office:value-type="float" office:value="-14.7494469737101" calcext:value-type="float">
            <text:p>-14.7494469737</text:p>
          </table:table-cell>
          <table:table-cell table:formula="of:=[.G201]*[.F201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cyste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202]/SUM([.$B$1:.$B$507])" office:value-type="float" office:value="0.0000363056353607207" calcext:value-type="float">
            <text:p>3.63056353607207E-005</text:p>
          </table:table-cell>
          <table:table-cell table:formula="of:=LOG([.F202];2)" office:value-type="float" office:value="-14.7494469737101" calcext:value-type="float">
            <text:p>-14.7494469737</text:p>
          </table:table-cell>
          <table:table-cell table:formula="of:=[.G202]*[.F202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rg-Cys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ROSSLNK</text:p>
          </table:table-cell>
          <table:table-cell table:formula="of:=[.B203]/SUM([.$B$1:.$B$507])" office:value-type="float" office:value="0.0000363056353607207" calcext:value-type="float">
            <text:p>3.63056353607207E-005</text:p>
          </table:table-cell>
          <table:table-cell table:formula="of:=LOG([.F203];2)" office:value-type="float" office:value="-14.7494469737101" calcext:value-type="float">
            <text:p>-14.7494469737</text:p>
          </table:table-cell>
          <table:table-cell table:formula="of:=[.G203]*[.F203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like-anchor amidated asparag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IPID</text:p>
          </table:table-cell>
          <table:table-cell table:formula="of:=[.B204]/SUM([.$B$1:.$B$507])" office:value-type="float" office:value="0.0000363056353607207" calcext:value-type="float">
            <text:p>3.63056353607207E-005</text:p>
          </table:table-cell>
          <table:table-cell table:formula="of:=LOG([.F204];2)" office:value-type="float" office:value="-14.7494469737101" calcext:value-type="float">
            <text:p>-14.7494469737</text:p>
          </table:table-cell>
          <table:table-cell table:formula="of:=[.G204]*[.F204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dimethylprol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205]/SUM([.$B$1:.$B$507])" office:value-type="float" office:value="0.0000363056353607207" calcext:value-type="float">
            <text:p>3.63056353607207E-005</text:p>
          </table:table-cell>
          <table:table-cell table:formula="of:=LOG([.F205];2)" office:value-type="float" office:value="-14.7494469737101" calcext:value-type="float">
            <text:p>-14.7494469737</text:p>
          </table:table-cell>
          <table:table-cell table:formula="of:=[.G205]*[.F205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2-cholinephosphoryl)ser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06]/SUM([.$B$1:.$B$507])" office:value-type="float" office:value="0.0000363056353607207" calcext:value-type="float">
            <text:p>3.63056353607207E-005</text:p>
          </table:table-cell>
          <table:table-cell table:formula="of:=LOG([.F206];2)" office:value-type="float" office:value="-14.7494469737101" calcext:value-type="float">
            <text:p>-14.7494469737</text:p>
          </table:table-cell>
          <table:table-cell table:formula="of:=[.G206]*[.F206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Thr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207]/SUM([.$B$1:.$B$507])" office:value-type="float" office:value="0.0000363056353607207" calcext:value-type="float">
            <text:p>3.63056353607207E-005</text:p>
          </table:table-cell>
          <table:table-cell table:formula="of:=LOG([.F207];2)" office:value-type="float" office:value="-14.7494469737101" calcext:value-type="float">
            <text:p>-14.7494469737</text:p>
          </table:table-cell>
          <table:table-cell table:formula="of:=[.G207]*[.F207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ybrid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208]/SUM([.$B$1:.$B$507])" office:value-type="float" office:value="0.000033885259670006" calcext:value-type="float">
            <text:p>3.3885259670006E-005</text:p>
          </table:table-cell>
          <table:table-cell table:formula="of:=LOG([.F208];2)" office:value-type="float" office:value="-14.8489826472611" calcext:value-type="float">
            <text:p>-14.8489826473</text:p>
          </table:table-cell>
          <table:table-cell table:formula="of:=[.G208]*[.F208]" office:value-type="float" office:value="-0.000503161632837853" calcext:value-type="float">
            <text:p>-0.0005031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tryptophan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209]/SUM([.$B$1:.$B$507])" office:value-type="float" office:value="0.0000314648839792913" calcext:value-type="float">
            <text:p>3.14648839792913E-005</text:p>
          </table:table-cell>
          <table:table-cell table:formula="of:=LOG([.F209];2)" office:value-type="float" office:value="-14.9558978511776" calcext:value-type="float">
            <text:p>-14.9558978512</text:p>
          </table:table-cell>
          <table:table-cell table:formula="of:=[.G209]*[.F209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palmitoyl lys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IPID</text:p>
          </table:table-cell>
          <table:table-cell table:formula="of:=[.B210]/SUM([.$B$1:.$B$507])" office:value-type="float" office:value="0.0000314648839792913" calcext:value-type="float">
            <text:p>3.14648839792913E-005</text:p>
          </table:table-cell>
          <table:table-cell table:formula="of:=LOG([.F210];2)" office:value-type="float" office:value="-14.9558978511776" calcext:value-type="float">
            <text:p>-14.9558978512</text:p>
          </table:table-cell>
          <table:table-cell table:formula="of:=[.G210]*[.F210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methion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211]/SUM([.$B$1:.$B$507])" office:value-type="float" office:value="0.0000314648839792913" calcext:value-type="float">
            <text:p>3.14648839792913E-005</text:p>
          </table:table-cell>
          <table:table-cell table:formula="of:=LOG([.F211];2)" office:value-type="float" office:value="-14.9558978511776" calcext:value-type="float">
            <text:p>-14.9558978512</text:p>
          </table:table-cell>
          <table:table-cell table:formula="of:=[.G211]*[.F211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keratan sulfate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212]/SUM([.$B$1:.$B$507])" office:value-type="float" office:value="0.0000314648839792913" calcext:value-type="float">
            <text:p>3.14648839792913E-005</text:p>
          </table:table-cell>
          <table:table-cell table:formula="of:=LOG([.F212];2)" office:value-type="float" office:value="-14.9558978511776" calcext:value-type="float">
            <text:p>-14.9558978512</text:p>
          </table:table-cell>
          <table:table-cell table:formula="of:=[.G212]*[.F212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5'-phospho-DNA)-ser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13]/SUM([.$B$1:.$B$507])" office:value-type="float" office:value="0.0000314648839792913" calcext:value-type="float">
            <text:p>3.14648839792913E-005</text:p>
          </table:table-cell>
          <table:table-cell table:formula="of:=LOG([.F213];2)" office:value-type="float" office:value="-14.9558978511776" calcext:value-type="float">
            <text:p>-14.9558978512</text:p>
          </table:table-cell>
          <table:table-cell table:formula="of:=[.G213]*[.F213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-(S-cysteinyl)-tyrosine (Cys-Tyr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214]/SUM([.$B$1:.$B$507])" office:value-type="float" office:value="0.0000314648839792913" calcext:value-type="float">
            <text:p>3.14648839792913E-005</text:p>
          </table:table-cell>
          <table:table-cell table:formula="of:=LOG([.F214];2)" office:value-type="float" office:value="-14.9558978511776" calcext:value-type="float">
            <text:p>-14.9558978512</text:p>
          </table:table-cell>
          <table:table-cell table:formula="of:=[.G214]*[.F214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poly(methylaminopropyl)lys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15]/SUM([.$B$1:.$B$507])" office:value-type="float" office:value="0.0000314648839792913" calcext:value-type="float">
            <text:p>3.14648839792913E-005</text:p>
          </table:table-cell>
          <table:table-cell table:formula="of:=LOG([.F215];2)" office:value-type="float" office:value="-14.9558978511776" calcext:value-type="float">
            <text:p>-14.9558978512</text:p>
          </table:table-cell>
          <table:table-cell table:formula="of:=[.G215]*[.F215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rox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216]/SUM([.$B$1:.$B$507])" office:value-type="float" office:value="0.0000314648839792913" calcext:value-type="float">
            <text:p>3.14648839792913E-005</text:p>
          </table:table-cell>
          <table:table-cell table:formula="of:=LOG([.F216];2)" office:value-type="float" office:value="-14.9558978511776" calcext:value-type="float">
            <text:p>-14.9558978512</text:p>
          </table:table-cell>
          <table:table-cell table:formula="of:=[.G216]*[.F216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ate 1-(chondroitin 4-sulfate)-est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217]/SUM([.$B$1:.$B$507])" office:value-type="float" office:value="0.0000314648839792913" calcext:value-type="float">
            <text:p>3.14648839792913E-005</text:p>
          </table:table-cell>
          <table:table-cell table:formula="of:=LOG([.F217];2)" office:value-type="float" office:value="-14.9558978511776" calcext:value-type="float">
            <text:p>-14.9558978512</text:p>
          </table:table-cell>
          <table:table-cell table:formula="of:=[.G217]*[.F217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archaeol cyste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218]/SUM([.$B$1:.$B$507])" office:value-type="float" office:value="0.0000290445082885766" calcext:value-type="float">
            <text:p>2.90445082885766E-005</text:p>
          </table:table-cell>
          <table:table-cell table:formula="of:=LOG([.F218];2)" office:value-type="float" office:value="-15.0713750685975" calcext:value-type="float">
            <text:p>-15.0713750686</text:p>
          </table:table-cell>
          <table:table-cell table:formula="of:=[.G218]*[.F218]" office:value-type="float" office:value="-0.000437740678100126" calcext:value-type="float">
            <text:p>-0.000437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argin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219]/SUM([.$B$1:.$B$507])" office:value-type="float" office:value="0.0000290445082885766" calcext:value-type="float">
            <text:p>2.90445082885766E-005</text:p>
          </table:table-cell>
          <table:table-cell table:formula="of:=LOG([.F219];2)" office:value-type="float" office:value="-15.0713750685975" calcext:value-type="float">
            <text:p>-15.0713750686</text:p>
          </table:table-cell>
          <table:table-cell table:formula="of:=[.G219]*[.F219]" office:value-type="float" office:value="-0.000437740678100126" calcext:value-type="float">
            <text:p>-0.000437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220]/SUM([.$B$1:.$B$507])" office:value-type="float" office:value="0.0000290445082885766" calcext:value-type="float">
            <text:p>2.90445082885766E-005</text:p>
          </table:table-cell>
          <table:table-cell table:formula="of:=LOG([.F220];2)" office:value-type="float" office:value="-15.0713750685975" calcext:value-type="float">
            <text:p>-15.0713750686</text:p>
          </table:table-cell>
          <table:table-cell table:formula="of:=[.G220]*[.F220]" office:value-type="float" office:value="-0.000437740678100126" calcext:value-type="float">
            <text:p>-0.000437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octanoyl ser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  <table:table-cell table:formula="of:=[.B221]/SUM([.$B$1:.$B$507])" office:value-type="float" office:value="0.0000290445082885766" calcext:value-type="float">
            <text:p>2.90445082885766E-005</text:p>
          </table:table-cell>
          <table:table-cell table:formula="of:=LOG([.F221];2)" office:value-type="float" office:value="-15.0713750685975" calcext:value-type="float">
            <text:p>-15.0713750686</text:p>
          </table:table-cell>
          <table:table-cell table:formula="of:=[.G221]*[.F221]" office:value-type="float" office:value="-0.000437740678100126" calcext:value-type="float">
            <text:p>-0.000437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stearoyl cyste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222]/SUM([.$B$1:.$B$507])" office:value-type="float" office:value="0.0000266241325978618" calcext:value-type="float">
            <text:p>2.66241325978618E-005</text:p>
          </table:table-cell>
          <table:table-cell table:formula="of:=LOG([.F222];2)" office:value-type="float" office:value="-15.1969059506814" calcext:value-type="float">
            <text:p>-15.1969059507</text:p>
          </table:table-cell>
          <table:table-cell table:formula="of:=[.G222]*[.F222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lanthionine (Cys-Th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223]/SUM([.$B$1:.$B$507])" office:value-type="float" office:value="0.0000266241325978618" calcext:value-type="float">
            <text:p>2.66241325978618E-005</text:p>
          </table:table-cell>
          <table:table-cell table:formula="of:=LOG([.F223];2)" office:value-type="float" office:value="-15.1969059506814" calcext:value-type="float">
            <text:p>-15.1969059507</text:p>
          </table:table-cell>
          <table:table-cell table:formula="of:=[.G223]*[.F223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aspartyl lysine isopeptide (Lys-Asn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224]/SUM([.$B$1:.$B$507])" office:value-type="float" office:value="0.0000266241325978618" calcext:value-type="float">
            <text:p>2.66241325978618E-005</text:p>
          </table:table-cell>
          <table:table-cell table:formula="of:=LOG([.F224];2)" office:value-type="float" office:value="-15.1969059506814" calcext:value-type="float">
            <text:p>-15.1969059507</text:p>
          </table:table-cell>
          <table:table-cell table:formula="of:=[.G224]*[.F224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polylactosaminoglycan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225]/SUM([.$B$1:.$B$507])" office:value-type="float" office:value="0.0000266241325978618" calcext:value-type="float">
            <text:p>2.66241325978618E-005</text:p>
          </table:table-cell>
          <table:table-cell table:formula="of:=LOG([.F225];2)" office:value-type="float" office:value="-15.1969059506814" calcext:value-type="float">
            <text:p>-15.1969059507</text:p>
          </table:table-cell>
          <table:table-cell table:formula="of:=[.G225]*[.F225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dimethylalan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226]/SUM([.$B$1:.$B$507])" office:value-type="float" office:value="0.0000266241325978618" calcext:value-type="float">
            <text:p>2.66241325978618E-005</text:p>
          </table:table-cell>
          <table:table-cell table:formula="of:=LOG([.F226];2)" office:value-type="float" office:value="-15.1969059506814" calcext:value-type="float">
            <text:p>-15.1969059507</text:p>
          </table:table-cell>
          <table:table-cell table:formula="of:=[.G226]*[.F226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prol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227]/SUM([.$B$1:.$B$507])" office:value-type="float" office:value="0.0000266241325978618" calcext:value-type="float">
            <text:p>2.66241325978618E-005</text:p>
          </table:table-cell>
          <table:table-cell table:formula="of:=LOG([.F227];2)" office:value-type="float" office:value="-15.1969059506814" calcext:value-type="float">
            <text:p>-15.1969059507</text:p>
          </table:table-cell>
          <table:table-cell table:formula="of:=[.G227]*[.F227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leuci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228]/SUM([.$B$1:.$B$507])" office:value-type="float" office:value="0.0000242037569071471" calcext:value-type="float">
            <text:p>2.42037569071471E-005</text:p>
          </table:table-cell>
          <table:table-cell table:formula="of:=LOG([.F228];2)" office:value-type="float" office:value="-15.3344094744313" calcext:value-type="float">
            <text:p>-15.3344094744</text:p>
          </table:table-cell>
          <table:table-cell table:formula="of:=[.G228]*[.F228]" office:value-type="float" office:value="-0.000371150319233789" calcext:value-type="float">
            <text:p>-0.0003711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Thr-Cy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29]/SUM([.$B$1:.$B$507])" office:value-type="float" office:value="0.0000242037569071471" calcext:value-type="float">
            <text:p>2.42037569071471E-005</text:p>
          </table:table-cell>
          <table:table-cell table:formula="of:=LOG([.F229];2)" office:value-type="float" office:value="-15.3344094744313" calcext:value-type="float">
            <text:p>-15.3344094744</text:p>
          </table:table-cell>
          <table:table-cell table:formula="of:=[.G229]*[.F229]" office:value-type="float" office:value="-0.000371150319233789" calcext:value-type="float">
            <text:p>-0.0003711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ic acid 1-amid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230]/SUM([.$B$1:.$B$507])" office:value-type="float" office:value="0.0000242037569071471" calcext:value-type="float">
            <text:p>2.42037569071471E-005</text:p>
          </table:table-cell>
          <table:table-cell table:formula="of:=LOG([.F230];2)" office:value-type="float" office:value="-15.3344094744313" calcext:value-type="float">
            <text:p>-15.3344094744</text:p>
          </table:table-cell>
          <table:table-cell table:formula="of:=[.G230]*[.F230]" office:value-type="float" office:value="-0.000371150319233789" calcext:value-type="float">
            <text:p>-0.0003711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15-deoxy-Delta12,14-prostaglandin J2- 9-yl)cystei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231]/SUM([.$B$1:.$B$507])" office:value-type="float" office:value="0.0000242037569071471" calcext:value-type="float">
            <text:p>2.42037569071471E-005</text:p>
          </table:table-cell>
          <table:table-cell table:formula="of:=LOG([.F231];2)" office:value-type="float" office:value="-15.3344094744313" calcext:value-type="float">
            <text:p>-15.3344094744</text:p>
          </table:table-cell>
          <table:table-cell table:formula="of:=[.G231]*[.F231]" office:value-type="float" office:value="-0.000371150319233789" calcext:value-type="float">
            <text:p>-0.0003711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ysyl-methionine sulfilimine (Met-Lys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OSSLNK</text:p>
          </table:table-cell>
          <table:table-cell table:formula="of:=[.B232]/SUM([.$B$1:.$B$507])" office:value-type="float" office:value="0.0000217833812164324" calcext:value-type="float">
            <text:p>2.17833812164324E-005</text:p>
          </table:table-cell>
          <table:table-cell table:formula="of:=LOG([.F232];2)" office:value-type="float" office:value="-15.4864125678763" calcext:value-type="float">
            <text:p>-15.4864125679</text:p>
          </table:table-cell>
          <table:table-cell table:formula="of:=[.G232]*[.F232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hydroxyceramide glutamate est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LIPID</text:p>
          </table:table-cell>
          <table:table-cell table:formula="of:=[.B233]/SUM([.$B$1:.$B$507])" office:value-type="float" office:value="0.0000217833812164324" calcext:value-type="float">
            <text:p>2.17833812164324E-005</text:p>
          </table:table-cell>
          <table:table-cell table:formula="of:=LOG([.F233];2)" office:value-type="float" office:value="-15.4864125678763" calcext:value-type="float">
            <text:p>-15.4864125679</text:p>
          </table:table-cell>
          <table:table-cell table:formula="of:=[.G233]*[.F233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cysteinyl cystei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34]/SUM([.$B$1:.$B$507])" office:value-type="float" office:value="0.0000217833812164324" calcext:value-type="float">
            <text:p>2.17833812164324E-005</text:p>
          </table:table-cell>
          <table:table-cell table:formula="of:=LOG([.F234];2)" office:value-type="float" office:value="-15.4864125678763" calcext:value-type="float">
            <text:p>-15.4864125679</text:p>
          </table:table-cell>
          <table:table-cell table:formula="of:=[.G234]*[.F234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5'-phospho-RNA)-seri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35]/SUM([.$B$1:.$B$507])" office:value-type="float" office:value="0.0000217833812164324" calcext:value-type="float">
            <text:p>2.17833812164324E-005</text:p>
          </table:table-cell>
          <table:table-cell table:formula="of:=LOG([.F235];2)" office:value-type="float" office:value="-15.4864125678763" calcext:value-type="float">
            <text:p>-15.4864125679</text:p>
          </table:table-cell>
          <table:table-cell table:formula="of:=[.G235]*[.F235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ylquino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236]/SUM([.$B$1:.$B$507])" office:value-type="float" office:value="0.0000217833812164324" calcext:value-type="float">
            <text:p>2.17833812164324E-005</text:p>
          </table:table-cell>
          <table:table-cell table:formula="of:=LOG([.F236];2)" office:value-type="float" office:value="-15.4864125678763" calcext:value-type="float">
            <text:p>-15.4864125679</text:p>
          </table:table-cell>
          <table:table-cell table:formula="of:=[.G236]*[.F236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ysyl-methionine sulfilimine (Lys-Met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237]/SUM([.$B$1:.$B$507])" office:value-type="float" office:value="0.0000217833812164324" calcext:value-type="float">
            <text:p>2.17833812164324E-005</text:p>
          </table:table-cell>
          <table:table-cell table:formula="of:=LOG([.F237];2)" office:value-type="float" office:value="-15.4864125678763" calcext:value-type="float">
            <text:p>-15.4864125679</text:p>
          </table:table-cell>
          <table:table-cell table:formula="of:=[.G237]*[.F237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polyglyc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238]/SUM([.$B$1:.$B$507])" office:value-type="float" office:value="0.0000193630055257177" calcext:value-type="float">
            <text:p>0.000019363</text:p>
          </table:table-cell>
          <table:table-cell table:formula="of:=LOG([.F238];2)" office:value-type="float" office:value="-15.6563375693187" calcext:value-type="float">
            <text:p>-15.6563375693</text:p>
          </table:table-cell>
          <table:table-cell table:formula="of:=[.G238]*[.F238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Man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ARBOHYD</text:p>
          </table:table-cell>
          <table:table-cell table:formula="of:=[.B239]/SUM([.$B$1:.$B$507])" office:value-type="float" office:value="0.0000193630055257177" calcext:value-type="float">
            <text:p>0.000019363</text:p>
          </table:table-cell>
          <table:table-cell table:formula="of:=LOG([.F239];2)" office:value-type="float" office:value="-15.6563375693187" calcext:value-type="float">
            <text:p>-15.6563375693</text:p>
          </table:table-cell>
          <table:table-cell table:formula="of:=[.G239]*[.F239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methyl disulfid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40]/SUM([.$B$1:.$B$507])" office:value-type="float" office:value="0.0000193630055257177" calcext:value-type="float">
            <text:p>0.000019363</text:p>
          </table:table-cell>
          <table:table-cell table:formula="of:=LOG([.F240];2)" office:value-type="float" office:value="-15.6563375693187" calcext:value-type="float">
            <text:p>-15.6563375693</text:p>
          </table:table-cell>
          <table:table-cell table:formula="of:=[.G240]*[.F240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3-didehydrotyros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241]/SUM([.$B$1:.$B$507])" office:value-type="float" office:value="0.0000193630055257177" calcext:value-type="float">
            <text:p>0.000019363</text:p>
          </table:table-cell>
          <table:table-cell table:formula="of:=LOG([.F241];2)" office:value-type="float" office:value="-15.6563375693187" calcext:value-type="float">
            <text:p>-15.6563375693</text:p>
          </table:table-cell>
          <table:table-cell table:formula="of:=[.G241]*[.F241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-ribosylasparag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242]/SUM([.$B$1:.$B$507])" office:value-type="float" office:value="0.0000193630055257177" calcext:value-type="float">
            <text:p>0.000019363</text:p>
          </table:table-cell>
          <table:table-cell table:formula="of:=LOG([.F242];2)" office:value-type="float" office:value="-15.6563375693187" calcext:value-type="float">
            <text:p>-15.6563375693</text:p>
          </table:table-cell>
          <table:table-cell table:formula="of:=[.G242]*[.F242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,5-dihydroxylys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43]/SUM([.$B$1:.$B$507])" office:value-type="float" office:value="0.0000193630055257177" calcext:value-type="float">
            <text:p>0.000019363</text:p>
          </table:table-cell>
          <table:table-cell table:formula="of:=LOG([.F243];2)" office:value-type="float" office:value="-15.6563375693187" calcext:value-type="float">
            <text:p>-15.6563375693</text:p>
          </table:table-cell>
          <table:table-cell table:formula="of:=[.G243]*[.F243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Cys-Cys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44]/SUM([.$B$1:.$B$507])" office:value-type="float" office:value="0.000016942629835003" calcext:value-type="float">
            <text:p>1.6942629835003E-005</text:p>
          </table:table-cell>
          <table:table-cell table:formula="of:=LOG([.F244];2)" office:value-type="float" office:value="-15.8489826472611" calcext:value-type="float">
            <text:p>-15.8489826473</text:p>
          </table:table-cell>
          <table:table-cell table:formula="of:=[.G244]*[.F244]" office:value-type="float" office:value="-0.00026852344625393" calcext:value-type="float">
            <text:p>-0.000268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-ribosylser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45]/SUM([.$B$1:.$B$507])" office:value-type="float" office:value="0.000016942629835003" calcext:value-type="float">
            <text:p>1.6942629835003E-005</text:p>
          </table:table-cell>
          <table:table-cell table:formula="of:=LOG([.F245];2)" office:value-type="float" office:value="-15.8489826472611" calcext:value-type="float">
            <text:p>-15.8489826473</text:p>
          </table:table-cell>
          <table:table-cell table:formula="of:=[.G245]*[.F245]" office:value-type="float" office:value="-0.00026852344625393" calcext:value-type="float">
            <text:p>-0.000268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like-anchor amidated alan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IPID</text:p>
          </table:table-cell>
          <table:table-cell table:formula="of:=[.B246]/SUM([.$B$1:.$B$507])" office:value-type="float" office:value="0.000016942629835003" calcext:value-type="float">
            <text:p>1.6942629835003E-005</text:p>
          </table:table-cell>
          <table:table-cell table:formula="of:=LOG([.F246];2)" office:value-type="float" office:value="-15.8489826472611" calcext:value-type="float">
            <text:p>-15.8489826473</text:p>
          </table:table-cell>
          <table:table-cell table:formula="of:=[.G246]*[.F246]" office:value-type="float" office:value="-0.00026852344625393" calcext:value-type="float">
            <text:p>-0.000268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ethion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247]/SUM([.$B$1:.$B$507])" office:value-type="float" office:value="0.000016942629835003" calcext:value-type="float">
            <text:p>1.6942629835003E-005</text:p>
          </table:table-cell>
          <table:table-cell table:formula="of:=LOG([.F247];2)" office:value-type="float" office:value="-15.8489826472611" calcext:value-type="float">
            <text:p>-15.8489826473</text:p>
          </table:table-cell>
          <table:table-cell table:formula="of:=[.G247]*[.F247]" office:value-type="float" office:value="-0.00026852344625393" calcext:value-type="float">
            <text:p>-0.000268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Hex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248]/SUM([.$B$1:.$B$507])" office:value-type="float" office:value="0.000016942629835003" calcext:value-type="float">
            <text:p>1.6942629835003E-005</text:p>
          </table:table-cell>
          <table:table-cell table:formula="of:=LOG([.F248];2)" office:value-type="float" office:value="-15.8489826472611" calcext:value-type="float">
            <text:p>-15.8489826473</text:p>
          </table:table-cell>
          <table:table-cell table:formula="of:=[.G248]*[.F248]" office:value-type="float" office:value="-0.00026852344625393" calcext:value-type="float">
            <text:p>-0.000268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-(S-cysteinyl)-tyrosine (Tyr-Cy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49]/SUM([.$B$1:.$B$507])" office:value-type="float" office:value="0.0000145222541442883" calcext:value-type="float">
            <text:p>1.45222541442883E-005</text:p>
          </table:table-cell>
          <table:table-cell table:formula="of:=LOG([.F249];2)" office:value-type="float" office:value="-16.0713750685975" calcext:value-type="float">
            <text:p>-16.0713750686</text:p>
          </table:table-cell>
          <table:table-cell table:formula="of:=[.G249]*[.F249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idine-2,5-dicarboxylic acid (Ser-Cy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50]/SUM([.$B$1:.$B$507])" office:value-type="float" office:value="0.0000145222541442883" calcext:value-type="float">
            <text:p>1.45222541442883E-005</text:p>
          </table:table-cell>
          <table:table-cell table:formula="of:=LOG([.F250];2)" office:value-type="float" office:value="-16.0713750685975" calcext:value-type="float">
            <text:p>-16.0713750686</text:p>
          </table:table-cell>
          <table:table-cell table:formula="of:=[.G250]*[.F250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decanoyl ser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  <table:table-cell table:formula="of:=[.B251]/SUM([.$B$1:.$B$507])" office:value-type="float" office:value="0.0000145222541442883" calcext:value-type="float">
            <text:p>1.45222541442883E-005</text:p>
          </table:table-cell>
          <table:table-cell table:formula="of:=LOG([.F251];2)" office:value-type="float" office:value="-16.0713750685975" calcext:value-type="float">
            <text:p>-16.0713750686</text:p>
          </table:table-cell>
          <table:table-cell table:formula="of:=[.G251]*[.F251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idine-2,5-dicarboxylic acid (Ser-Ser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252]/SUM([.$B$1:.$B$507])" office:value-type="float" office:value="0.0000145222541442883" calcext:value-type="float">
            <text:p>1.45222541442883E-005</text:p>
          </table:table-cell>
          <table:table-cell table:formula="of:=LOG([.F252];2)" office:value-type="float" office:value="-16.0713750685975" calcext:value-type="float">
            <text:p>-16.0713750686</text:p>
          </table:table-cell>
          <table:table-cell table:formula="of:=[.G252]*[.F252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oxobutanoic aci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253]/SUM([.$B$1:.$B$507])" office:value-type="float" office:value="0.0000145222541442883" calcext:value-type="float">
            <text:p>1.45222541442883E-005</text:p>
          </table:table-cell>
          <table:table-cell table:formula="of:=LOG([.F253];2)" office:value-type="float" office:value="-16.0713750685975" calcext:value-type="float">
            <text:p>-16.0713750686</text:p>
          </table:table-cell>
          <table:table-cell table:formula="of:=[.G253]*[.F253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an tryptophylquinone (Trp-Trp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ROSSLNK</text:p>
          </table:table-cell>
          <table:table-cell table:formula="of:=[.B254]/SUM([.$B$1:.$B$507])" office:value-type="float" office:value="0.0000145222541442883" calcext:value-type="float">
            <text:p>1.45222541442883E-005</text:p>
          </table:table-cell>
          <table:table-cell table:formula="of:=LOG([.F254];2)" office:value-type="float" office:value="-16.0713750685975" calcext:value-type="float">
            <text:p>-16.0713750686</text:p>
          </table:table-cell>
          <table:table-cell table:formula="of:=[.G254]*[.F254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rolidone carboxylic acid (Glu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255]/SUM([.$B$1:.$B$507])" office:value-type="float" office:value="0.0000145222541442883" calcext:value-type="float">
            <text:p>1.45222541442883E-005</text:p>
          </table:table-cell>
          <table:table-cell table:formula="of:=LOG([.F255];2)" office:value-type="float" office:value="-16.0713750685975" calcext:value-type="float">
            <text:p>-16.0713750686</text:p>
          </table:table-cell>
          <table:table-cell table:formula="of:=[.G255]*[.F255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zole-4-carboxylic acid (Ser-Ser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256]/SUM([.$B$1:.$B$507])" office:value-type="float" office:value="0.0000145222541442883" calcext:value-type="float">
            <text:p>1.45222541442883E-005</text:p>
          </table:table-cell>
          <table:table-cell table:formula="of:=LOG([.F256];2)" office:value-type="float" office:value="-16.0713750685975" calcext:value-type="float">
            <text:p>-16.0713750686</text:p>
          </table:table-cell>
          <table:table-cell table:formula="of:=[.G256]*[.F256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allo-isoleuc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257]/SUM([.$B$1:.$B$507])" office:value-type="float" office:value="0.0000145222541442883" calcext:value-type="float">
            <text:p>1.45222541442883E-005</text:p>
          </table:table-cell>
          <table:table-cell table:formula="of:=LOG([.F257];2)" office:value-type="float" office:value="-16.0713750685975" calcext:value-type="float">
            <text:p>-16.0713750686</text:p>
          </table:table-cell>
          <table:table-cell table:formula="of:=[.G257]*[.F257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formyllys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58]/SUM([.$B$1:.$B$507])" office:value-type="float" office:value="0.0000145222541442883" calcext:value-type="float">
            <text:p>1.45222541442883E-005</text:p>
          </table:table-cell>
          <table:table-cell table:formula="of:=LOG([.F258];2)" office:value-type="float" office:value="-16.0713750685975" calcext:value-type="float">
            <text:p>-16.0713750686</text:p>
          </table:table-cell>
          <table:table-cell table:formula="of:=[.G258]*[.F258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cysteinyl-aspartic acid (Cys-As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  <table:table-cell table:formula="of:=[.B259]/SUM([.$B$1:.$B$507])" office:value-type="float" office:value="0.0000145222541442883" calcext:value-type="float">
            <text:p>1.45222541442883E-005</text:p>
          </table:table-cell>
          <table:table-cell table:formula="of:=LOG([.F259];2)" office:value-type="float" office:value="-16.0713750685975" calcext:value-type="float">
            <text:p>-16.0713750686</text:p>
          </table:table-cell>
          <table:table-cell table:formula="of:=[.G259]*[.F259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Gln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260]/SUM([.$B$1:.$B$507])" office:value-type="float" office:value="0.0000145222541442883" calcext:value-type="float">
            <text:p>1.45222541442883E-005</text:p>
          </table:table-cell>
          <table:table-cell table:formula="of:=LOG([.F260];2)" office:value-type="float" office:value="-16.0713750685975" calcext:value-type="float">
            <text:p>-16.0713750686</text:p>
          </table:table-cell>
          <table:table-cell table:formula="of:=[.G260]*[.F260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2-aminovinyl)-D-cysteine (Ser-C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61]/SUM([.$B$1:.$B$507])" office:value-type="float" office:value="0.0000121018784535736" calcext:value-type="float">
            <text:p>1.21018784535736E-005</text:p>
          </table:table-cell>
          <table:table-cell table:formula="of:=LOG([.F261];2)" office:value-type="float" office:value="-16.3344094744313" calcext:value-type="float">
            <text:p>-16.3344094744</text:p>
          </table:table-cell>
          <table:table-cell table:formula="of:=[.G261]*[.F261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4-hydroxycinnamyl)cyste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62]/SUM([.$B$1:.$B$507])" office:value-type="float" office:value="0.0000121018784535736" calcext:value-type="float">
            <text:p>1.21018784535736E-005</text:p>
          </table:table-cell>
          <table:table-cell table:formula="of:=LOG([.F262];2)" office:value-type="float" office:value="-16.3344094744313" calcext:value-type="float">
            <text:p>-16.3344094744</text:p>
          </table:table-cell>
          <table:table-cell table:formula="of:=[.G262]*[.F262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oalanine (Ser-L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263]/SUM([.$B$1:.$B$507])" office:value-type="float" office:value="0.0000121018784535736" calcext:value-type="float">
            <text:p>1.21018784535736E-005</text:p>
          </table:table-cell>
          <table:table-cell table:formula="of:=LOG([.F263];2)" office:value-type="float" office:value="-16.3344094744313" calcext:value-type="float">
            <text:p>-16.3344094744</text:p>
          </table:table-cell>
          <table:table-cell table:formula="of:=[.G263]*[.F263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Man6P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264]/SUM([.$B$1:.$B$507])" office:value-type="float" office:value="0.0000121018784535736" calcext:value-type="float">
            <text:p>1.21018784535736E-005</text:p>
          </table:table-cell>
          <table:table-cell table:formula="of:=LOG([.F264];2)" office:value-type="float" office:value="-16.3344094744313" calcext:value-type="float">
            <text:p>-16.3344094744</text:p>
          </table:table-cell>
          <table:table-cell table:formula="of:=[.G264]*[.F264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tryptoph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265]/SUM([.$B$1:.$B$507])" office:value-type="float" office:value="0.0000121018784535736" calcext:value-type="float">
            <text:p>1.21018784535736E-005</text:p>
          </table:table-cell>
          <table:table-cell table:formula="of:=LOG([.F265];2)" office:value-type="float" office:value="-16.3344094744313" calcext:value-type="float">
            <text:p>-16.3344094744</text:p>
          </table:table-cell>
          <table:table-cell table:formula="of:=[.G265]*[.F265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palmitoyl threon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  <table:table-cell table:formula="of:=[.B266]/SUM([.$B$1:.$B$507])" office:value-type="float" office:value="0.0000121018784535736" calcext:value-type="float">
            <text:p>1.21018784535736E-005</text:p>
          </table:table-cell>
          <table:table-cell table:formula="of:=LOG([.F266];2)" office:value-type="float" office:value="-16.3344094744313" calcext:value-type="float">
            <text:p>-16.3344094744</text:p>
          </table:table-cell>
          <table:table-cell table:formula="of:=[.G266]*[.F266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asparag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267]/SUM([.$B$1:.$B$507])" office:value-type="float" office:value="0.0000121018784535736" calcext:value-type="float">
            <text:p>1.21018784535736E-005</text:p>
          </table:table-cell>
          <table:table-cell table:formula="of:=LOG([.F267];2)" office:value-type="float" office:value="-16.3344094744313" calcext:value-type="float">
            <text:p>-16.3344094744</text:p>
          </table:table-cell>
          <table:table-cell table:formula="of:=[.G267]*[.F267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low mannos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268]/SUM([.$B$1:.$B$507])" office:value-type="float" office:value="0.0000121018784535736" calcext:value-type="float">
            <text:p>1.21018784535736E-005</text:p>
          </table:table-cell>
          <table:table-cell table:formula="of:=LOG([.F268];2)" office:value-type="float" office:value="-16.3344094744313" calcext:value-type="float">
            <text:p>-16.3344094744</text:p>
          </table:table-cell>
          <table:table-cell table:formula="of:=[.G268]*[.F268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Ser-As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269]/SUM([.$B$1:.$B$507])" office:value-type="float" office:value="0.0000121018784535736" calcext:value-type="float">
            <text:p>1.21018784535736E-005</text:p>
          </table:table-cell>
          <table:table-cell table:formula="of:=LOG([.F269];2)" office:value-type="float" office:value="-16.3344094744313" calcext:value-type="float">
            <text:p>-16.3344094744</text:p>
          </table:table-cell>
          <table:table-cell table:formula="of:=[.G269]*[.F269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ocyste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70]/SUM([.$B$1:.$B$507])" office:value-type="float" office:value="0.0000121018784535736" calcext:value-type="float">
            <text:p>1.21018784535736E-005</text:p>
          </table:table-cell>
          <table:table-cell table:formula="of:=LOG([.F270];2)" office:value-type="float" office:value="-16.3344094744313" calcext:value-type="float">
            <text:p>-16.3344094744</text:p>
          </table:table-cell>
          <table:table-cell table:formula="of:=[.G270]*[.F270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,N6,N6-trimethyl-5-hydroxylys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71]/SUM([.$B$1:.$B$507])" office:value-type="float" office:value="0.0000121018784535736" calcext:value-type="float">
            <text:p>1.21018784535736E-005</text:p>
          </table:table-cell>
          <table:table-cell table:formula="of:=LOG([.F271];2)" office:value-type="float" office:value="-16.3344094744313" calcext:value-type="float">
            <text:p>-16.3344094744</text:p>
          </table:table-cell>
          <table:table-cell table:formula="of:=[.G271]*[.F271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Val-C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72]/SUM([.$B$1:.$B$507])" office:value-type="float" office:value="0.0000121018784535736" calcext:value-type="float">
            <text:p>1.21018784535736E-005</text:p>
          </table:table-cell>
          <table:table-cell table:formula="of:=LOG([.F272];2)" office:value-type="float" office:value="-16.3344094744313" calcext:value-type="float">
            <text:p>-16.3344094744</text:p>
          </table:table-cell>
          <table:table-cell table:formula="of:=[.G272]*[.F272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E)-2,3-didehydrobutyr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273]/SUM([.$B$1:.$B$507])" office:value-type="float" office:value="0.0000121018784535736" calcext:value-type="float">
            <text:p>1.21018784535736E-005</text:p>
          </table:table-cell>
          <table:table-cell table:formula="of:=LOG([.F273];2)" office:value-type="float" office:value="-16.3344094744313" calcext:value-type="float">
            <text:p>-16.3344094744</text:p>
          </table:table-cell>
          <table:table-cell table:formula="of:=[.G273]*[.F273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imidazolinone (Ser-Gl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274]/SUM([.$B$1:.$B$507])" office:value-type="float" office:value="0.0000121018784535736" calcext:value-type="float">
            <text:p>1.21018784535736E-005</text:p>
          </table:table-cell>
          <table:table-cell table:formula="of:=LOG([.F274];2)" office:value-type="float" office:value="-16.3344094744313" calcext:value-type="float">
            <text:p>-16.3344094744</text:p>
          </table:table-cell>
          <table:table-cell table:formula="of:=[.G274]*[.F274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inked (Hex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  <table:table-cell table:formula="of:=[.B275]/SUM([.$B$1:.$B$507])" office:value-type="float" office:value="0.0000121018784535736" calcext:value-type="float">
            <text:p>1.21018784535736E-005</text:p>
          </table:table-cell>
          <table:table-cell table:formula="of:=LOG([.F275];2)" office:value-type="float" office:value="-16.3344094744313" calcext:value-type="float">
            <text:p>-16.3344094744</text:p>
          </table:table-cell>
          <table:table-cell table:formula="of:=[.G275]*[.F275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-methylargin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276]/SUM([.$B$1:.$B$507])" office:value-type="float" office:value="0.0000121018784535736" calcext:value-type="float">
            <text:p>1.21018784535736E-005</text:p>
          </table:table-cell>
          <table:table-cell table:formula="of:=LOG([.F276];2)" office:value-type="float" office:value="-16.3344094744313" calcext:value-type="float">
            <text:p>-16.3344094744</text:p>
          </table:table-cell>
          <table:table-cell table:formula="of:=[.G276]*[.F276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dermatan sulfat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277]/SUM([.$B$1:.$B$507])" office:value-type="float" office:value="0.0000121018784535736" calcext:value-type="float">
            <text:p>1.21018784535736E-005</text:p>
          </table:table-cell>
          <table:table-cell table:formula="of:=LOG([.F277];2)" office:value-type="float" office:value="-16.3344094744313" calcext:value-type="float">
            <text:p>-16.3344094744</text:p>
          </table:table-cell>
          <table:table-cell table:formula="of:=[.G277]*[.F277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iminomethyl-5-imidazolinone (Gln-Gl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278]/SUM([.$B$1:.$B$507])" office:value-type="float" office:value="0.0000121018784535736" calcext:value-type="float">
            <text:p>1.21018784535736E-005</text:p>
          </table:table-cell>
          <table:table-cell table:formula="of:=LOG([.F278];2)" office:value-type="float" office:value="-16.3344094744313" calcext:value-type="float">
            <text:p>-16.3344094744</text:p>
          </table:table-cell>
          <table:table-cell table:formula="of:=[.G278]*[.F278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N2-lys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279]/SUM([.$B$1:.$B$507])" office:value-type="float" office:value="0.00000968150276285885" calcext:value-type="float">
            <text:p>9.68150276285885E-006</text:p>
          </table:table-cell>
          <table:table-cell table:formula="of:=LOG([.F279];2)" office:value-type="float" office:value="-16.6563375693187" calcext:value-type="float">
            <text:p>-16.6563375693</text:p>
          </table:table-cell>
          <table:table-cell table:formula="of:=[.G279]*[.F279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 or GlcNAc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280]/SUM([.$B$1:.$B$507])" office:value-type="float" office:value="0.00000968150276285885" calcext:value-type="float">
            <text:p>9.68150276285885E-006</text:p>
          </table:table-cell>
          <table:table-cell table:formula="of:=LOG([.F280];2)" office:value-type="float" office:value="-16.6563375693187" calcext:value-type="float">
            <text:p>-16.6563375693</text:p>
          </table:table-cell>
          <table:table-cell table:formula="of:=[.G280]*[.F280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oxoalanine (Ser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81]/SUM([.$B$1:.$B$507])" office:value-type="float" office:value="0.00000968150276285885" calcext:value-type="float">
            <text:p>9.68150276285885E-006</text:p>
          </table:table-cell>
          <table:table-cell table:formula="of:=LOG([.F281];2)" office:value-type="float" office:value="-16.6563375693187" calcext:value-type="float">
            <text:p>-16.6563375693</text:p>
          </table:table-cell>
          <table:table-cell table:formula="of:=[.G281]*[.F281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imidazolinone (Cys-Gl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282]/SUM([.$B$1:.$B$507])" office:value-type="float" office:value="0.00000968150276285885" calcext:value-type="float">
            <text:p>9.68150276285885E-006</text:p>
          </table:table-cell>
          <table:table-cell table:formula="of:=LOG([.F282];2)" office:value-type="float" office:value="-16.6563375693187" calcext:value-type="float">
            <text:p>-16.6563375693</text:p>
          </table:table-cell>
          <table:table-cell table:formula="of:=[.G282]*[.F282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oxazole-4-carboxylic acid (Cys- Th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283]/SUM([.$B$1:.$B$507])" office:value-type="float" office:value="0.00000968150276285885" calcext:value-type="float">
            <text:p>9.68150276285885E-006</text:p>
          </table:table-cell>
          <table:table-cell table:formula="of:=LOG([.F283];2)" office:value-type="float" office:value="-16.6563375693187" calcext:value-type="float">
            <text:p>-16.6563375693</text:p>
          </table:table-cell>
          <table:table-cell table:formula="of:=[.G283]*[.F283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1-carboxyethyl lys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84]/SUM([.$B$1:.$B$507])" office:value-type="float" office:value="0.00000968150276285885" calcext:value-type="float">
            <text:p>9.68150276285885E-006</text:p>
          </table:table-cell>
          <table:table-cell table:formula="of:=LOG([.F284];2)" office:value-type="float" office:value="-16.6563375693187" calcext:value-type="float">
            <text:p>-16.6563375693</text:p>
          </table:table-cell>
          <table:table-cell table:formula="of:=[.G284]*[.F284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2-aminoadipic ac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285]/SUM([.$B$1:.$B$507])" office:value-type="float" office:value="0.00000968150276285885" calcext:value-type="float">
            <text:p>9.68150276285885E-006</text:p>
          </table:table-cell>
          <table:table-cell table:formula="of:=LOG([.F285];2)" office:value-type="float" office:value="-16.6563375693187" calcext:value-type="float">
            <text:p>-16.6563375693</text:p>
          </table:table-cell>
          <table:table-cell table:formula="of:=[.G285]*[.F285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Gly-Cy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86]/SUM([.$B$1:.$B$507])" office:value-type="float" office:value="0.00000968150276285885" calcext:value-type="float">
            <text:p>9.68150276285885E-006</text:p>
          </table:table-cell>
          <table:table-cell table:formula="of:=LOG([.F286];2)" office:value-type="float" office:value="-16.6563375693187" calcext:value-type="float">
            <text:p>-16.6563375693</text:p>
          </table:table-cell>
          <table:table-cell table:formula="of:=[.G286]*[.F286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iodothyron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287]/SUM([.$B$1:.$B$507])" office:value-type="float" office:value="0.00000968150276285885" calcext:value-type="float">
            <text:p>9.68150276285885E-006</text:p>
          </table:table-cell>
          <table:table-cell table:formula="of:=LOG([.F287];2)" office:value-type="float" office:value="-16.6563375693187" calcext:value-type="float">
            <text:p>-16.6563375693</text:p>
          </table:table-cell>
          <table:table-cell table:formula="of:=[.G287]*[.F287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uvic acid (Cys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88]/SUM([.$B$1:.$B$507])" office:value-type="float" office:value="0.00000968150276285885" calcext:value-type="float">
            <text:p>9.68150276285885E-006</text:p>
          </table:table-cell>
          <table:table-cell table:formula="of:=LOG([.F288];2)" office:value-type="float" office:value="-16.6563375693187" calcext:value-type="float">
            <text:p>-16.6563375693</text:p>
          </table:table-cell>
          <table:table-cell table:formula="of:=[.G288]*[.F288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oargin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289]/SUM([.$B$1:.$B$507])" office:value-type="float" office:value="0.00000968150276285885" calcext:value-type="float">
            <text:p>9.68150276285885E-006</text:p>
          </table:table-cell>
          <table:table-cell table:formula="of:=LOG([.F289];2)" office:value-type="float" office:value="-16.6563375693187" calcext:value-type="float">
            <text:p>-16.6563375693</text:p>
          </table:table-cell>
          <table:table-cell table:formula="of:=[.G289]*[.F289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ARBOHYD</text:p>
          </table:table-cell>
          <table:table-cell table:formula="of:=[.B290]/SUM([.$B$1:.$B$507])" office:value-type="float" office:value="0.00000968150276285885" calcext:value-type="float">
            <text:p>9.68150276285885E-006</text:p>
          </table:table-cell>
          <table:table-cell table:formula="of:=LOG([.F290];2)" office:value-type="float" office:value="-16.6563375693187" calcext:value-type="float">
            <text:p>-16.6563375693</text:p>
          </table:table-cell>
          <table:table-cell table:formula="of:=[.G290]*[.F290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selanylcyste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91]/SUM([.$B$1:.$B$507])" office:value-type="float" office:value="0.00000968150276285885" calcext:value-type="float">
            <text:p>9.68150276285885E-006</text:p>
          </table:table-cell>
          <table:table-cell table:formula="of:=LOG([.F291];2)" office:value-type="float" office:value="-16.6563375693187" calcext:value-type="float">
            <text:p>-16.6563375693</text:p>
          </table:table-cell>
          <table:table-cell table:formula="of:=[.G291]*[.F291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serine ester (Ser-Gly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292]/SUM([.$B$1:.$B$507])" office:value-type="float" office:value="0.00000968150276285885" calcext:value-type="float">
            <text:p>9.68150276285885E-006</text:p>
          </table:table-cell>
          <table:table-cell table:formula="of:=LOG([.F292];2)" office:value-type="float" office:value="-16.6563375693187" calcext:value-type="float">
            <text:p>-16.6563375693</text:p>
          </table:table-cell>
          <table:table-cell table:formula="of:=[.G292]*[.F292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like-anchor amidated glyc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293]/SUM([.$B$1:.$B$507])" office:value-type="float" office:value="0.00000968150276285885" calcext:value-type="float">
            <text:p>9.68150276285885E-006</text:p>
          </table:table-cell>
          <table:table-cell table:formula="of:=LOG([.F293];2)" office:value-type="float" office:value="-16.6563375693187" calcext:value-type="float">
            <text:p>-16.6563375693</text:p>
          </table:table-cell>
          <table:table-cell table:formula="of:=[.G293]*[.F293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Gly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294]/SUM([.$B$1:.$B$507])" office:value-type="float" office:value="0.00000968150276285885" calcext:value-type="float">
            <text:p>9.68150276285885E-006</text:p>
          </table:table-cell>
          <table:table-cell table:formula="of:=LOG([.F294];2)" office:value-type="float" office:value="-16.6563375693187" calcext:value-type="float">
            <text:p>-16.6563375693</text:p>
          </table:table-cell>
          <table:table-cell table:formula="of:=[.G294]*[.F294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inked (Glc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  <table:table-cell table:formula="of:=[.B295]/SUM([.$B$1:.$B$507])" office:value-type="float" office:value="0.00000968150276285885" calcext:value-type="float">
            <text:p>9.68150276285885E-006</text:p>
          </table:table-cell>
          <table:table-cell table:formula="of:=LOG([.F295];2)" office:value-type="float" office:value="-16.6563375693187" calcext:value-type="float">
            <text:p>-16.6563375693</text:p>
          </table:table-cell>
          <table:table-cell table:formula="of:=[.G295]*[.F295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zole-4-carboxylic acid (Gly-S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296]/SUM([.$B$1:.$B$507])" office:value-type="float" office:value="0.00000726112707214414" calcext:value-type="float">
            <text:p>7.26112707214414E-006</text:p>
          </table:table-cell>
          <table:table-cell table:formula="of:=LOG([.F296];2)" office:value-type="float" office:value="-17.0713750685975" calcext:value-type="float">
            <text:p>-17.0713750686</text:p>
          </table:table-cell>
          <table:table-cell table:formula="of:=[.G296]*[.F296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cysteinyl-glutamic acid (Cys-Glu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ROSSLNK</text:p>
          </table:table-cell>
          <table:table-cell table:formula="of:=[.B297]/SUM([.$B$1:.$B$507])" office:value-type="float" office:value="0.00000726112707214414" calcext:value-type="float">
            <text:p>7.26112707214414E-006</text:p>
          </table:table-cell>
          <table:table-cell table:formula="of:=LOG([.F297];2)" office:value-type="float" office:value="-17.0713750685975" calcext:value-type="float">
            <text:p>-17.0713750686</text:p>
          </table:table-cell>
          <table:table-cell table:formula="of:=[.G297]*[.F297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e deriv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98]/SUM([.$B$1:.$B$507])" office:value-type="float" office:value="0.00000726112707214414" calcext:value-type="float">
            <text:p>7.26112707214414E-006</text:p>
          </table:table-cell>
          <table:table-cell table:formula="of:=LOG([.F298];2)" office:value-type="float" office:value="-17.0713750685975" calcext:value-type="float">
            <text:p>-17.0713750686</text:p>
          </table:table-cell>
          <table:table-cell table:formula="of:=[.G298]*[.F298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val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299]/SUM([.$B$1:.$B$507])" office:value-type="float" office:value="0.00000726112707214414" calcext:value-type="float">
            <text:p>7.26112707214414E-006</text:p>
          </table:table-cell>
          <table:table-cell table:formula="of:=LOG([.F299];2)" office:value-type="float" office:value="-17.0713750685975" calcext:value-type="float">
            <text:p>-17.0713750686</text:p>
          </table:table-cell>
          <table:table-cell table:formula="of:=[.G299]*[.F299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leuc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300]/SUM([.$B$1:.$B$507])" office:value-type="float" office:value="0.00000726112707214414" calcext:value-type="float">
            <text:p>7.26112707214414E-006</text:p>
          </table:table-cell>
          <table:table-cell table:formula="of:=LOG([.F300];2)" office:value-type="float" office:value="-17.0713750685975" calcext:value-type="float">
            <text:p>-17.0713750686</text:p>
          </table:table-cell>
          <table:table-cell table:formula="of:=[.G300]*[.F300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AMP-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301]/SUM([.$B$1:.$B$507])" office:value-type="float" office:value="0.00000726112707214414" calcext:value-type="float">
            <text:p>7.26112707214414E-006</text:p>
          </table:table-cell>
          <table:table-cell table:formula="of:=LOG([.F301];2)" office:value-type="float" office:value="-17.0713750685975" calcext:value-type="float">
            <text:p>-17.0713750686</text:p>
          </table:table-cell>
          <table:table-cell table:formula="of:=[.G301]*[.F301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,N-trimethylglyc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302]/SUM([.$B$1:.$B$507])" office:value-type="float" office:value="0.00000726112707214414" calcext:value-type="float">
            <text:p>7.26112707214414E-006</text:p>
          </table:table-cell>
          <table:table-cell table:formula="of:=LOG([.F302];2)" office:value-type="float" office:value="-17.0713750685975" calcext:value-type="float">
            <text:p>-17.0713750686</text:p>
          </table:table-cell>
          <table:table-cell table:formula="of:=[.G302]*[.F302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deriv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03]/SUM([.$B$1:.$B$507])" office:value-type="float" office:value="0.00000726112707214414" calcext:value-type="float">
            <text:p>7.26112707214414E-006</text:p>
          </table:table-cell>
          <table:table-cell table:formula="of:=LOG([.F303];2)" office:value-type="float" office:value="-17.0713750685975" calcext:value-type="float">
            <text:p>-17.0713750686</text:p>
          </table:table-cell>
          <table:table-cell table:formula="of:=[.G303]*[.F303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Pro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304]/SUM([.$B$1:.$B$507])" office:value-type="float" office:value="0.00000726112707214414" calcext:value-type="float">
            <text:p>7.26112707214414E-006</text:p>
          </table:table-cell>
          <table:table-cell table:formula="of:=LOG([.F304];2)" office:value-type="float" office:value="-17.0713750685975" calcext:value-type="float">
            <text:p>-17.0713750686</text:p>
          </table:table-cell>
          <table:table-cell table:formula="of:=[.G304]*[.F304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glutamat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305]/SUM([.$B$1:.$B$507])" office:value-type="float" office:value="0.00000726112707214414" calcext:value-type="float">
            <text:p>7.26112707214414E-006</text:p>
          </table:table-cell>
          <table:table-cell table:formula="of:=LOG([.F305];2)" office:value-type="float" office:value="-17.0713750685975" calcext:value-type="float">
            <text:p>-17.0713750686</text:p>
          </table:table-cell>
          <table:table-cell table:formula="of:=[.G305]*[.F305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acetyl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06]/SUM([.$B$1:.$B$507])" office:value-type="float" office:value="0.00000726112707214414" calcext:value-type="float">
            <text:p>7.26112707214414E-006</text:p>
          </table:table-cell>
          <table:table-cell table:formula="of:=LOG([.F306];2)" office:value-type="float" office:value="-17.0713750685975" calcext:value-type="float">
            <text:p>-17.0713750686</text:p>
          </table:table-cell>
          <table:table-cell table:formula="of:=[.G306]*[.F306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 and complex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307]/SUM([.$B$1:.$B$507])" office:value-type="float" office:value="0.00000726112707214414" calcext:value-type="float">
            <text:p>7.26112707214414E-006</text:p>
          </table:table-cell>
          <table:table-cell table:formula="of:=LOG([.F307];2)" office:value-type="float" office:value="-17.0713750685975" calcext:value-type="float">
            <text:p>-17.0713750686</text:p>
          </table:table-cell>
          <table:table-cell table:formula="of:=[.G307]*[.F307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o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08]/SUM([.$B$1:.$B$507])" office:value-type="float" office:value="0.00000726112707214414" calcext:value-type="float">
            <text:p>7.26112707214414E-006</text:p>
          </table:table-cell>
          <table:table-cell table:formula="of:=LOG([.F308];2)" office:value-type="float" office:value="-17.0713750685975" calcext:value-type="float">
            <text:p>-17.0713750686</text:p>
          </table:table-cell>
          <table:table-cell table:formula="of:=[.G308]*[.F308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dityrosine (Tyr-Ty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309]/SUM([.$B$1:.$B$507])" office:value-type="float" office:value="0.00000726112707214414" calcext:value-type="float">
            <text:p>7.26112707214414E-006</text:p>
          </table:table-cell>
          <table:table-cell table:formula="of:=LOG([.F309];2)" office:value-type="float" office:value="-17.0713750685975" calcext:value-type="float">
            <text:p>-17.0713750686</text:p>
          </table:table-cell>
          <table:table-cell table:formula="of:=[.G309]*[.F309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yl isopeptide (Asn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310]/SUM([.$B$1:.$B$507])" office:value-type="float" office:value="0.00000726112707214414" calcext:value-type="float">
            <text:p>7.26112707214414E-006</text:p>
          </table:table-cell>
          <table:table-cell table:formula="of:=LOG([.F310];2)" office:value-type="float" office:value="-17.0713750685975" calcext:value-type="float">
            <text:p>-17.0713750686</text:p>
          </table:table-cell>
          <table:table-cell table:formula="of:=[.G310]*[.F310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sn-1-glycerophosphoryl)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11]/SUM([.$B$1:.$B$507])" office:value-type="float" office:value="0.00000726112707214414" calcext:value-type="float">
            <text:p>7.26112707214414E-006</text:p>
          </table:table-cell>
          <table:table-cell table:formula="of:=LOG([.F311];2)" office:value-type="float" office:value="-17.0713750685975" calcext:value-type="float">
            <text:p>-17.0713750686</text:p>
          </table:table-cell>
          <table:table-cell table:formula="of:=[.G311]*[.F311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acetyl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312]/SUM([.$B$1:.$B$507])" office:value-type="float" office:value="0.00000726112707214414" calcext:value-type="float">
            <text:p>7.26112707214414E-006</text:p>
          </table:table-cell>
          <table:table-cell table:formula="of:=LOG([.F312];2)" office:value-type="float" office:value="-17.0713750685975" calcext:value-type="float">
            <text:p>-17.0713750686</text:p>
          </table:table-cell>
          <table:table-cell table:formula="of:=[.G312]*[.F312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ate 1-(chondroitin 4-sulfate)- es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313]/SUM([.$B$1:.$B$507])" office:value-type="float" office:value="0.00000726112707214414" calcext:value-type="float">
            <text:p>7.26112707214414E-006</text:p>
          </table:table-cell>
          <table:table-cell table:formula="of:=LOG([.F313];2)" office:value-type="float" office:value="-17.0713750685975" calcext:value-type="float">
            <text:p>-17.0713750686</text:p>
          </table:table-cell>
          <table:table-cell table:formula="of:=[.G313]*[.F313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alanine (S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14]/SUM([.$B$1:.$B$507])" office:value-type="float" office:value="0.00000726112707214414" calcext:value-type="float">
            <text:p>7.26112707214414E-006</text:p>
          </table:table-cell>
          <table:table-cell table:formula="of:=LOG([.F314];2)" office:value-type="float" office:value="-17.0713750685975" calcext:value-type="float">
            <text:p>-17.0713750686</text:p>
          </table:table-cell>
          <table:table-cell table:formula="of:=[.G314]*[.F314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E)-2,3-didehydrotyros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315]/SUM([.$B$1:.$B$507])" office:value-type="float" office:value="0.00000726112707214414" calcext:value-type="float">
            <text:p>7.26112707214414E-006</text:p>
          </table:table-cell>
          <table:table-cell table:formula="of:=LOG([.F315];2)" office:value-type="float" office:value="-17.0713750685975" calcext:value-type="float">
            <text:p>-17.0713750686</text:p>
          </table:table-cell>
          <table:table-cell table:formula="of:=[.G315]*[.F315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ARBOHYD</text:p>
          </table:table-cell>
          <table:table-cell table:formula="of:=[.B316]/SUM([.$B$1:.$B$507])" office:value-type="float" office:value="0.00000726112707214414" calcext:value-type="float">
            <text:p>7.26112707214414E-006</text:p>
          </table:table-cell>
          <table:table-cell table:formula="of:=LOG([.F316];2)" office:value-type="float" office:value="-17.0713750685975" calcext:value-type="float">
            <text:p>-17.0713750686</text:p>
          </table:table-cell>
          <table:table-cell table:formula="of:=[.G316]*[.F316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'-cysteinyl-tryptophylquinone (Cys-Trp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LNK</text:p>
          </table:table-cell>
          <table:table-cell table:formula="of:=[.B317]/SUM([.$B$1:.$B$507])" office:value-type="float" office:value="0.00000726112707214414" calcext:value-type="float">
            <text:p>7.26112707214414E-006</text:p>
          </table:table-cell>
          <table:table-cell table:formula="of:=LOG([.F317];2)" office:value-type="float" office:value="-17.0713750685975" calcext:value-type="float">
            <text:p>-17.0713750686</text:p>
          </table:table-cell>
          <table:table-cell table:formula="of:=[.G317]*[.F317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rboxylated 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318]/SUM([.$B$1:.$B$507])" office:value-type="float" office:value="0.00000726112707214414" calcext:value-type="float">
            <text:p>7.26112707214414E-006</text:p>
          </table:table-cell>
          <table:table-cell table:formula="of:=LOG([.F318];2)" office:value-type="float" office:value="-17.0713750685975" calcext:value-type="float">
            <text:p>-17.0713750686</text:p>
          </table:table-cell>
          <table:table-cell table:formula="of:=[.G318]*[.F318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Z)-2,3-didehydrotyros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319]/SUM([.$B$1:.$B$507])" office:value-type="float" office:value="0.00000726112707214414" calcext:value-type="float">
            <text:p>7.26112707214414E-006</text:p>
          </table:table-cell>
          <table:table-cell table:formula="of:=LOG([.F319];2)" office:value-type="float" office:value="-17.0713750685975" calcext:value-type="float">
            <text:p>-17.0713750686</text:p>
          </table:table-cell>
          <table:table-cell table:formula="of:=[.G319]*[.F319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N2-ornith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320]/SUM([.$B$1:.$B$507])" office:value-type="float" office:value="0.00000726112707214414" calcext:value-type="float">
            <text:p>7.26112707214414E-006</text:p>
          </table:table-cell>
          <table:table-cell table:formula="of:=LOG([.F320];2)" office:value-type="float" office:value="-17.0713750685975" calcext:value-type="float">
            <text:p>-17.0713750686</text:p>
          </table:table-cell>
          <table:table-cell table:formula="of:=[.G320]*[.F320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ARBOHYD</text:p>
          </table:table-cell>
          <table:table-cell table:formula="of:=[.B321]/SUM([.$B$1:.$B$507])" office:value-type="float" office:value="0.00000726112707214414" calcext:value-type="float">
            <text:p>7.26112707214414E-006</text:p>
          </table:table-cell>
          <table:table-cell table:formula="of:=LOG([.F321];2)" office:value-type="float" office:value="-17.0713750685975" calcext:value-type="float">
            <text:p>-17.0713750686</text:p>
          </table:table-cell>
          <table:table-cell table:formula="of:=[.G321]*[.F321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methyl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322]/SUM([.$B$1:.$B$507])" office:value-type="float" office:value="0.00000726112707214414" calcext:value-type="float">
            <text:p>7.26112707214414E-006</text:p>
          </table:table-cell>
          <table:table-cell table:formula="of:=LOG([.F322];2)" office:value-type="float" office:value="-17.0713750685975" calcext:value-type="float">
            <text:p>-17.0713750686</text:p>
          </table:table-cell>
          <table:table-cell table:formula="of:=[.G322]*[.F322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phenyllactic ac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  <table:table-cell table:formula="of:=[.B323]/SUM([.$B$1:.$B$507])" office:value-type="float" office:value="0.00000726112707214414" calcext:value-type="float">
            <text:p>7.26112707214414E-006</text:p>
          </table:table-cell>
          <table:table-cell table:formula="of:=LOG([.F323];2)" office:value-type="float" office:value="-17.0713750685975" calcext:value-type="float">
            <text:p>-17.0713750686</text:p>
          </table:table-cell>
          <table:table-cell table:formula="of:=[.G323]*[.F323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Ser-Gl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324]/SUM([.$B$1:.$B$507])" office:value-type="float" office:value="0.00000484075138142943" calcext:value-type="float">
            <text:p>4.84075138142943E-006</text:p>
          </table:table-cell>
          <table:table-cell table:formula="of:=LOG([.F324];2)" office:value-type="float" office:value="-17.6563375693187" calcext:value-type="float">
            <text:p>-17.6563375693</text:p>
          </table:table-cell>
          <table:table-cell table:formula="of:=[.G324]*[.F324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-nitrotyr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325]/SUM([.$B$1:.$B$507])" office:value-type="float" office:value="0.00000484075138142943" calcext:value-type="float">
            <text:p>4.84075138142943E-006</text:p>
          </table:table-cell>
          <table:table-cell table:formula="of:=LOG([.F325];2)" office:value-type="float" office:value="-17.6563375693187" calcext:value-type="float">
            <text:p>-17.6563375693</text:p>
          </table:table-cell>
          <table:table-cell table:formula="of:=[.G325]*[.F325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,N-trimethylser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26]/SUM([.$B$1:.$B$507])" office:value-type="float" office:value="0.00000484075138142943" calcext:value-type="float">
            <text:p>4.84075138142943E-006</text:p>
          </table:table-cell>
          <table:table-cell table:formula="of:=LOG([.F326];2)" office:value-type="float" office:value="-17.6563375693187" calcext:value-type="float">
            <text:p>-17.6563375693</text:p>
          </table:table-cell>
          <table:table-cell table:formula="of:=[.G326]*[.F326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oxazole-4-carboxylic acid (Thr- Th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327]/SUM([.$B$1:.$B$507])" office:value-type="float" office:value="0.00000484075138142943" calcext:value-type="float">
            <text:p>4.84075138142943E-006</text:p>
          </table:table-cell>
          <table:table-cell table:formula="of:=LOG([.F327];2)" office:value-type="float" office:value="-17.6563375693187" calcext:value-type="float">
            <text:p>-17.6563375693</text:p>
          </table:table-cell>
          <table:table-cell table:formula="of:=[.G327]*[.F327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'-cysteinyl-6'-hydroxytryptophan sulfoxide (Trp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28]/SUM([.$B$1:.$B$507])" office:value-type="float" office:value="0.00000484075138142943" calcext:value-type="float">
            <text:p>4.84075138142943E-006</text:p>
          </table:table-cell>
          <table:table-cell table:formula="of:=LOG([.F328];2)" office:value-type="float" office:value="-17.6563375693187" calcext:value-type="float">
            <text:p>-17.6563375693</text:p>
          </table:table-cell>
          <table:table-cell table:formula="of:=[.G328]*[.F328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e deriva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329]/SUM([.$B$1:.$B$507])" office:value-type="float" office:value="0.00000484075138142943" calcext:value-type="float">
            <text:p>4.84075138142943E-006</text:p>
          </table:table-cell>
          <table:table-cell table:formula="of:=LOG([.F329];2)" office:value-type="float" office:value="-17.6563375693187" calcext:value-type="float">
            <text:p>-17.6563375693</text:p>
          </table:table-cell>
          <table:table-cell table:formula="of:=[.G329]*[.F329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tyr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330]/SUM([.$B$1:.$B$507])" office:value-type="float" office:value="0.00000484075138142943" calcext:value-type="float">
            <text:p>4.84075138142943E-006</text:p>
          </table:table-cell>
          <table:table-cell table:formula="of:=LOG([.F330];2)" office:value-type="float" office:value="-17.6563375693187" calcext:value-type="float">
            <text:p>-17.6563375693</text:p>
          </table:table-cell>
          <table:table-cell table:formula="of:=[.G330]*[.F330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4-hydroxyval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331]/SUM([.$B$1:.$B$507])" office:value-type="float" office:value="0.00000484075138142943" calcext:value-type="float">
            <text:p>4.84075138142943E-006</text:p>
          </table:table-cell>
          <table:table-cell table:formula="of:=LOG([.F331];2)" office:value-type="float" office:value="-17.6563375693187" calcext:value-type="float">
            <text:p>-17.6563375693</text:p>
          </table:table-cell>
          <table:table-cell table:formula="of:=[.G331]*[.F331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tyr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332]/SUM([.$B$1:.$B$507])" office:value-type="float" office:value="0.00000484075138142943" calcext:value-type="float">
            <text:p>4.84075138142943E-006</text:p>
          </table:table-cell>
          <table:table-cell table:formula="of:=LOG([.F332];2)" office:value-type="float" office:value="-17.6563375693187" calcext:value-type="float">
            <text:p>-17.6563375693</text:p>
          </table:table-cell>
          <table:table-cell table:formula="of:=[.G332]*[.F332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ic aci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33]/SUM([.$B$1:.$B$507])" office:value-type="float" office:value="0.00000484075138142943" calcext:value-type="float">
            <text:p>4.84075138142943E-006</text:p>
          </table:table-cell>
          <table:table-cell table:formula="of:=LOG([.F333];2)" office:value-type="float" office:value="-17.6563375693187" calcext:value-type="float">
            <text:p>-17.6563375693</text:p>
          </table:table-cell>
          <table:table-cell table:formula="of:=[.G333]*[.F333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aspartyl cysteine isopeptide (Cys- As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334]/SUM([.$B$1:.$B$507])" office:value-type="float" office:value="0.00000484075138142943" calcext:value-type="float">
            <text:p>4.84075138142943E-006</text:p>
          </table:table-cell>
          <table:table-cell table:formula="of:=LOG([.F334];2)" office:value-type="float" office:value="-17.6563375693187" calcext:value-type="float">
            <text:p>-17.6563375693</text:p>
          </table:table-cell>
          <table:table-cell table:formula="of:=[.G334]*[.F334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iminomethyl-5-imidazolinone (Met-Gl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335]/SUM([.$B$1:.$B$507])" office:value-type="float" office:value="0.00000484075138142943" calcext:value-type="float">
            <text:p>4.84075138142943E-006</text:p>
          </table:table-cell>
          <table:table-cell table:formula="of:=LOG([.F335];2)" office:value-type="float" office:value="-17.6563375693187" calcext:value-type="float">
            <text:p>-17.6563375693</text:p>
          </table:table-cell>
          <table:table-cell table:formula="of:=[.G335]*[.F335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serine (Se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36]/SUM([.$B$1:.$B$507])" office:value-type="float" office:value="0.00000484075138142943" calcext:value-type="float">
            <text:p>4.84075138142943E-006</text:p>
          </table:table-cell>
          <table:table-cell table:formula="of:=LOG([.F336];2)" office:value-type="float" office:value="-17.6563375693187" calcext:value-type="float">
            <text:p>-17.6563375693</text:p>
          </table:table-cell>
          <table:table-cell table:formula="of:=[.G336]*[.F336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(ADP-ribosyl)ly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337]/SUM([.$B$1:.$B$507])" office:value-type="float" office:value="0.00000484075138142943" calcext:value-type="float">
            <text:p>4.84075138142943E-006</text:p>
          </table:table-cell>
          <table:table-cell table:formula="of:=LOG([.F337];2)" office:value-type="float" office:value="-17.6563375693187" calcext:value-type="float">
            <text:p>-17.6563375693</text:p>
          </table:table-cell>
          <table:table-cell table:formula="of:=[.G337]*[.F337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A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338]/SUM([.$B$1:.$B$507])" office:value-type="float" office:value="0.00000484075138142943" calcext:value-type="float">
            <text:p>4.84075138142943E-006</text:p>
          </table:table-cell>
          <table:table-cell table:formula="of:=LOG([.F338];2)" office:value-type="float" office:value="-17.6563375693187" calcext:value-type="float">
            <text:p>-17.6563375693</text:p>
          </table:table-cell>
          <table:table-cell table:formula="of:=[.G338]*[.F338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oxazoline-4-carboxylic acid (Ser- Th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339]/SUM([.$B$1:.$B$507])" office:value-type="float" office:value="0.00000484075138142943" calcext:value-type="float">
            <text:p>4.84075138142943E-006</text:p>
          </table:table-cell>
          <table:table-cell table:formula="of:=LOG([.F339];2)" office:value-type="float" office:value="-17.6563375693187" calcext:value-type="float">
            <text:p>-17.6563375693</text:p>
          </table:table-cell>
          <table:table-cell table:formula="of:=[.G339]*[.F339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Ile-Pr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OSSLNK</text:p>
          </table:table-cell>
          <table:table-cell table:formula="of:=[.B340]/SUM([.$B$1:.$B$507])" office:value-type="float" office:value="0.00000484075138142943" calcext:value-type="float">
            <text:p>4.84075138142943E-006</text:p>
          </table:table-cell>
          <table:table-cell table:formula="of:=LOG([.F340];2)" office:value-type="float" office:value="-17.6563375693187" calcext:value-type="float">
            <text:p>-17.6563375693</text:p>
          </table:table-cell>
          <table:table-cell table:formula="of:=[.G340]*[.F340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zoline-4-carboxylic acid (Cys-S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341]/SUM([.$B$1:.$B$507])" office:value-type="float" office:value="0.00000484075138142943" calcext:value-type="float">
            <text:p>4.84075138142943E-006</text:p>
          </table:table-cell>
          <table:table-cell table:formula="of:=LOG([.F341];2)" office:value-type="float" office:value="-17.6563375693187" calcext:value-type="float">
            <text:p>-17.6563375693</text:p>
          </table:table-cell>
          <table:table-cell table:formula="of:=[.G341]*[.F341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Ile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42]/SUM([.$B$1:.$B$507])" office:value-type="float" office:value="0.00000484075138142943" calcext:value-type="float">
            <text:p>4.84075138142943E-006</text:p>
          </table:table-cell>
          <table:table-cell table:formula="of:=LOG([.F342];2)" office:value-type="float" office:value="-17.6563375693187" calcext:value-type="float">
            <text:p>-17.6563375693</text:p>
          </table:table-cell>
          <table:table-cell table:formula="of:=[.G342]*[.F342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Xaa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OD_RES</text:p>
          </table:table-cell>
          <table:table-cell table:formula="of:=[.B343]/SUM([.$B$1:.$B$507])" office:value-type="float" office:value="0.00000484075138142943" calcext:value-type="float">
            <text:p>4.84075138142943E-006</text:p>
          </table:table-cell>
          <table:table-cell table:formula="of:=LOG([.F343];2)" office:value-type="float" office:value="-17.6563375693187" calcext:value-type="float">
            <text:p>-17.6563375693</text:p>
          </table:table-cell>
          <table:table-cell table:formula="of:=[.G343]*[.F343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llo-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344]/SUM([.$B$1:.$B$507])" office:value-type="float" office:value="0.00000484075138142943" calcext:value-type="float">
            <text:p>4.84075138142943E-006</text:p>
          </table:table-cell>
          <table:table-cell table:formula="of:=LOG([.F344];2)" office:value-type="float" office:value="-17.6563375693187" calcext:value-type="float">
            <text:p>-17.6563375693</text:p>
          </table:table-cell>
          <table:table-cell table:formula="of:=[.G344]*[.F344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6-FMN cyste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45]/SUM([.$B$1:.$B$507])" office:value-type="float" office:value="0.00000484075138142943" calcext:value-type="float">
            <text:p>4.84075138142943E-006</text:p>
          </table:table-cell>
          <table:table-cell table:formula="of:=LOG([.F345];2)" office:value-type="float" office:value="-17.6563375693187" calcext:value-type="float">
            <text:p>-17.6563375693</text:p>
          </table:table-cell>
          <table:table-cell table:formula="of:=[.G345]*[.F345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 or hybrid or polylactosaminoglyca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346]/SUM([.$B$1:.$B$507])" office:value-type="float" office:value="0.00000484075138142943" calcext:value-type="float">
            <text:p>4.84075138142943E-006</text:p>
          </table:table-cell>
          <table:table-cell table:formula="of:=LOG([.F346];2)" office:value-type="float" office:value="-17.6563375693187" calcext:value-type="float">
            <text:p>-17.6563375693</text:p>
          </table:table-cell>
          <table:table-cell table:formula="of:=[.G346]*[.F346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N phosphoryl ser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47]/SUM([.$B$1:.$B$507])" office:value-type="float" office:value="0.00000484075138142943" calcext:value-type="float">
            <text:p>4.84075138142943E-006</text:p>
          </table:table-cell>
          <table:table-cell table:formula="of:=LOG([.F347];2)" office:value-type="float" office:value="-17.6563375693187" calcext:value-type="float">
            <text:p>-17.6563375693</text:p>
          </table:table-cell>
          <table:table-cell table:formula="of:=[.G347]*[.F347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Arg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48]/SUM([.$B$1:.$B$507])" office:value-type="float" office:value="0.00000484075138142943" calcext:value-type="float">
            <text:p>4.84075138142943E-006</text:p>
          </table:table-cell>
          <table:table-cell table:formula="of:=LOG([.F348];2)" office:value-type="float" office:value="-17.6563375693187" calcext:value-type="float">
            <text:p>-17.6563375693</text:p>
          </table:table-cell>
          <table:table-cell table:formula="of:=[.G348]*[.F348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,4S)-4-hydroxy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349]/SUM([.$B$1:.$B$507])" office:value-type="float" office:value="0.00000484075138142943" calcext:value-type="float">
            <text:p>4.84075138142943E-006</text:p>
          </table:table-cell>
          <table:table-cell table:formula="of:=LOG([.F349];2)" office:value-type="float" office:value="-17.6563375693187" calcext:value-type="float">
            <text:p>-17.6563375693</text:p>
          </table:table-cell>
          <table:table-cell table:formula="of:=[.G349]*[.F349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S)-3-hydroxyaspartat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350]/SUM([.$B$1:.$B$507])" office:value-type="float" office:value="0.00000484075138142943" calcext:value-type="float">
            <text:p>4.84075138142943E-006</text:p>
          </table:table-cell>
          <table:table-cell table:formula="of:=LOG([.F350];2)" office:value-type="float" office:value="-17.6563375693187" calcext:value-type="float">
            <text:p>-17.6563375693</text:p>
          </table:table-cell>
          <table:table-cell table:formula="of:=[.G350]*[.F350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,4-dihydroxyargin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351]/SUM([.$B$1:.$B$507])" office:value-type="float" office:value="0.00000484075138142943" calcext:value-type="float">
            <text:p>4.84075138142943E-006</text:p>
          </table:table-cell>
          <table:table-cell table:formula="of:=LOG([.F351];2)" office:value-type="float" office:value="-17.6563375693187" calcext:value-type="float">
            <text:p>-17.6563375693</text:p>
          </table:table-cell>
          <table:table-cell table:formula="of:=[.G351]*[.F351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NAc6P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352]/SUM([.$B$1:.$B$507])" office:value-type="float" office:value="0.00000484075138142943" calcext:value-type="float">
            <text:p>4.84075138142943E-006</text:p>
          </table:table-cell>
          <table:table-cell table:formula="of:=LOG([.F352];2)" office:value-type="float" office:value="-17.6563375693187" calcext:value-type="float">
            <text:p>-17.6563375693</text:p>
          </table:table-cell>
          <table:table-cell table:formula="of:=[.G352]*[.F352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Lys-As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  <table:table-cell table:formula="of:=[.B353]/SUM([.$B$1:.$B$507])" office:value-type="float" office:value="0.00000484075138142943" calcext:value-type="float">
            <text:p>4.84075138142943E-006</text:p>
          </table:table-cell>
          <table:table-cell table:formula="of:=LOG([.F353];2)" office:value-type="float" office:value="-17.6563375693187" calcext:value-type="float">
            <text:p>-17.6563375693</text:p>
          </table:table-cell>
          <table:table-cell table:formula="of:=[.G353]*[.F353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-geranyl-2',N2-cyclotryptoph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LIPID</text:p>
          </table:table-cell>
          <table:table-cell table:formula="of:=[.B354]/SUM([.$B$1:.$B$507])" office:value-type="float" office:value="0.00000484075138142943" calcext:value-type="float">
            <text:p>4.84075138142943E-006</text:p>
          </table:table-cell>
          <table:table-cell table:formula="of:=LOG([.F354];2)" office:value-type="float" office:value="-17.6563375693187" calcext:value-type="float">
            <text:p>-17.6563375693</text:p>
          </table:table-cell>
          <table:table-cell table:formula="of:=[.G354]*[.F354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O-cysteine addu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355]/SUM([.$B$1:.$B$507])" office:value-type="float" office:value="0.00000484075138142943" calcext:value-type="float">
            <text:p>4.84075138142943E-006</text:p>
          </table:table-cell>
          <table:table-cell table:formula="of:=LOG([.F355];2)" office:value-type="float" office:value="-17.6563375693187" calcext:value-type="float">
            <text:p>-17.6563375693</text:p>
          </table:table-cell>
          <table:table-cell table:formula="of:=[.G355]*[.F355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356]/SUM([.$B$1:.$B$507])" office:value-type="float" office:value="0.00000484075138142943" calcext:value-type="float">
            <text:p>4.84075138142943E-006</text:p>
          </table:table-cell>
          <table:table-cell table:formula="of:=LOG([.F356];2)" office:value-type="float" office:value="-17.6563375693187" calcext:value-type="float">
            <text:p>-17.6563375693</text:p>
          </table:table-cell>
          <table:table-cell table:formula="of:=[.G356]*[.F356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alan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357]/SUM([.$B$1:.$B$507])" office:value-type="float" office:value="0.00000484075138142943" calcext:value-type="float">
            <text:p>4.84075138142943E-006</text:p>
          </table:table-cell>
          <table:table-cell table:formula="of:=LOG([.F357];2)" office:value-type="float" office:value="-17.6563375693187" calcext:value-type="float">
            <text:p>-17.6563375693</text:p>
          </table:table-cell>
          <table:table-cell table:formula="of:=[.G357]*[.F357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P-Ma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358]/SUM([.$B$1:.$B$507])" office:value-type="float" office:value="0.00000484075138142943" calcext:value-type="float">
            <text:p>4.84075138142943E-006</text:p>
          </table:table-cell>
          <table:table-cell table:formula="of:=LOG([.F358];2)" office:value-type="float" office:value="-17.6563375693187" calcext:value-type="float">
            <text:p>-17.6563375693</text:p>
          </table:table-cell>
          <table:table-cell table:formula="of:=[.G358]*[.F358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-14-hydroxy-10,13-dioxo-7- heptadecenoic acid aspartate es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IPID</text:p>
          </table:table-cell>
          <table:table-cell table:formula="of:=[.B359]/SUM([.$B$1:.$B$507])" office:value-type="float" office:value="0.00000484075138142943" calcext:value-type="float">
            <text:p>4.84075138142943E-006</text:p>
          </table:table-cell>
          <table:table-cell table:formula="of:=LOG([.F359];2)" office:value-type="float" office:value="-17.6563375693187" calcext:value-type="float">
            <text:p>-17.6563375693</text:p>
          </table:table-cell>
          <table:table-cell table:formula="of:=[.G359]*[.F359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-phosphohistid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360]/SUM([.$B$1:.$B$507])" office:value-type="float" office:value="0.00000484075138142943" calcext:value-type="float">
            <text:p>4.84075138142943E-006</text:p>
          </table:table-cell>
          <table:table-cell table:formula="of:=LOG([.F360];2)" office:value-type="float" office:value="-17.6563375693187" calcext:value-type="float">
            <text:p>-17.6563375693</text:p>
          </table:table-cell>
          <table:table-cell table:formula="of:=[.G360]*[.F360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,N2-dimethylargin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361]/SUM([.$B$1:.$B$507])" office:value-type="float" office:value="0.00000484075138142943" calcext:value-type="float">
            <text:p>4.84075138142943E-006</text:p>
          </table:table-cell>
          <table:table-cell table:formula="of:=LOG([.F361];2)" office:value-type="float" office:value="-17.6563375693187" calcext:value-type="float">
            <text:p>-17.6563375693</text:p>
          </table:table-cell>
          <table:table-cell table:formula="of:=[.G361]*[.F361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zole-4-carboxylic acid (Ile-S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362]/SUM([.$B$1:.$B$507])" office:value-type="float" office:value="0.00000484075138142943" calcext:value-type="float">
            <text:p>4.84075138142943E-006</text:p>
          </table:table-cell>
          <table:table-cell table:formula="of:=LOG([.F362];2)" office:value-type="float" office:value="-17.6563375693187" calcext:value-type="float">
            <text:p>-17.6563375693</text:p>
          </table:table-cell>
          <table:table-cell table:formula="of:=[.G362]*[.F362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,4R)-4,5-dihydroxy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363]/SUM([.$B$1:.$B$507])" office:value-type="float" office:value="0.00000484075138142943" calcext:value-type="float">
            <text:p>4.84075138142943E-006</text:p>
          </table:table-cell>
          <table:table-cell table:formula="of:=LOG([.F363];2)" office:value-type="float" office:value="-17.6563375693187" calcext:value-type="float">
            <text:p>-17.6563375693</text:p>
          </table:table-cell>
          <table:table-cell table:formula="of:=[.G363]*[.F363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NAc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ARBOHYD</text:p>
          </table:table-cell>
          <table:table-cell table:formula="of:=[.B364]/SUM([.$B$1:.$B$507])" office:value-type="float" office:value="0.00000484075138142943" calcext:value-type="float">
            <text:p>4.84075138142943E-006</text:p>
          </table:table-cell>
          <table:table-cell table:formula="of:=LOG([.F364];2)" office:value-type="float" office:value="-17.6563375693187" calcext:value-type="float">
            <text:p>-17.6563375693</text:p>
          </table:table-cell>
          <table:table-cell table:formula="of:=[.G364]*[.F364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12-hydroxyfarnesyl cyste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365]/SUM([.$B$1:.$B$507])" office:value-type="float" office:value="0.00000484075138142943" calcext:value-type="float">
            <text:p>4.84075138142943E-006</text:p>
          </table:table-cell>
          <table:table-cell table:formula="of:=LOG([.F365];2)" office:value-type="float" office:value="-17.6563375693187" calcext:value-type="float">
            <text:p>-17.6563375693</text:p>
          </table:table-cell>
          <table:table-cell table:formula="of:=[.G365]*[.F365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thiazole-4-carboxylic acid (Asn- 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66]/SUM([.$B$1:.$B$507])" office:value-type="float" office:value="0.00000484075138142943" calcext:value-type="float">
            <text:p>4.84075138142943E-006</text:p>
          </table:table-cell>
          <table:table-cell table:formula="of:=LOG([.F366];2)" office:value-type="float" office:value="-17.6563375693187" calcext:value-type="float">
            <text:p>-17.6563375693</text:p>
          </table:table-cell>
          <table:table-cell table:formula="of:=[.G366]*[.F366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val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367]/SUM([.$B$1:.$B$507])" office:value-type="float" office:value="0.00000484075138142943" calcext:value-type="float">
            <text:p>4.84075138142943E-006</text:p>
          </table:table-cell>
          <table:table-cell table:formula="of:=LOG([.F367];2)" office:value-type="float" office:value="-17.6563375693187" calcext:value-type="float">
            <text:p>-17.6563375693</text:p>
          </table:table-cell>
          <table:table-cell table:formula="of:=[.G367]*[.F367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onyl lysine isopeptide (Thr-Ly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368]/SUM([.$B$1:.$B$507])" office:value-type="float" office:value="0.00000484075138142943" calcext:value-type="float">
            <text:p>4.84075138142943E-006</text:p>
          </table:table-cell>
          <table:table-cell table:formula="of:=LOG([.F368];2)" office:value-type="float" office:value="-17.6563375693187" calcext:value-type="float">
            <text:p>-17.6563375693</text:p>
          </table:table-cell>
          <table:table-cell table:formula="of:=[.G368]*[.F368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Il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369]/SUM([.$B$1:.$B$507])" office:value-type="float" office:value="0.00000242037569071471" calcext:value-type="float">
            <text:p>2.42037569071471E-006</text:p>
          </table:table-cell>
          <table:table-cell table:formula="of:=LOG([.F369];2)" office:value-type="float" office:value="-18.6563375693187" calcext:value-type="float">
            <text:p>-18.6563375693</text:p>
          </table:table-cell>
          <table:table-cell table:formula="of:=[.G369]*[.F36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ic acid 1-[(3-aminopropyl)(5'- adenosyl)phosphono]am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370]/SUM([.$B$1:.$B$507])" office:value-type="float" office:value="0.00000242037569071471" calcext:value-type="float">
            <text:p>2.42037569071471E-006</text:p>
          </table:table-cell>
          <table:table-cell table:formula="of:=LOG([.F370];2)" office:value-type="float" office:value="-18.6563375693187" calcext:value-type="float">
            <text:p>-18.6563375693</text:p>
          </table:table-cell>
          <table:table-cell table:formula="of:=[.G370]*[.F37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carboxyl end (Ar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371]/SUM([.$B$1:.$B$507])" office:value-type="float" office:value="0.00000242037569071471" calcext:value-type="float">
            <text:p>2.42037569071471E-006</text:p>
          </table:table-cell>
          <table:table-cell table:formula="of:=LOG([.F371];2)" office:value-type="float" office:value="-18.6563375693187" calcext:value-type="float">
            <text:p>-18.6563375693</text:p>
          </table:table-cell>
          <table:table-cell table:formula="of:=[.G371]*[.F37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pyruvate 2-iminyl-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72]/SUM([.$B$1:.$B$507])" office:value-type="float" office:value="0.00000242037569071471" calcext:value-type="float">
            <text:p>2.42037569071471E-006</text:p>
          </table:table-cell>
          <table:table-cell table:formula="of:=LOG([.F372];2)" office:value-type="float" office:value="-18.6563375693187" calcext:value-type="float">
            <text:p>-18.6563375693</text:p>
          </table:table-cell>
          <table:table-cell table:formula="of:=[.G372]*[.F37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iminomethyl-5-imidazolinone (Glu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373]/SUM([.$B$1:.$B$507])" office:value-type="float" office:value="0.00000242037569071471" calcext:value-type="float">
            <text:p>2.42037569071471E-006</text:p>
          </table:table-cell>
          <table:table-cell table:formula="of:=LOG([.F373];2)" office:value-type="float" office:value="-18.6563375693187" calcext:value-type="float">
            <text:p>-18.6563375693</text:p>
          </table:table-cell>
          <table:table-cell table:formula="of:=[.G373]*[.F37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pyridine-2,5-dicarboxylic acid (Se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74]/SUM([.$B$1:.$B$507])" office:value-type="float" office:value="0.00000242037569071471" calcext:value-type="float">
            <text:p>2.42037569071471E-006</text:p>
          </table:table-cell>
          <table:table-cell table:formula="of:=LOG([.F374];2)" office:value-type="float" office:value="-18.6563375693187" calcext:value-type="float">
            <text:p>-18.6563375693</text:p>
          </table:table-cell>
          <table:table-cell table:formula="of:=[.G374]*[.F37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bacillithiol cysteine disulf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75]/SUM([.$B$1:.$B$507])" office:value-type="float" office:value="0.00000242037569071471" calcext:value-type="float">
            <text:p>2.42037569071471E-006</text:p>
          </table:table-cell>
          <table:table-cell table:formula="of:=LOG([.F375];2)" office:value-type="float" office:value="-18.6563375693187" calcext:value-type="float">
            <text:p>-18.6563375693</text:p>
          </table:table-cell>
          <table:table-cell table:formula="of:=[.G375]*[.F37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Glu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376]/SUM([.$B$1:.$B$507])" office:value-type="float" office:value="0.00000242037569071471" calcext:value-type="float">
            <text:p>2.42037569071471E-006</text:p>
          </table:table-cell>
          <table:table-cell table:formula="of:=LOG([.F376];2)" office:value-type="float" office:value="-18.6563375693187" calcext:value-type="float">
            <text:p>-18.6563375693</text:p>
          </table:table-cell>
          <table:table-cell table:formula="of:=[.G376]*[.F37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onyl lysine isopeptide (Lys-Th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377]/SUM([.$B$1:.$B$507])" office:value-type="float" office:value="0.00000242037569071471" calcext:value-type="float">
            <text:p>2.42037569071471E-006</text:p>
          </table:table-cell>
          <table:table-cell table:formula="of:=LOG([.F377];2)" office:value-type="float" office:value="-18.6563375693187" calcext:value-type="float">
            <text:p>-18.6563375693</text:p>
          </table:table-cell>
          <table:table-cell table:formula="of:=[.G377]*[.F37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like-anchor amidated aspart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IPID</text:p>
          </table:table-cell>
          <table:table-cell table:formula="of:=[.B378]/SUM([.$B$1:.$B$507])" office:value-type="float" office:value="0.00000242037569071471" calcext:value-type="float">
            <text:p>2.42037569071471E-006</text:p>
          </table:table-cell>
          <table:table-cell table:formula="of:=LOG([.F378];2)" office:value-type="float" office:value="-18.6563375693187" calcext:value-type="float">
            <text:p>-18.6563375693</text:p>
          </table:table-cell>
          <table:table-cell table:formula="of:=[.G378]*[.F37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nomalonic acid (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79]/SUM([.$B$1:.$B$507])" office:value-type="float" office:value="0.00000242037569071471" calcext:value-type="float">
            <text:p>2.42037569071471E-006</text:p>
          </table:table-cell>
          <table:table-cell table:formula="of:=LOG([.F379];2)" office:value-type="float" office:value="-18.6563375693187" calcext:value-type="float">
            <text:p>-18.6563375693</text:p>
          </table:table-cell>
          <table:table-cell table:formula="of:=[.G379]*[.F37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onine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380]/SUM([.$B$1:.$B$507])" office:value-type="float" office:value="0.00000242037569071471" calcext:value-type="float">
            <text:p>2.42037569071471E-006</text:p>
          </table:table-cell>
          <table:table-cell table:formula="of:=LOG([.F380];2)" office:value-type="float" office:value="-18.6563375693187" calcext:value-type="float">
            <text:p>-18.6563375693</text:p>
          </table:table-cell>
          <table:table-cell table:formula="of:=[.G380]*[.F38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cysteinyl-D-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  <table:table-cell table:formula="of:=[.B381]/SUM([.$B$1:.$B$507])" office:value-type="float" office:value="0.00000242037569071471" calcext:value-type="float">
            <text:p>2.42037569071471E-006</text:p>
          </table:table-cell>
          <table:table-cell table:formula="of:=LOG([.F381];2)" office:value-type="float" office:value="-18.6563375693187" calcext:value-type="float">
            <text:p>-18.6563375693</text:p>
          </table:table-cell>
          <table:table-cell table:formula="of:=[.G381]*[.F38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decarboxylated aspart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382]/SUM([.$B$1:.$B$507])" office:value-type="float" office:value="0.00000242037569071471" calcext:value-type="float">
            <text:p>2.42037569071471E-006</text:p>
          </table:table-cell>
          <table:table-cell table:formula="of:=LOG([.F382];2)" office:value-type="float" office:value="-18.6563375693187" calcext:value-type="float">
            <text:p>-18.6563375693</text:p>
          </table:table-cell>
          <table:table-cell table:formula="of:=[.G382]*[.F38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-succinyl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383]/SUM([.$B$1:.$B$507])" office:value-type="float" office:value="0.00000242037569071471" calcext:value-type="float">
            <text:p>2.42037569071471E-006</text:p>
          </table:table-cell>
          <table:table-cell table:formula="of:=LOG([.F383];2)" office:value-type="float" office:value="-18.6563375693187" calcext:value-type="float">
            <text:p>-18.6563375693</text:p>
          </table:table-cell>
          <table:table-cell table:formula="of:=[.G383]*[.F38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coelenterazin-3a-yl)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84]/SUM([.$B$1:.$B$507])" office:value-type="float" office:value="0.00000242037569071471" calcext:value-type="float">
            <text:p>2.42037569071471E-006</text:p>
          </table:table-cell>
          <table:table-cell table:formula="of:=LOG([.F384];2)" office:value-type="float" office:value="-18.6563375693187" calcext:value-type="float">
            <text:p>-18.6563375693</text:p>
          </table:table-cell>
          <table:table-cell table:formula="of:=[.G384]*[.F38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phenyl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  <table:table-cell table:formula="of:=[.B385]/SUM([.$B$1:.$B$507])" office:value-type="float" office:value="0.00000242037569071471" calcext:value-type="float">
            <text:p>2.42037569071471E-006</text:p>
          </table:table-cell>
          <table:table-cell table:formula="of:=LOG([.F385];2)" office:value-type="float" office:value="-18.6563375693187" calcext:value-type="float">
            <text:p>-18.6563375693</text:p>
          </table:table-cell>
          <table:table-cell table:formula="of:=[.G385]*[.F38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amino-piperideine-2,5-dicarboxylic acid (Ser-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386]/SUM([.$B$1:.$B$507])" office:value-type="float" office:value="0.00000242037569071471" calcext:value-type="float">
            <text:p>2.42037569071471E-006</text:p>
          </table:table-cell>
          <table:table-cell table:formula="of:=LOG([.F386];2)" office:value-type="float" office:value="-18.6563375693187" calcext:value-type="float">
            <text:p>-18.6563375693</text:p>
          </table:table-cell>
          <table:table-cell table:formula="of:=[.G386]*[.F38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hydroxy-3-methylproline (Il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387]/SUM([.$B$1:.$B$507])" office:value-type="float" office:value="0.00000242037569071471" calcext:value-type="float">
            <text:p>2.42037569071471E-006</text:p>
          </table:table-cell>
          <table:table-cell table:formula="of:=LOG([.F387];2)" office:value-type="float" office:value="-18.6563375693187" calcext:value-type="float">
            <text:p>-18.6563375693</text:p>
          </table:table-cell>
          <table:table-cell table:formula="of:=[.G387]*[.F38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 or complex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388]/SUM([.$B$1:.$B$507])" office:value-type="float" office:value="0.00000242037569071471" calcext:value-type="float">
            <text:p>2.42037569071471E-006</text:p>
          </table:table-cell>
          <table:table-cell table:formula="of:=LOG([.F388];2)" office:value-type="float" office:value="-18.6563375693187" calcext:value-type="float">
            <text:p>-18.6563375693</text:p>
          </table:table-cell>
          <table:table-cell table:formula="of:=[.G388]*[.F38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Leu-Tr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LNK</text:p>
          </table:table-cell>
          <table:table-cell table:formula="of:=[.B389]/SUM([.$B$1:.$B$507])" office:value-type="float" office:value="0.00000242037569071471" calcext:value-type="float">
            <text:p>2.42037569071471E-006</text:p>
          </table:table-cell>
          <table:table-cell table:formula="of:=LOG([.F389];2)" office:value-type="float" office:value="-18.6563375693187" calcext:value-type="float">
            <text:p>-18.6563375693</text:p>
          </table:table-cell>
          <table:table-cell table:formula="of:=[.G389]*[.F38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,5,5'-trihydroxy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390]/SUM([.$B$1:.$B$507])" office:value-type="float" office:value="0.00000242037569071471" calcext:value-type="float">
            <text:p>2.42037569071471E-006</text:p>
          </table:table-cell>
          <table:table-cell table:formula="of:=LOG([.F390];2)" office:value-type="float" office:value="-18.6563375693187" calcext:value-type="float">
            <text:p>-18.6563375693</text:p>
          </table:table-cell>
          <table:table-cell table:formula="of:=[.G390]*[.F39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onine sulf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391]/SUM([.$B$1:.$B$507])" office:value-type="float" office:value="0.00000242037569071471" calcext:value-type="float">
            <text:p>2.42037569071471E-006</text:p>
          </table:table-cell>
          <table:table-cell table:formula="of:=LOG([.F391];2)" office:value-type="float" office:value="-18.6563375693187" calcext:value-type="float">
            <text:p>-18.6563375693</text:p>
          </table:table-cell>
          <table:table-cell table:formula="of:=[.G391]*[.F39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la-Pr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OSSLNK</text:p>
          </table:table-cell>
          <table:table-cell table:formula="of:=[.B392]/SUM([.$B$1:.$B$507])" office:value-type="float" office:value="0.00000242037569071471" calcext:value-type="float">
            <text:p>2.42037569071471E-006</text:p>
          </table:table-cell>
          <table:table-cell table:formula="of:=LOG([.F392];2)" office:value-type="float" office:value="-18.6563375693187" calcext:value-type="float">
            <text:p>-18.6563375693</text:p>
          </table:table-cell>
          <table:table-cell table:formula="of:=[.G392]*[.F39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393]/SUM([.$B$1:.$B$507])" office:value-type="float" office:value="0.00000242037569071471" calcext:value-type="float">
            <text:p>2.42037569071471E-006</text:p>
          </table:table-cell>
          <table:table-cell table:formula="of:=LOG([.F393];2)" office:value-type="float" office:value="-18.6563375693187" calcext:value-type="float">
            <text:p>-18.6563375693</text:p>
          </table:table-cell>
          <table:table-cell table:formula="of:=[.G393]*[.F39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Leu-Leu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ROSSLNK</text:p>
          </table:table-cell>
          <table:table-cell table:formula="of:=[.B394]/SUM([.$B$1:.$B$507])" office:value-type="float" office:value="0.00000242037569071471" calcext:value-type="float">
            <text:p>2.42037569071471E-006</text:p>
          </table:table-cell>
          <table:table-cell table:formula="of:=LOG([.F394];2)" office:value-type="float" office:value="-18.6563375693187" calcext:value-type="float">
            <text:p>-18.6563375693</text:p>
          </table:table-cell>
          <table:table-cell table:formula="of:=[.G394]*[.F39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aspartyl lysine isopeptide (Lys-As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  <table:table-cell table:formula="of:=[.B395]/SUM([.$B$1:.$B$507])" office:value-type="float" office:value="0.00000242037569071471" calcext:value-type="float">
            <text:p>2.42037569071471E-006</text:p>
          </table:table-cell>
          <table:table-cell table:formula="of:=LOG([.F395];2)" office:value-type="float" office:value="-18.6563375693187" calcext:value-type="float">
            <text:p>-18.6563375693</text:p>
          </table:table-cell>
          <table:table-cell table:formula="of:=[.G395]*[.F39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His-As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  <table:table-cell table:formula="of:=[.B396]/SUM([.$B$1:.$B$507])" office:value-type="float" office:value="0.00000242037569071471" calcext:value-type="float">
            <text:p>2.42037569071471E-006</text:p>
          </table:table-cell>
          <table:table-cell table:formula="of:=LOG([.F396];2)" office:value-type="float" office:value="-18.6563375693187" calcext:value-type="float">
            <text:p>-18.6563375693</text:p>
          </table:table-cell>
          <table:table-cell table:formula="of:=[.G396]*[.F39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sp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397]/SUM([.$B$1:.$B$507])" office:value-type="float" office:value="0.00000242037569071471" calcext:value-type="float">
            <text:p>2.42037569071471E-006</text:p>
          </table:table-cell>
          <table:table-cell table:formula="of:=LOG([.F397];2)" office:value-type="float" office:value="-18.6563375693187" calcext:value-type="float">
            <text:p>-18.6563375693</text:p>
          </table:table-cell>
          <table:table-cell table:formula="of:=[.G397]*[.F39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2-aminovinyl)-D-cysteine (Cys-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98]/SUM([.$B$1:.$B$507])" office:value-type="float" office:value="0.00000242037569071471" calcext:value-type="float">
            <text:p>2.42037569071471E-006</text:p>
          </table:table-cell>
          <table:table-cell table:formula="of:=LOG([.F398];2)" office:value-type="float" office:value="-18.6563375693187" calcext:value-type="float">
            <text:p>-18.6563375693</text:p>
          </table:table-cell>
          <table:table-cell table:formula="of:=[.G398]*[.F39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 or polylactosaminoglyca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399]/SUM([.$B$1:.$B$507])" office:value-type="float" office:value="0.00000242037569071471" calcext:value-type="float">
            <text:p>2.42037569071471E-006</text:p>
          </table:table-cell>
          <table:table-cell table:formula="of:=LOG([.F399];2)" office:value-type="float" office:value="-18.6563375693187" calcext:value-type="float">
            <text:p>-18.6563375693</text:p>
          </table:table-cell>
          <table:table-cell table:formula="of:=[.G399]*[.F39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[(12R)-12-hydroxymyristoyl]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400]/SUM([.$B$1:.$B$507])" office:value-type="float" office:value="0.00000242037569071471" calcext:value-type="float">
            <text:p>2.42037569071471E-006</text:p>
          </table:table-cell>
          <table:table-cell table:formula="of:=LOG([.F400];2)" office:value-type="float" office:value="-18.6563375693187" calcext:value-type="float">
            <text:p>-18.6563375693</text:p>
          </table:table-cell>
          <table:table-cell table:formula="of:=[.G400]*[.F40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Fu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401]/SUM([.$B$1:.$B$507])" office:value-type="float" office:value="0.00000242037569071471" calcext:value-type="float">
            <text:p>2.42037569071471E-006</text:p>
          </table:table-cell>
          <table:table-cell table:formula="of:=LOG([.F401];2)" office:value-type="float" office:value="-18.6563375693187" calcext:value-type="float">
            <text:p>-18.6563375693</text:p>
          </table:table-cell>
          <table:table-cell table:formula="of:=[.G401]*[.F40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DADDGl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402]/SUM([.$B$1:.$B$507])" office:value-type="float" office:value="0.00000242037569071471" calcext:value-type="float">
            <text:p>2.42037569071471E-006</text:p>
          </table:table-cell>
          <table:table-cell table:formula="of:=LOG([.F402];2)" office:value-type="float" office:value="-18.6563375693187" calcext:value-type="float">
            <text:p>-18.6563375693</text:p>
          </table:table-cell>
          <table:table-cell table:formula="of:=[.G402]*[.F40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imidazolinone (Lys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403]/SUM([.$B$1:.$B$507])" office:value-type="float" office:value="0.00000242037569071471" calcext:value-type="float">
            <text:p>2.42037569071471E-006</text:p>
          </table:table-cell>
          <table:table-cell table:formula="of:=LOG([.F403];2)" office:value-type="float" office:value="-18.6563375693187" calcext:value-type="float">
            <text:p>-18.6563375693</text:p>
          </table:table-cell>
          <table:table-cell table:formula="of:=[.G403]*[.F40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V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404]/SUM([.$B$1:.$B$507])" office:value-type="float" office:value="0.00000242037569071471" calcext:value-type="float">
            <text:p>2.42037569071471E-006</text:p>
          </table:table-cell>
          <table:table-cell table:formula="of:=LOG([.F404];2)" office:value-type="float" office:value="-18.6563375693187" calcext:value-type="float">
            <text:p>-18.6563375693</text:p>
          </table:table-cell>
          <table:table-cell table:formula="of:=[.G404]*[.F40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inked (G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  <table:table-cell table:formula="of:=[.B405]/SUM([.$B$1:.$B$507])" office:value-type="float" office:value="0.00000242037569071471" calcext:value-type="float">
            <text:p>2.42037569071471E-006</text:p>
          </table:table-cell>
          <table:table-cell table:formula="of:=LOG([.F405];2)" office:value-type="float" office:value="-18.6563375693187" calcext:value-type="float">
            <text:p>-18.6563375693</text:p>
          </table:table-cell>
          <table:table-cell table:formula="of:=[.G405]*[.F40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CARBOHYD</text:p>
          </table:table-cell>
          <table:table-cell table:formula="of:=[.B406]/SUM([.$B$1:.$B$507])" office:value-type="float" office:value="0.00000242037569071471" calcext:value-type="float">
            <text:p>2.42037569071471E-006</text:p>
          </table:table-cell>
          <table:table-cell table:formula="of:=LOG([.F406];2)" office:value-type="float" office:value="-18.6563375693187" calcext:value-type="float">
            <text:p>-18.6563375693</text:p>
          </table:table-cell>
          <table:table-cell table:formula="of:=[.G406]*[.F40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ARBOHYD</text:p>
          </table:table-cell>
          <table:table-cell table:formula="of:=[.B407]/SUM([.$B$1:.$B$507])" office:value-type="float" office:value="0.00000242037569071471" calcext:value-type="float">
            <text:p>2.42037569071471E-006</text:p>
          </table:table-cell>
          <table:table-cell table:formula="of:=LOG([.F407];2)" office:value-type="float" office:value="-18.6563375693187" calcext:value-type="float">
            <text:p>-18.6563375693</text:p>
          </table:table-cell>
          <table:table-cell table:formula="of:=[.G407]*[.F40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08]/SUM([.$B$1:.$B$507])" office:value-type="float" office:value="0.00000242037569071471" calcext:value-type="float">
            <text:p>2.42037569071471E-006</text:p>
          </table:table-cell>
          <table:table-cell table:formula="of:=LOG([.F408];2)" office:value-type="float" office:value="-18.6563375693187" calcext:value-type="float">
            <text:p>-18.6563375693</text:p>
          </table:table-cell>
          <table:table-cell table:formula="of:=[.G408]*[.F40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la-I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ROSSLNK</text:p>
          </table:table-cell>
          <table:table-cell table:formula="of:=[.B409]/SUM([.$B$1:.$B$507])" office:value-type="float" office:value="0.00000242037569071471" calcext:value-type="float">
            <text:p>2.42037569071471E-006</text:p>
          </table:table-cell>
          <table:table-cell table:formula="of:=LOG([.F409];2)" office:value-type="float" office:value="-18.6563375693187" calcext:value-type="float">
            <text:p>-18.6563375693</text:p>
          </table:table-cell>
          <table:table-cell table:formula="of:=[.G409]*[.F40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,4-dihydroxyp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410]/SUM([.$B$1:.$B$507])" office:value-type="float" office:value="0.00000242037569071471" calcext:value-type="float">
            <text:p>2.42037569071471E-006</text:p>
          </table:table-cell>
          <table:table-cell table:formula="of:=LOG([.F410];2)" office:value-type="float" office:value="-18.6563375693187" calcext:value-type="float">
            <text:p>-18.6563375693</text:p>
          </table:table-cell>
          <table:table-cell table:formula="of:=[.G410]*[.F41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lanthionine sulfoxide (Thr- 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11]/SUM([.$B$1:.$B$507])" office:value-type="float" office:value="0.00000242037569071471" calcext:value-type="float">
            <text:p>2.42037569071471E-006</text:p>
          </table:table-cell>
          <table:table-cell table:formula="of:=LOG([.F411];2)" office:value-type="float" office:value="-18.6563375693187" calcext:value-type="float">
            <text:p>-18.6563375693</text:p>
          </table:table-cell>
          <table:table-cell table:formula="of:=[.G411]*[.F41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 5-hydroxy-oxazole-4-carbothionic acid (Pro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12]/SUM([.$B$1:.$B$507])" office:value-type="float" office:value="0.00000242037569071471" calcext:value-type="float">
            <text:p>2.42037569071471E-006</text:p>
          </table:table-cell>
          <table:table-cell table:formula="of:=LOG([.F412];2)" office:value-type="float" office:value="-18.6563375693187" calcext:value-type="float">
            <text:p>-18.6563375693</text:p>
          </table:table-cell>
          <table:table-cell table:formula="of:=[.G412]*[.F41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zole-4-carboxylic acid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413]/SUM([.$B$1:.$B$507])" office:value-type="float" office:value="0.00000242037569071471" calcext:value-type="float">
            <text:p>2.42037569071471E-006</text:p>
          </table:table-cell>
          <table:table-cell table:formula="of:=LOG([.F413];2)" office:value-type="float" office:value="-18.6563375693187" calcext:value-type="float">
            <text:p>-18.6563375693</text:p>
          </table:table-cell>
          <table:table-cell table:formula="of:=[.G413]*[.F41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glutamyl glycine isopeptide (Gly-Glu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ROSSLNK</text:p>
          </table:table-cell>
          <table:table-cell table:formula="of:=[.B414]/SUM([.$B$1:.$B$507])" office:value-type="float" office:value="0.00000242037569071471" calcext:value-type="float">
            <text:p>2.42037569071471E-006</text:p>
          </table:table-cell>
          <table:table-cell table:formula="of:=LOG([.F414];2)" office:value-type="float" office:value="-18.6563375693187" calcext:value-type="float">
            <text:p>-18.6563375693</text:p>
          </table:table-cell>
          <table:table-cell table:formula="of:=[.G414]*[.F41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form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415]/SUM([.$B$1:.$B$507])" office:value-type="float" office:value="0.00000242037569071471" calcext:value-type="float">
            <text:p>2.42037569071471E-006</text:p>
          </table:table-cell>
          <table:table-cell table:formula="of:=LOG([.F415];2)" office:value-type="float" office:value="-18.6563375693187" calcext:value-type="float">
            <text:p>-18.6563375693</text:p>
          </table:table-cell>
          <table:table-cell table:formula="of:=[.G415]*[.F41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pyridine-2,5-dicarboxylic acid (Ser-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416]/SUM([.$B$1:.$B$507])" office:value-type="float" office:value="0.00000242037569071471" calcext:value-type="float">
            <text:p>2.42037569071471E-006</text:p>
          </table:table-cell>
          <table:table-cell table:formula="of:=LOG([.F416];2)" office:value-type="float" office:value="-18.6563375693187" calcext:value-type="float">
            <text:p>-18.6563375693</text:p>
          </table:table-cell>
          <table:table-cell table:formula="of:=[.G416]*[.F41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  <table:table-cell table:formula="of:=[.B417]/SUM([.$B$1:.$B$507])" office:value-type="float" office:value="0.00000242037569071471" calcext:value-type="float">
            <text:p>2.42037569071471E-006</text:p>
          </table:table-cell>
          <table:table-cell table:formula="of:=LOG([.F417];2)" office:value-type="float" office:value="-18.6563375693187" calcext:value-type="float">
            <text:p>-18.6563375693</text:p>
          </table:table-cell>
          <table:table-cell table:formula="of:=[.G417]*[.F41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sn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418]/SUM([.$B$1:.$B$507])" office:value-type="float" office:value="0.00000242037569071471" calcext:value-type="float">
            <text:p>2.42037569071471E-006</text:p>
          </table:table-cell>
          <table:table-cell table:formula="of:=LOG([.F418];2)" office:value-type="float" office:value="-18.6563375693187" calcext:value-type="float">
            <text:p>-18.6563375693</text:p>
          </table:table-cell>
          <table:table-cell table:formula="of:=[.G418]*[.F41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aspartyl glycine isopeptide (Gly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419]/SUM([.$B$1:.$B$507])" office:value-type="float" office:value="0.00000242037569071471" calcext:value-type="float">
            <text:p>2.42037569071471E-006</text:p>
          </table:table-cell>
          <table:table-cell table:formula="of:=LOG([.F419];2)" office:value-type="float" office:value="-18.6563375693187" calcext:value-type="float">
            <text:p>-18.6563375693</text:p>
          </table:table-cell>
          <table:table-cell table:formula="of:=[.G419]*[.F41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yl-selenocysteine (Sec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20]/SUM([.$B$1:.$B$507])" office:value-type="float" office:value="0.00000242037569071471" calcext:value-type="float">
            <text:p>2.42037569071471E-006</text:p>
          </table:table-cell>
          <table:table-cell table:formula="of:=LOG([.F420];2)" office:value-type="float" office:value="-18.6563375693187" calcext:value-type="float">
            <text:p>-18.6563375693</text:p>
          </table:table-cell>
          <table:table-cell table:formula="of:=[.G420]*[.F42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dimethyl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421]/SUM([.$B$1:.$B$507])" office:value-type="float" office:value="0.00000242037569071471" calcext:value-type="float">
            <text:p>2.42037569071471E-006</text:p>
          </table:table-cell>
          <table:table-cell table:formula="of:=LOG([.F421];2)" office:value-type="float" office:value="-18.6563375693187" calcext:value-type="float">
            <text:p>-18.6563375693</text:p>
          </table:table-cell>
          <table:table-cell table:formula="of:=[.G421]*[.F42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-8alpha-FMN 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422]/SUM([.$B$1:.$B$507])" office:value-type="float" office:value="0.00000242037569071471" calcext:value-type="float">
            <text:p>2.42037569071471E-006</text:p>
          </table:table-cell>
          <table:table-cell table:formula="of:=LOG([.F422];2)" office:value-type="float" office:value="-18.6563375693187" calcext:value-type="float">
            <text:p>-18.6563375693</text:p>
          </table:table-cell>
          <table:table-cell table:formula="of:=[.G422]*[.F42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5'-phospho-DNA)-tyr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423]/SUM([.$B$1:.$B$507])" office:value-type="float" office:value="0.00000242037569071471" calcext:value-type="float">
            <text:p>2.42037569071471E-006</text:p>
          </table:table-cell>
          <table:table-cell table:formula="of:=LOG([.F423];2)" office:value-type="float" office:value="-18.6563375693187" calcext:value-type="float">
            <text:p>-18.6563375693</text:p>
          </table:table-cell>
          <table:table-cell table:formula="of:=[.G423]*[.F42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mino-2-propa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424]/SUM([.$B$1:.$B$507])" office:value-type="float" office:value="0.00000242037569071471" calcext:value-type="float">
            <text:p>2.42037569071471E-006</text:p>
          </table:table-cell>
          <table:table-cell table:formula="of:=LOG([.F424];2)" office:value-type="float" office:value="-18.6563375693187" calcext:value-type="float">
            <text:p>-18.6563375693</text:p>
          </table:table-cell>
          <table:table-cell table:formula="of:=[.G424]*[.F42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ARBOHYD</text:p>
          </table:table-cell>
          <table:table-cell table:formula="of:=[.B425]/SUM([.$B$1:.$B$507])" office:value-type="float" office:value="0.00000242037569071471" calcext:value-type="float">
            <text:p>2.42037569071471E-006</text:p>
          </table:table-cell>
          <table:table-cell table:formula="of:=LOG([.F425];2)" office:value-type="float" office:value="-18.6563375693187" calcext:value-type="float">
            <text:p>-18.6563375693</text:p>
          </table:table-cell>
          <table:table-cell table:formula="of:=[.G425]*[.F42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S,4R)-3,4-dihydroxyiso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426]/SUM([.$B$1:.$B$507])" office:value-type="float" office:value="0.00000242037569071471" calcext:value-type="float">
            <text:p>2.42037569071471E-006</text:p>
          </table:table-cell>
          <table:table-cell table:formula="of:=LOG([.F426];2)" office:value-type="float" office:value="-18.6563375693187" calcext:value-type="float">
            <text:p>-18.6563375693</text:p>
          </table:table-cell>
          <table:table-cell table:formula="of:=[.G426]*[.F42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ine-4-carboxylic acid (Phe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27]/SUM([.$B$1:.$B$507])" office:value-type="float" office:value="0.00000242037569071471" calcext:value-type="float">
            <text:p>2.42037569071471E-006</text:p>
          </table:table-cell>
          <table:table-cell table:formula="of:=LOG([.F427];2)" office:value-type="float" office:value="-18.6563375693187" calcext:value-type="float">
            <text:p>-18.6563375693</text:p>
          </table:table-cell>
          <table:table-cell table:formula="of:=[.G427]*[.F42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carboxyl end (Hi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428]/SUM([.$B$1:.$B$507])" office:value-type="float" office:value="0.00000242037569071471" calcext:value-type="float">
            <text:p>2.42037569071471E-006</text:p>
          </table:table-cell>
          <table:table-cell table:formula="of:=LOG([.F428];2)" office:value-type="float" office:value="-18.6563375693187" calcext:value-type="float">
            <text:p>-18.6563375693</text:p>
          </table:table-cell>
          <table:table-cell table:formula="of:=[.G428]*[.F42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4R)-4,5-dihydroxy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429]/SUM([.$B$1:.$B$507])" office:value-type="float" office:value="0.00000242037569071471" calcext:value-type="float">
            <text:p>2.42037569071471E-006</text:p>
          </table:table-cell>
          <table:table-cell table:formula="of:=LOG([.F429];2)" office:value-type="float" office:value="-18.6563375693187" calcext:value-type="float">
            <text:p>-18.6563375693</text:p>
          </table:table-cell>
          <table:table-cell table:formula="of:=[.G429]*[.F42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(S-cysteinyl)-tyrosine (Cys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430]/SUM([.$B$1:.$B$507])" office:value-type="float" office:value="0.00000242037569071471" calcext:value-type="float">
            <text:p>2.42037569071471E-006</text:p>
          </table:table-cell>
          <table:table-cell table:formula="of:=LOG([.F430];2)" office:value-type="float" office:value="-18.6563375693187" calcext:value-type="float">
            <text:p>-18.6563375693</text:p>
          </table:table-cell>
          <table:table-cell table:formula="of:=[.G430]*[.F43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,4R)-3,4-dihydroxyp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431]/SUM([.$B$1:.$B$507])" office:value-type="float" office:value="0.00000242037569071471" calcext:value-type="float">
            <text:p>2.42037569071471E-006</text:p>
          </table:table-cell>
          <table:table-cell table:formula="of:=LOG([.F431];2)" office:value-type="float" office:value="-18.6563375693187" calcext:value-type="float">
            <text:p>-18.6563375693</text:p>
          </table:table-cell>
          <table:table-cell table:formula="of:=[.G431]*[.F43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la-A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OSSLNK</text:p>
          </table:table-cell>
          <table:table-cell table:formula="of:=[.B432]/SUM([.$B$1:.$B$507])" office:value-type="float" office:value="0.00000242037569071471" calcext:value-type="float">
            <text:p>2.42037569071471E-006</text:p>
          </table:table-cell>
          <table:table-cell table:formula="of:=LOG([.F432];2)" office:value-type="float" office:value="-18.6563375693187" calcext:value-type="float">
            <text:p>-18.6563375693</text:p>
          </table:table-cell>
          <table:table-cell table:formula="of:=[.G432]*[.F43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aspartyl lysine isopeptide (Asn-L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433]/SUM([.$B$1:.$B$507])" office:value-type="float" office:value="0.00000242037569071471" calcext:value-type="float">
            <text:p>2.42037569071471E-006</text:p>
          </table:table-cell>
          <table:table-cell table:formula="of:=LOG([.F433];2)" office:value-type="float" office:value="-18.6563375693187" calcext:value-type="float">
            <text:p>-18.6563375693</text:p>
          </table:table-cell>
          <table:table-cell table:formula="of:=[.G433]*[.F43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an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434]/SUM([.$B$1:.$B$507])" office:value-type="float" office:value="0.00000242037569071471" calcext:value-type="float">
            <text:p>2.42037569071471E-006</text:p>
          </table:table-cell>
          <table:table-cell table:formula="of:=LOG([.F434];2)" office:value-type="float" office:value="-18.6563375693187" calcext:value-type="float">
            <text:p>-18.6563375693</text:p>
          </table:table-cell>
          <table:table-cell table:formula="of:=[.G434]*[.F43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Pro-M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OSSLNK</text:p>
          </table:table-cell>
          <table:table-cell table:formula="of:=[.B435]/SUM([.$B$1:.$B$507])" office:value-type="float" office:value="0.00000242037569071471" calcext:value-type="float">
            <text:p>2.42037569071471E-006</text:p>
          </table:table-cell>
          <table:table-cell table:formula="of:=LOG([.F435];2)" office:value-type="float" office:value="-18.6563375693187" calcext:value-type="float">
            <text:p>-18.6563375693</text:p>
          </table:table-cell>
          <table:table-cell table:formula="of:=[.G435]*[.F43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hydroxyarg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436]/SUM([.$B$1:.$B$507])" office:value-type="float" office:value="0.00000242037569071471" calcext:value-type="float">
            <text:p>2.42037569071471E-006</text:p>
          </table:table-cell>
          <table:table-cell table:formula="of:=LOG([.F436];2)" office:value-type="float" office:value="-18.6563375693187" calcext:value-type="float">
            <text:p>-18.6563375693</text:p>
          </table:table-cell>
          <table:table-cell table:formula="of:=[.G436]*[.F43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(12-oxomyristoyl)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437]/SUM([.$B$1:.$B$507])" office:value-type="float" office:value="0.00000242037569071471" calcext:value-type="float">
            <text:p>2.42037569071471E-006</text:p>
          </table:table-cell>
          <table:table-cell table:formula="of:=LOG([.F437];2)" office:value-type="float" office:value="-18.6563375693187" calcext:value-type="float">
            <text:p>-18.6563375693</text:p>
          </table:table-cell>
          <table:table-cell table:formula="of:=[.G437]*[.F43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iso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438]/SUM([.$B$1:.$B$507])" office:value-type="float" office:value="0.00000242037569071471" calcext:value-type="float">
            <text:p>2.42037569071471E-006</text:p>
          </table:table-cell>
          <table:table-cell table:formula="of:=LOG([.F438];2)" office:value-type="float" office:value="-18.6563375693187" calcext:value-type="float">
            <text:p>-18.6563375693</text:p>
          </table:table-cell>
          <table:table-cell table:formula="of:=[.G438]*[.F43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asparag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439]/SUM([.$B$1:.$B$507])" office:value-type="float" office:value="0.00000242037569071471" calcext:value-type="float">
            <text:p>2.42037569071471E-006</text:p>
          </table:table-cell>
          <table:table-cell table:formula="of:=LOG([.F439];2)" office:value-type="float" office:value="-18.6563375693187" calcext:value-type="float">
            <text:p>-18.6563375693</text:p>
          </table:table-cell>
          <table:table-cell table:formula="of:=[.G439]*[.F43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tetrahydro-2-pyridyl-5-imidazolinone (Lys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440]/SUM([.$B$1:.$B$507])" office:value-type="float" office:value="0.00000242037569071471" calcext:value-type="float">
            <text:p>2.42037569071471E-006</text:p>
          </table:table-cell>
          <table:table-cell table:formula="of:=LOG([.F440];2)" office:value-type="float" office:value="-18.6563375693187" calcext:value-type="float">
            <text:p>-18.6563375693</text:p>
          </table:table-cell>
          <table:table-cell table:formula="of:=[.G440]*[.F44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  <table:table-cell table:formula="of:=[.B441]/SUM([.$B$1:.$B$507])" office:value-type="float" office:value="0.00000242037569071471" calcext:value-type="float">
            <text:p>2.42037569071471E-006</text:p>
          </table:table-cell>
          <table:table-cell table:formula="of:=LOG([.F441];2)" office:value-type="float" office:value="-18.6563375693187" calcext:value-type="float">
            <text:p>-18.6563375693</text:p>
          </table:table-cell>
          <table:table-cell table:formula="of:=[.G441]*[.F44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octanoyl 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  <table:table-cell table:formula="of:=[.B442]/SUM([.$B$1:.$B$507])" office:value-type="float" office:value="0.00000242037569071471" calcext:value-type="float">
            <text:p>2.42037569071471E-006</text:p>
          </table:table-cell>
          <table:table-cell table:formula="of:=LOG([.F442];2)" office:value-type="float" office:value="-18.6563375693187" calcext:value-type="float">
            <text:p>-18.6563375693</text:p>
          </table:table-cell>
          <table:table-cell table:formula="of:=[.G442]*[.F44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pyruvate 2-iminyl-va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443]/SUM([.$B$1:.$B$507])" office:value-type="float" office:value="0.00000242037569071471" calcext:value-type="float">
            <text:p>2.42037569071471E-006</text:p>
          </table:table-cell>
          <table:table-cell table:formula="of:=LOG([.F443];2)" office:value-type="float" office:value="-18.6563375693187" calcext:value-type="float">
            <text:p>-18.6563375693</text:p>
          </table:table-cell>
          <table:table-cell table:formula="of:=[.G443]*[.F44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carbamoyl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444]/SUM([.$B$1:.$B$507])" office:value-type="float" office:value="0.00000242037569071471" calcext:value-type="float">
            <text:p>2.42037569071471E-006</text:p>
          </table:table-cell>
          <table:table-cell table:formula="of:=LOG([.F444];2)" office:value-type="float" office:value="-18.6563375693187" calcext:value-type="float">
            <text:p>-18.6563375693</text:p>
          </table:table-cell>
          <table:table-cell table:formula="of:=[.G444]*[.F44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-aminosuccinimidyl)acetic acid (Asp- 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445]/SUM([.$B$1:.$B$507])" office:value-type="float" office:value="0.00000242037569071471" calcext:value-type="float">
            <text:p>2.42037569071471E-006</text:p>
          </table:table-cell>
          <table:table-cell table:formula="of:=LOG([.F445];2)" office:value-type="float" office:value="-18.6563375693187" calcext:value-type="float">
            <text:p>-18.6563375693</text:p>
          </table:table-cell>
          <table:table-cell table:formula="of:=[.G445]*[.F44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'-chloro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446]/SUM([.$B$1:.$B$507])" office:value-type="float" office:value="0.00000242037569071471" calcext:value-type="float">
            <text:p>2.42037569071471E-006</text:p>
          </table:table-cell>
          <table:table-cell table:formula="of:=LOG([.F446];2)" office:value-type="float" office:value="-18.6563375693187" calcext:value-type="float">
            <text:p>-18.6563375693</text:p>
          </table:table-cell>
          <table:table-cell table:formula="of:=[.G446]*[.F44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(3-methylbutanoyl)-5-hydroxyoxazole-4- carbothionic acid (Leu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47]/SUM([.$B$1:.$B$507])" office:value-type="float" office:value="0.00000242037569071471" calcext:value-type="float">
            <text:p>2.42037569071471E-006</text:p>
          </table:table-cell>
          <table:table-cell table:formula="of:=LOG([.F447];2)" office:value-type="float" office:value="-18.6563375693187" calcext:value-type="float">
            <text:p>-18.6563375693</text:p>
          </table:table-cell>
          <table:table-cell table:formula="of:=[.G447]*[.F44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e microcin E492 siderophore 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448]/SUM([.$B$1:.$B$507])" office:value-type="float" office:value="0.00000242037569071471" calcext:value-type="float">
            <text:p>2.42037569071471E-006</text:p>
          </table:table-cell>
          <table:table-cell table:formula="of:=LOG([.F448];2)" office:value-type="float" office:value="-18.6563375693187" calcext:value-type="float">
            <text:p>-18.6563375693</text:p>
          </table:table-cell>
          <table:table-cell table:formula="of:=[.G448]*[.F44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methylglutam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449]/SUM([.$B$1:.$B$507])" office:value-type="float" office:value="0.00000242037569071471" calcext:value-type="float">
            <text:p>2.42037569071471E-006</text:p>
          </table:table-cell>
          <table:table-cell table:formula="of:=LOG([.F449];2)" office:value-type="float" office:value="-18.6563375693187" calcext:value-type="float">
            <text:p>-18.6563375693</text:p>
          </table:table-cell>
          <table:table-cell table:formula="of:=[.G449]*[.F44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mo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450]/SUM([.$B$1:.$B$507])" office:value-type="float" office:value="0.00000242037569071471" calcext:value-type="float">
            <text:p>2.42037569071471E-006</text:p>
          </table:table-cell>
          <table:table-cell table:formula="of:=LOG([.F450];2)" office:value-type="float" office:value="-18.6563375693187" calcext:value-type="float">
            <text:p>-18.6563375693</text:p>
          </table:table-cell>
          <table:table-cell table:formula="of:=[.G450]*[.F45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hydroxyglutam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451]/SUM([.$B$1:.$B$507])" office:value-type="float" office:value="0.00000242037569071471" calcext:value-type="float">
            <text:p>2.42037569071471E-006</text:p>
          </table:table-cell>
          <table:table-cell table:formula="of:=LOG([.F451];2)" office:value-type="float" office:value="-18.6563375693187" calcext:value-type="float">
            <text:p>-18.6563375693</text:p>
          </table:table-cell>
          <table:table-cell table:formula="of:=[.G451]*[.F45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Glu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52]/SUM([.$B$1:.$B$507])" office:value-type="float" office:value="0.00000242037569071471" calcext:value-type="float">
            <text:p>2.42037569071471E-006</text:p>
          </table:table-cell>
          <table:table-cell table:formula="of:=LOG([.F452];2)" office:value-type="float" office:value="-18.6563375693187" calcext:value-type="float">
            <text:p>-18.6563375693</text:p>
          </table:table-cell>
          <table:table-cell table:formula="of:=[.G452]*[.F45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lycyl murein peptidoglycan amidated 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453]/SUM([.$B$1:.$B$507])" office:value-type="float" office:value="0.00000242037569071471" calcext:value-type="float">
            <text:p>2.42037569071471E-006</text:p>
          </table:table-cell>
          <table:table-cell table:formula="of:=LOG([.F453];2)" office:value-type="float" office:value="-18.6563375693187" calcext:value-type="float">
            <text:p>-18.6563375693</text:p>
          </table:table-cell>
          <table:table-cell table:formula="of:=[.G453]*[.F45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(cysteine-1,S-diyl)serine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454]/SUM([.$B$1:.$B$507])" office:value-type="float" office:value="0.00000242037569071471" calcext:value-type="float">
            <text:p>2.42037569071471E-006</text:p>
          </table:table-cell>
          <table:table-cell table:formula="of:=LOG([.F454];2)" office:value-type="float" office:value="-18.6563375693187" calcext:value-type="float">
            <text:p>-18.6563375693</text:p>
          </table:table-cell>
          <table:table-cell table:formula="of:=[.G454]*[.F45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'-tyrosyl-5'-aminotyrosine (Tyr-Ty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455]/SUM([.$B$1:.$B$507])" office:value-type="float" office:value="0.00000242037569071471" calcext:value-type="float">
            <text:p>2.42037569071471E-006</text:p>
          </table:table-cell>
          <table:table-cell table:formula="of:=LOG([.F455];2)" office:value-type="float" office:value="-18.6563375693187" calcext:value-type="float">
            <text:p>-18.6563375693</text:p>
          </table:table-cell>
          <table:table-cell table:formula="of:=[.G455]*[.F45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456]/SUM([.$B$1:.$B$507])" office:value-type="float" office:value="0.00000242037569071471" calcext:value-type="float">
            <text:p>2.42037569071471E-006</text:p>
          </table:table-cell>
          <table:table-cell table:formula="of:=LOG([.F456];2)" office:value-type="float" office:value="-18.6563375693187" calcext:value-type="float">
            <text:p>-18.6563375693</text:p>
          </table:table-cell>
          <table:table-cell table:formula="of:=[.G456]*[.F45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)-3-hydroxyarg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457]/SUM([.$B$1:.$B$507])" office:value-type="float" office:value="0.00000242037569071471" calcext:value-type="float">
            <text:p>2.42037569071471E-006</text:p>
          </table:table-cell>
          <table:table-cell table:formula="of:=LOG([.F457];2)" office:value-type="float" office:value="-18.6563375693187" calcext:value-type="float">
            <text:p>-18.6563375693</text:p>
          </table:table-cell>
          <table:table-cell table:formula="of:=[.G457]*[.F45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4,N4-dimethylasparag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458]/SUM([.$B$1:.$B$507])" office:value-type="float" office:value="0.00000242037569071471" calcext:value-type="float">
            <text:p>2.42037569071471E-006</text:p>
          </table:table-cell>
          <table:table-cell table:formula="of:=LOG([.F458];2)" office:value-type="float" office:value="-18.6563375693187" calcext:value-type="float">
            <text:p>-18.6563375693</text:p>
          </table:table-cell>
          <table:table-cell table:formula="of:=[.G458]*[.F45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cysteinyl-L-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  <table:table-cell table:formula="of:=[.B459]/SUM([.$B$1:.$B$507])" office:value-type="float" office:value="0.00000242037569071471" calcext:value-type="float">
            <text:p>2.42037569071471E-006</text:p>
          </table:table-cell>
          <table:table-cell table:formula="of:=LOG([.F459];2)" office:value-type="float" office:value="-18.6563375693187" calcext:value-type="float">
            <text:p>-18.6563375693</text:p>
          </table:table-cell>
          <table:table-cell table:formula="of:=[.G459]*[.F45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(tryptophan-3-yl)-tryptophan (Trp-Trp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ROSSLNK</text:p>
          </table:table-cell>
          <table:table-cell table:formula="of:=[.B460]/SUM([.$B$1:.$B$507])" office:value-type="float" office:value="0.00000242037569071471" calcext:value-type="float">
            <text:p>2.42037569071471E-006</text:p>
          </table:table-cell>
          <table:table-cell table:formula="of:=LOG([.F460];2)" office:value-type="float" office:value="-18.6563375693187" calcext:value-type="float">
            <text:p>-18.6563375693</text:p>
          </table:table-cell>
          <table:table-cell table:formula="of:=[.G460]*[.F46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[(prolylserin)-O-yl] cystein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61]/SUM([.$B$1:.$B$507])" office:value-type="float" office:value="0.00000242037569071471" calcext:value-type="float">
            <text:p>2.42037569071471E-006</text:p>
          </table:table-cell>
          <table:table-cell table:formula="of:=LOG([.F461];2)" office:value-type="float" office:value="-18.6563375693187" calcext:value-type="float">
            <text:p>-18.6563375693</text:p>
          </table:table-cell>
          <table:table-cell table:formula="of:=[.G461]*[.F46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Phe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62]/SUM([.$B$1:.$B$507])" office:value-type="float" office:value="0.00000242037569071471" calcext:value-type="float">
            <text:p>2.42037569071471E-006</text:p>
          </table:table-cell>
          <table:table-cell table:formula="of:=LOG([.F462];2)" office:value-type="float" office:value="-18.6563375693187" calcext:value-type="float">
            <text:p>-18.6563375693</text:p>
          </table:table-cell>
          <table:table-cell table:formula="of:=[.G462]*[.F46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4S)-thiazoline-4-carboxylic acid (Thr- 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63]/SUM([.$B$1:.$B$507])" office:value-type="float" office:value="0.00000242037569071471" calcext:value-type="float">
            <text:p>2.42037569071471E-006</text:p>
          </table:table-cell>
          <table:table-cell table:formula="of:=LOG([.F463];2)" office:value-type="float" office:value="-18.6563375693187" calcext:value-type="float">
            <text:p>-18.6563375693</text:p>
          </table:table-cell>
          <table:table-cell table:formula="of:=[.G463]*[.F46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Asn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64]/SUM([.$B$1:.$B$507])" office:value-type="float" office:value="0.00000242037569071471" calcext:value-type="float">
            <text:p>2.42037569071471E-006</text:p>
          </table:table-cell>
          <table:table-cell table:formula="of:=LOG([.F464];2)" office:value-type="float" office:value="-18.6563375693187" calcext:value-type="float">
            <text:p>-18.6563375693</text:p>
          </table:table-cell>
          <table:table-cell table:formula="of:=[.G464]*[.F46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cysteine dithioester (Gly-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465]/SUM([.$B$1:.$B$507])" office:value-type="float" office:value="0.00000242037569071471" calcext:value-type="float">
            <text:p>2.42037569071471E-006</text:p>
          </table:table-cell>
          <table:table-cell table:formula="of:=LOG([.F465];2)" office:value-type="float" office:value="-18.6563375693187" calcext:value-type="float">
            <text:p>-18.6563375693</text:p>
          </table:table-cell>
          <table:table-cell table:formula="of:=[.G465]*[.F46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'-methylsulfonyl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466]/SUM([.$B$1:.$B$507])" office:value-type="float" office:value="0.00000242037569071471" calcext:value-type="float">
            <text:p>2.42037569071471E-006</text:p>
          </table:table-cell>
          <table:table-cell table:formula="of:=LOG([.F466];2)" office:value-type="float" office:value="-18.6563375693187" calcext:value-type="float">
            <text:p>-18.6563375693</text:p>
          </table:table-cell>
          <table:table-cell table:formula="of:=[.G466]*[.F46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serine (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67]/SUM([.$B$1:.$B$507])" office:value-type="float" office:value="0.00000242037569071471" calcext:value-type="float">
            <text:p>2.42037569071471E-006</text:p>
          </table:table-cell>
          <table:table-cell table:formula="of:=LOG([.F467];2)" office:value-type="float" office:value="-18.6563375693187" calcext:value-type="float">
            <text:p>-18.6563375693</text:p>
          </table:table-cell>
          <table:table-cell table:formula="of:=[.G467]*[.F46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-histidyl-3-tyrosine (His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468]/SUM([.$B$1:.$B$507])" office:value-type="float" office:value="0.00000242037569071471" calcext:value-type="float">
            <text:p>2.42037569071471E-006</text:p>
          </table:table-cell>
          <table:table-cell table:formula="of:=LOG([.F468];2)" office:value-type="float" office:value="-18.6563375693187" calcext:value-type="float">
            <text:p>-18.6563375693</text:p>
          </table:table-cell>
          <table:table-cell table:formula="of:=[.G468]*[.F46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Asp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469]/SUM([.$B$1:.$B$507])" office:value-type="float" office:value="0.00000242037569071471" calcext:value-type="float">
            <text:p>2.42037569071471E-006</text:p>
          </table:table-cell>
          <table:table-cell table:formula="of:=LOG([.F469];2)" office:value-type="float" office:value="-18.6563375693187" calcext:value-type="float">
            <text:p>-18.6563375693</text:p>
          </table:table-cell>
          <table:table-cell table:formula="of:=[.G469]*[.F46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470]/SUM([.$B$1:.$B$507])" office:value-type="float" office:value="0.00000242037569071471" calcext:value-type="float">
            <text:p>2.42037569071471E-006</text:p>
          </table:table-cell>
          <table:table-cell table:formula="of:=LOG([.F470];2)" office:value-type="float" office:value="-18.6563375693187" calcext:value-type="float">
            <text:p>-18.6563375693</text:p>
          </table:table-cell>
          <table:table-cell table:formula="of:=[.G470]*[.F47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glycosaminoglyca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ARBOHYD</text:p>
          </table:table-cell>
          <table:table-cell table:formula="of:=[.B471]/SUM([.$B$1:.$B$507])" office:value-type="float" office:value="0.00000242037569071471" calcext:value-type="float">
            <text:p>2.42037569071471E-006</text:p>
          </table:table-cell>
          <table:table-cell table:formula="of:=LOG([.F471];2)" office:value-type="float" office:value="-18.6563375693187" calcext:value-type="float">
            <text:p>-18.6563375693</text:p>
          </table:table-cell>
          <table:table-cell table:formula="of:=[.G471]*[.F47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alNAc) (glycosaminoglyca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472]/SUM([.$B$1:.$B$507])" office:value-type="float" office:value="0.00000242037569071471" calcext:value-type="float">
            <text:p>2.42037569071471E-006</text:p>
          </table:table-cell>
          <table:table-cell table:formula="of:=LOG([.F472];2)" office:value-type="float" office:value="-18.6563375693187" calcext:value-type="float">
            <text:p>-18.6563375693</text:p>
          </table:table-cell>
          <table:table-cell table:formula="of:=[.G472]*[.F47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D-glucuronoyl 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473]/SUM([.$B$1:.$B$507])" office:value-type="float" office:value="0.00000242037569071471" calcext:value-type="float">
            <text:p>2.42037569071471E-006</text:p>
          </table:table-cell>
          <table:table-cell table:formula="of:=LOG([.F473];2)" office:value-type="float" office:value="-18.6563375693187" calcext:value-type="float">
            <text:p>-18.6563375693</text:p>
          </table:table-cell>
          <table:table-cell table:formula="of:=[.G473]*[.F47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Pro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474]/SUM([.$B$1:.$B$507])" office:value-type="float" office:value="0.00000242037569071471" calcext:value-type="float">
            <text:p>2.42037569071471E-006</text:p>
          </table:table-cell>
          <table:table-cell table:formula="of:=LOG([.F474];2)" office:value-type="float" office:value="-18.6563375693187" calcext:value-type="float">
            <text:p>-18.6563375693</text:p>
          </table:table-cell>
          <table:table-cell table:formula="of:=[.G474]*[.F47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-(1,2,3-trihydroxypropan-2- yl)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475]/SUM([.$B$1:.$B$507])" office:value-type="float" office:value="0.00000242037569071471" calcext:value-type="float">
            <text:p>2.42037569071471E-006</text:p>
          </table:table-cell>
          <table:table-cell table:formula="of:=LOG([.F475];2)" office:value-type="float" office:value="-18.6563375693187" calcext:value-type="float">
            <text:p>-18.6563375693</text:p>
          </table:table-cell>
          <table:table-cell table:formula="of:=[.G475]*[.F47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e methyl 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476]/SUM([.$B$1:.$B$507])" office:value-type="float" office:value="0.00000242037569071471" calcext:value-type="float">
            <text:p>2.42037569071471E-006</text:p>
          </table:table-cell>
          <table:table-cell table:formula="of:=LOG([.F476];2)" office:value-type="float" office:value="-18.6563375693187" calcext:value-type="float">
            <text:p>-18.6563375693</text:p>
          </table:table-cell>
          <table:table-cell table:formula="of:=[.G476]*[.F47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  <table:table-cell table:formula="of:=[.B477]/SUM([.$B$1:.$B$507])" office:value-type="float" office:value="0.00000242037569071471" calcext:value-type="float">
            <text:p>2.42037569071471E-006</text:p>
          </table:table-cell>
          <table:table-cell table:formula="of:=LOG([.F477];2)" office:value-type="float" office:value="-18.6563375693187" calcext:value-type="float">
            <text:p>-18.6563375693</text:p>
          </table:table-cell>
          <table:table-cell table:formula="of:=[.G477]*[.F47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decanoyl 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  <table:table-cell table:formula="of:=[.B478]/SUM([.$B$1:.$B$507])" office:value-type="float" office:value="0.00000242037569071471" calcext:value-type="float">
            <text:p>2.42037569071471E-006</text:p>
          </table:table-cell>
          <table:table-cell table:formula="of:=LOG([.F478];2)" office:value-type="float" office:value="-18.6563375693187" calcext:value-type="float">
            <text:p>-18.6563375693</text:p>
          </table:table-cell>
          <table:table-cell table:formula="of:=[.G478]*[.F47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yl isopeptide (Asp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479]/SUM([.$B$1:.$B$507])" office:value-type="float" office:value="0.00000242037569071471" calcext:value-type="float">
            <text:p>2.42037569071471E-006</text:p>
          </table:table-cell>
          <table:table-cell table:formula="of:=LOG([.F479];2)" office:value-type="float" office:value="-18.6563375693187" calcext:value-type="float">
            <text:p>-18.6563375693</text:p>
          </table:table-cell>
          <table:table-cell table:formula="of:=[.G479]*[.F47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thionine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480]/SUM([.$B$1:.$B$507])" office:value-type="float" office:value="0.00000242037569071471" calcext:value-type="float">
            <text:p>2.42037569071471E-006</text:p>
          </table:table-cell>
          <table:table-cell table:formula="of:=LOG([.F480];2)" office:value-type="float" office:value="-18.6563375693187" calcext:value-type="float">
            <text:p>-18.6563375693</text:p>
          </table:table-cell>
          <table:table-cell table:formula="of:=[.G480]*[.F48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481]/SUM([.$B$1:.$B$507])" office:value-type="float" office:value="0.00000242037569071471" calcext:value-type="float">
            <text:p>2.42037569071471E-006</text:p>
          </table:table-cell>
          <table:table-cell table:formula="of:=LOG([.F481];2)" office:value-type="float" office:value="-18.6563375693187" calcext:value-type="float">
            <text:p>-18.6563375693</text:p>
          </table:table-cell>
          <table:table-cell table:formula="of:=[.G481]*[.F48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2-aminovinyl)-3-methyl-D-cysteine (Th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82]/SUM([.$B$1:.$B$507])" office:value-type="float" office:value="0.00000242037569071471" calcext:value-type="float">
            <text:p>2.42037569071471E-006</text:p>
          </table:table-cell>
          <table:table-cell table:formula="of:=LOG([.F482];2)" office:value-type="float" office:value="-18.6563375693187" calcext:value-type="float">
            <text:p>-18.6563375693</text:p>
          </table:table-cell>
          <table:table-cell table:formula="of:=[.G482]*[.F48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leucine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483]/SUM([.$B$1:.$B$507])" office:value-type="float" office:value="0.00000242037569071471" calcext:value-type="float">
            <text:p>2.42037569071471E-006</text:p>
          </table:table-cell>
          <table:table-cell table:formula="of:=LOG([.F483];2)" office:value-type="float" office:value="-18.6563375693187" calcext:value-type="float">
            <text:p>-18.6563375693</text:p>
          </table:table-cell>
          <table:table-cell table:formula="of:=[.G483]*[.F48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(cysteine-1,S-diyl)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  <table:table-cell table:formula="of:=[.B484]/SUM([.$B$1:.$B$507])" office:value-type="float" office:value="0.00000242037569071471" calcext:value-type="float">
            <text:p>2.42037569071471E-006</text:p>
          </table:table-cell>
          <table:table-cell table:formula="of:=LOG([.F484];2)" office:value-type="float" office:value="-18.6563375693187" calcext:value-type="float">
            <text:p>-18.6563375693</text:p>
          </table:table-cell>
          <table:table-cell table:formula="of:=[.G484]*[.F48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e tyrosylquinone (Tyr-L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485]/SUM([.$B$1:.$B$507])" office:value-type="float" office:value="0.00000242037569071471" calcext:value-type="float">
            <text:p>2.42037569071471E-006</text:p>
          </table:table-cell>
          <table:table-cell table:formula="of:=LOG([.F485];2)" office:value-type="float" office:value="-18.6563375693187" calcext:value-type="float">
            <text:p>-18.6563375693</text:p>
          </table:table-cell>
          <table:table-cell table:formula="of:=[.G485]*[.F48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dimethyl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486]/SUM([.$B$1:.$B$507])" office:value-type="float" office:value="0.00000242037569071471" calcext:value-type="float">
            <text:p>2.42037569071471E-006</text:p>
          </table:table-cell>
          <table:table-cell table:formula="of:=LOG([.F486];2)" office:value-type="float" office:value="-18.6563375693187" calcext:value-type="float">
            <text:p>-18.6563375693</text:p>
          </table:table-cell>
          <table:table-cell table:formula="of:=[.G486]*[.F48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cysteinyl-D-allo-threonine (Cys-Th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487]/SUM([.$B$1:.$B$507])" office:value-type="float" office:value="0.00000242037569071471" calcext:value-type="float">
            <text:p>2.42037569071471E-006</text:p>
          </table:table-cell>
          <table:table-cell table:formula="of:=LOG([.F487];2)" office:value-type="float" office:value="-18.6563375693187" calcext:value-type="float">
            <text:p>-18.6563375693</text:p>
          </table:table-cell>
          <table:table-cell table:formula="of:=[.G487]*[.F48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ine isoaspartyl cyclopeptide (Ala- 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488]/SUM([.$B$1:.$B$507])" office:value-type="float" office:value="0.00000242037569071471" calcext:value-type="float">
            <text:p>2.42037569071471E-006</text:p>
          </table:table-cell>
          <table:table-cell table:formula="of:=LOG([.F488];2)" office:value-type="float" office:value="-18.6563375693187" calcext:value-type="float">
            <text:p>-18.6563375693</text:p>
          </table:table-cell>
          <table:table-cell table:formula="of:=[.G488]*[.F48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o-D-alanine (L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489]/SUM([.$B$1:.$B$507])" office:value-type="float" office:value="0.00000242037569071471" calcext:value-type="float">
            <text:p>2.42037569071471E-006</text:p>
          </table:table-cell>
          <table:table-cell table:formula="of:=LOG([.F489];2)" office:value-type="float" office:value="-18.6563375693187" calcext:value-type="float">
            <text:p>-18.6563375693</text:p>
          </table:table-cell>
          <table:table-cell table:formula="of:=[.G489]*[.F48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ARBOHYD</text:p>
          </table:table-cell>
          <table:table-cell table:formula="of:=[.B490]/SUM([.$B$1:.$B$507])" office:value-type="float" office:value="0.00000242037569071471" calcext:value-type="float">
            <text:p>2.42037569071471E-006</text:p>
          </table:table-cell>
          <table:table-cell table:formula="of:=LOG([.F490];2)" office:value-type="float" office:value="-18.6563375693187" calcext:value-type="float">
            <text:p>-18.6563375693</text:p>
          </table:table-cell>
          <table:table-cell table:formula="of:=[.G490]*[.F49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(methoxymethyl)thiazole-4-carboxylic acid (Val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91]/SUM([.$B$1:.$B$507])" office:value-type="float" office:value="0.00000242037569071471" calcext:value-type="float">
            <text:p>2.42037569071471E-006</text:p>
          </table:table-cell>
          <table:table-cell table:formula="of:=LOG([.F491];2)" office:value-type="float" office:value="-18.6563375693187" calcext:value-type="float">
            <text:p>-18.6563375693</text:p>
          </table:table-cell>
          <table:table-cell table:formula="of:=[.G491]*[.F49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Ar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492]/SUM([.$B$1:.$B$507])" office:value-type="float" office:value="0.00000242037569071471" calcext:value-type="float">
            <text:p>2.42037569071471E-006</text:p>
          </table:table-cell>
          <table:table-cell table:formula="of:=LOG([.F492];2)" office:value-type="float" office:value="-18.6563375693187" calcext:value-type="float">
            <text:p>-18.6563375693</text:p>
          </table:table-cell>
          <table:table-cell table:formula="of:=[.G492]*[.F49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amino-piperideine-2,5-dicarboxylic acid (Se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93]/SUM([.$B$1:.$B$507])" office:value-type="float" office:value="0.00000242037569071471" calcext:value-type="float">
            <text:p>2.42037569071471E-006</text:p>
          </table:table-cell>
          <table:table-cell table:formula="of:=LOG([.F493];2)" office:value-type="float" office:value="-18.6563375693187" calcext:value-type="float">
            <text:p>-18.6563375693</text:p>
          </table:table-cell>
          <table:table-cell table:formula="of:=[.G493]*[.F49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oxazole-4-carboxylic acid (Ser- Th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494]/SUM([.$B$1:.$B$507])" office:value-type="float" office:value="0.00000242037569071471" calcext:value-type="float">
            <text:p>2.42037569071471E-006</text:p>
          </table:table-cell>
          <table:table-cell table:formula="of:=LOG([.F494];2)" office:value-type="float" office:value="-18.6563375693187" calcext:value-type="float">
            <text:p>-18.6563375693</text:p>
          </table:table-cell>
          <table:table-cell table:formula="of:=[.G494]*[.F49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cysteine dithioester (Cys-Gly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95]/SUM([.$B$1:.$B$507])" office:value-type="float" office:value="0.00000242037569071471" calcext:value-type="float">
            <text:p>2.42037569071471E-006</text:p>
          </table:table-cell>
          <table:table-cell table:formula="of:=LOG([.F495];2)" office:value-type="float" office:value="-18.6563375693187" calcext:value-type="float">
            <text:p>-18.6563375693</text:p>
          </table:table-cell>
          <table:table-cell table:formula="of:=[.G495]*[.F49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496]/SUM([.$B$1:.$B$507])" office:value-type="float" office:value="0.00000242037569071471" calcext:value-type="float">
            <text:p>2.42037569071471E-006</text:p>
          </table:table-cell>
          <table:table-cell table:formula="of:=LOG([.F496];2)" office:value-type="float" office:value="-18.6563375693187" calcext:value-type="float">
            <text:p>-18.6563375693</text:p>
          </table:table-cell>
          <table:table-cell table:formula="of:=[.G496]*[.F49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o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497]/SUM([.$B$1:.$B$507])" office:value-type="float" office:value="0.00000242037569071471" calcext:value-type="float">
            <text:p>2.42037569071471E-006</text:p>
          </table:table-cell>
          <table:table-cell table:formula="of:=LOG([.F497];2)" office:value-type="float" office:value="-18.6563375693187" calcext:value-type="float">
            <text:p>-18.6563375693</text:p>
          </table:table-cell>
          <table:table-cell table:formula="of:=[.G497]*[.F49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Leu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498]/SUM([.$B$1:.$B$507])" office:value-type="float" office:value="0.00000242037569071471" calcext:value-type="float">
            <text:p>2.42037569071471E-006</text:p>
          </table:table-cell>
          <table:table-cell table:formula="of:=LOG([.F498];2)" office:value-type="float" office:value="-18.6563375693187" calcext:value-type="float">
            <text:p>-18.6563375693</text:p>
          </table:table-cell>
          <table:table-cell table:formula="of:=[.G498]*[.F49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ARBOHYD</text:p>
          </table:table-cell>
          <table:table-cell table:formula="of:=[.B499]/SUM([.$B$1:.$B$507])" office:value-type="float" office:value="0.00000242037569071471" calcext:value-type="float">
            <text:p>2.42037569071471E-006</text:p>
          </table:table-cell>
          <table:table-cell table:formula="of:=LOG([.F499];2)" office:value-type="float" office:value="-18.6563375693187" calcext:value-type="float">
            <text:p>-18.6563375693</text:p>
          </table:table-cell>
          <table:table-cell table:formula="of:=[.G499]*[.F49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dimeth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500]/SUM([.$B$1:.$B$507])" office:value-type="float" office:value="0.00000242037569071471" calcext:value-type="float">
            <text:p>2.42037569071471E-006</text:p>
          </table:table-cell>
          <table:table-cell table:formula="of:=LOG([.F500];2)" office:value-type="float" office:value="-18.6563375693187" calcext:value-type="float">
            <text:p>-18.6563375693</text:p>
          </table:table-cell>
          <table:table-cell table:formula="of:=[.G500]*[.F50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As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501]/SUM([.$B$1:.$B$507])" office:value-type="float" office:value="0.00000242037569071471" calcext:value-type="float">
            <text:p>2.42037569071471E-006</text:p>
          </table:table-cell>
          <table:table-cell table:formula="of:=LOG([.F501];2)" office:value-type="float" office:value="-18.6563375693187" calcext:value-type="float">
            <text:p>-18.6563375693</text:p>
          </table:table-cell>
          <table:table-cell table:formula="of:=[.G501]*[.F50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His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502]/SUM([.$B$1:.$B$507])" office:value-type="float" office:value="0.00000242037569071471" calcext:value-type="float">
            <text:p>2.42037569071471E-006</text:p>
          </table:table-cell>
          <table:table-cell table:formula="of:=LOG([.F502];2)" office:value-type="float" office:value="-18.6563375693187" calcext:value-type="float">
            <text:p>-18.6563375693</text:p>
          </table:table-cell>
          <table:table-cell table:formula="of:=[.G502]*[.F50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8alpha-FAD tyr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503]/SUM([.$B$1:.$B$507])" office:value-type="float" office:value="0.00000242037569071471" calcext:value-type="float">
            <text:p>2.42037569071471E-006</text:p>
          </table:table-cell>
          <table:table-cell table:formula="of:=LOG([.F503];2)" office:value-type="float" office:value="-18.6563375693187" calcext:value-type="float">
            <text:p>-18.6563375693</text:p>
          </table:table-cell>
          <table:table-cell table:formula="of:=[.G503]*[.F50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2-aminoethylphosphoryl)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504]/SUM([.$B$1:.$B$507])" office:value-type="float" office:value="0.00000242037569071471" calcext:value-type="float">
            <text:p>2.42037569071471E-006</text:p>
          </table:table-cell>
          <table:table-cell table:formula="of:=LOG([.F504];2)" office:value-type="float" office:value="-18.6563375693187" calcext:value-type="float">
            <text:p>-18.6563375693</text:p>
          </table:table-cell>
          <table:table-cell table:formula="of:=[.G504]*[.F50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imidazolinone (Asn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505]/SUM([.$B$1:.$B$507])" office:value-type="float" office:value="0.00000242037569071471" calcext:value-type="float">
            <text:p>2.42037569071471E-006</text:p>
          </table:table-cell>
          <table:table-cell table:formula="of:=LOG([.F505];2)" office:value-type="float" office:value="-18.6563375693187" calcext:value-type="float">
            <text:p>-18.6563375693</text:p>
          </table:table-cell>
          <table:table-cell table:formula="of:=[.G505]*[.F50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506]/SUM([.$B$1:.$B$507])" office:value-type="float" office:value="0.00000242037569071471" calcext:value-type="float">
            <text:p>2.42037569071471E-006</text:p>
          </table:table-cell>
          <table:table-cell table:formula="of:=LOG([.F506];2)" office:value-type="float" office:value="-18.6563375693187" calcext:value-type="float">
            <text:p>-18.6563375693</text:p>
          </table:table-cell>
          <table:table-cell table:formula="of:=[.G506]*[.F50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 (glycation), altern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  <table:table-cell table:formula="of:=[.B507]/SUM([.$B$1:.$B$507])" office:value-type="float" office:value="0.00000242037569071471" calcext:value-type="float">
            <text:p>2.42037569071471E-006</text:p>
          </table:table-cell>
          <table:table-cell table:formula="of:=LOG([.F507];2)" office:value-type="float" office:value="-18.6563375693187" calcext:value-type="float">
            <text:p>-18.6563375693</text:p>
          </table:table-cell>
          <table:table-cell table:formula="of:=[.G507]*[.F507]" office:value-type="float" office:value="-0.0000451553459305465" calcext:value-type="float">
            <text:p>-4.51553459305465E-005</text:p>
          </table:table-cell>
          <table:table-cell table:number-columns-repeated="2"/>
        </table:table-row>
      </table:table>
      <table:table table:name="Tabl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number-columns-repeated="250" table:default-cell-style-name="ce2"/>
        <table:table-row table:style-name="ro2">
          <table:table-cell office:value-type="string" calcext:value-type="string">
            <text:p>(2-aminosuccinimidyl)acetic acid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-Glycine</text:p>
          </table:table-cell>
          <table:table-cell office:value-type="string" calcext:value-type="string">
            <text:p>N-G</text:p>
          </table:table-cell>
          <table:table-cell office:value-type="string" calcext:value-type="string">
            <text:p>PTM-0450</text:p>
          </table:table-cell>
          <table:table-cell office:value-type="string" calcext:value-type="string">
            <text:p>RESID; AA0441 --- PSI-MOD; 0162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2-aminosuccinimidyl)acetic acid (Asp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-Glycine</text:p>
          </table:table-cell>
          <table:table-cell office:value-type="string" calcext:value-type="string">
            <text:p>D-G</text:p>
          </table:table-cell>
          <table:table-cell office:value-type="string" calcext:value-type="string">
            <text:p>PTM-0312</text:p>
          </table:table-cell>
          <table:table-cell office:value-type="string" calcext:value-type="string">
            <text:p>RESID; AA0441 --- PSI-MOD; 0095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)-3-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476</text:p>
          </table:table-cell>
          <table:table-cell office:value-type="string" calcext:value-type="string">
            <text:p>PSI-MOD; 019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)-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369</text:p>
          </table:table-cell>
          <table:table-cell office:value-type="string" calcext:value-type="string">
            <text:p>RESID; AA0026 --- PSI-MOD; 000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)-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71</text:p>
          </table:table-cell>
          <table:table-cell office:value-type="string" calcext:value-type="string">
            <text:p>RESID; AA0027 --- PSI-MOD; 0003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,4R)-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368</text:p>
          </table:table-cell>
          <table:table-cell office:value-type="string" calcext:value-type="string">
            <text:p>RESID; AA0479 --- PSI-MOD; 014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,4R)-4,5-di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336</text:p>
          </table:table-cell>
          <table:table-cell office:value-type="string" calcext:value-type="string">
            <text:p>RESID; AA0449 --- PSI-MOD; 013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,4S)-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306</text:p>
          </table:table-cell>
          <table:table-cell office:value-type="string" calcext:value-type="string">
            <text:p>RESID; AA0282 --- PSI-MOD; 002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,4S)-4-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337</text:p>
          </table:table-cell>
          <table:table-cell office:value-type="string" calcext:value-type="string">
            <text:p>RESID; AA0448 --- PSI-MOD; 013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S)-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370</text:p>
          </table:table-cell>
          <table:table-cell office:value-type="string" calcext:value-type="string">
            <text:p>RESID; AA0478 --- PSI-MOD; 0140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S)-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473</text:p>
          </table:table-cell>
          <table:table-cell office:value-type="string" calcext:value-type="string">
            <text:p>PSI-MOD; 0191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S)-3-hydroxy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477</text:p>
          </table:table-cell>
          <table:table-cell office:value-type="string" calcext:value-type="string">
            <text:p>PSI-MOD; 019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S,4R)-3,4-di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343</text:p>
          </table:table-cell>
          <table:table-cell office:value-type="string" calcext:value-type="string">
            <text:p>RESID; AA0447 --- PSI-MOD; 0137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4R)-4,5-dihydroxy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340</text:p>
          </table:table-cell>
          <table:table-cell office:value-type="string" calcext:value-type="string">
            <text:p>RESID; AA0445 --- PSI-MOD; 0137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4S)-thiazoline-4-carboxyl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392</text:p>
          </table:table-cell>
          <table:table-cell office:value-type="string" calcext:value-type="string">
            <text:p>RESID; AA0485 --- PSI-MOD; 0140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5R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1</text:p>
          </table:table-cell>
          <table:table-cell office:value-type="string" calcext:value-type="string">
            <text:p>RESID; AA0028 --- PSI-MOD; 0192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5S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2</text:p>
          </table:table-cell>
          <table:table-cell office:value-type="string" calcext:value-type="string">
            <text:p>PSI-MOD; 019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E)-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441</text:p>
          </table:table-cell>
          <table:table-cell office:value-type="string" calcext:value-type="string">
            <text:p>RESID; AA0547 --- PSI-MOD; 0184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E)-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1</text:p>
          </table:table-cell>
          <table:table-cell office:value-type="string" calcext:value-type="string">
            <text:p>RESID; AA0365 --- PSI-MOD; 0037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Z)-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440</text:p>
          </table:table-cell>
          <table:table-cell office:value-type="string" calcext:value-type="string">
            <text:p>RESID; AA0182 --- PSI-MOD; 001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Z)-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2</text:p>
          </table:table-cell>
          <table:table-cell office:value-type="string" calcext:value-type="string">
            <text:p>RESID; AA0183 --- PSI-MOD; 001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1'-histidyl-3'-tyrosine (Hi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Tyrosine</text:p>
          </table:table-cell>
          <table:table-cell office:value-type="string" calcext:value-type="string">
            <text:p>H-Y</text:p>
          </table:table-cell>
          <table:table-cell office:value-type="string" calcext:value-type="string">
            <text:p>PTM-0003</text:p>
          </table:table-cell>
          <table:table-cell office:value-type="string" calcext:value-type="string">
            <text:p>RESID; AA0270 --- PSI-MOD; 0027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1-(tryptophan-3-yl)-tryptophan (Trp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-Tryptophan</text:p>
          </table:table-cell>
          <table:table-cell office:value-type="string" calcext:value-type="string">
            <text:p>W-W</text:p>
          </table:table-cell>
          <table:table-cell office:value-type="string" calcext:value-type="string">
            <text:p>PTM-0445</text:p>
          </table:table-cell>
          <table:table-cell office:value-type="string" calcext:value-type="string">
            <text:p>RESID; AA0544 --- PSI-MOD; 018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1-amino-2-propa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79</text:p>
          </table:table-cell>
          <table:table-cell office:value-type="string" calcext:value-type="string">
            <text:p>RESID; AA0486 --- PSI-MOD; 0143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1-thio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004</text:p>
          </table:table-cell>
          <table:table-cell office:value-type="string" calcext:value-type="string">
            <text:p>RESID; AA0265 --- PSI-MOD; 0027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',4',5'-topaqui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TPQ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9</text:p>
          </table:table-cell>
          <table:table-cell office:value-type="string" calcext:value-type="string">
            <text:p>RESID; AA0147 --- PSI-MOD; 001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'-(S-cysteinyl)-histidine (Cys-Hi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Histidine</text:p>
          </table:table-cell>
          <table:table-cell office:value-type="string" calcext:value-type="string">
            <text:p>C-H</text:p>
          </table:table-cell>
          <table:table-cell office:value-type="string" calcext:value-type="string">
            <text:p>PTM-0005</text:p>
          </table:table-cell>
          <table:table-cell office:value-type="string" calcext:value-type="string">
            <text:p>RESID; AA0109 --- PSI-MOD; 001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'-cysteinyl-6'-hydroxytryptophan sulfoxide (Trp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ryptophan-Cysteine</text:p>
          </table:table-cell>
          <table:table-cell office:value-type="string" calcext:value-type="string">
            <text:p>W-C</text:p>
          </table:table-cell>
          <table:table-cell office:value-type="string" calcext:value-type="string">
            <text:p>PTM-0338</text:p>
          </table:table-cell>
          <table:table-cell office:value-type="string" calcext:value-type="string">
            <text:p>RESID; AA0451 --- PSI-MOD; 013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'-methylsulfonyl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304</text:p>
          </table:table-cell>
          <table:table-cell office:value-type="string" calcext:value-type="string">
            <text:p>RESID; AA0450 --- PSI-MOD; 013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,3-didehydroalan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68</text:p>
          </table:table-cell>
          <table:table-cell office:value-type="string" calcext:value-type="string">
            <text:p>RESID; AA0181 --- PSI-MOD; 007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,3-didehydro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06</text:p>
          </table:table-cell>
          <table:table-cell office:value-type="string" calcext:value-type="string">
            <text:p>RESID; AA0181 --- PSI-MOD; 0018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007</text:p>
          </table:table-cell>
          <table:table-cell office:value-type="string" calcext:value-type="string">
            <text:p>RESID; AA0182 --- RESID; AA0547 --- PSI-MOD; 00190 --- PSI-MOD; 0184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8</text:p>
          </table:table-cell>
          <table:table-cell office:value-type="string" calcext:value-type="string">
            <text:p>PSI-MOD; 0070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(3-methylbutanoyl)-5-hydroxyoxazole-4-carbothionic acid (Leu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-Cysteine</text:p>
          </table:table-cell>
          <table:table-cell office:value-type="string" calcext:value-type="string">
            <text:p>L-C</text:p>
          </table:table-cell>
          <table:table-cell office:value-type="string" calcext:value-type="string">
            <text:p>PTM-0448</text:p>
          </table:table-cell>
          <table:table-cell office:value-type="string" calcext:value-type="string">
            <text:p>RESID; AA0550 --- PSI-MOD; 0184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(4-guanidinobutanoyl)-5-hydroxyimidazole-4-carbothionic acid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-Cysteine</text:p>
          </table:table-cell>
          <table:table-cell office:value-type="string" calcext:value-type="string">
            <text:p>R-C</text:p>
          </table:table-cell>
          <table:table-cell office:value-type="string" calcext:value-type="string">
            <text:p>PTM-0457</text:p>
          </table:table-cell>
          <table:table-cell office:value-type="string" calcext:value-type="string">
            <text:p>RESID; AA0553 --- PSI-MOD; 018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(S-cysteinyl)pyruvic acid O-phosphothioketal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4</text:p>
          </table:table-cell>
          <table:table-cell office:value-type="string" calcext:value-type="string">
            <text:p>RESID; AA0391 --- PSI-MOD; 0079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cysteinyl-D-allo-threonine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Cysteine-Threonine</text:p>
          </table:table-cell>
          <table:table-cell office:value-type="string" calcext:value-type="string">
            <text:p>C-T</text:p>
          </table:table-cell>
          <table:table-cell office:value-type="string" calcext:value-type="string">
            <text:p>PTM-0010</text:p>
          </table:table-cell>
          <table:table-cell office:value-type="string" calcext:value-type="string">
            <text:p>RESID; AA0342 --- PSI-MOD; 0034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cysteinyl-D-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Cysteine-Phenylalanine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PTM-0011</text:p>
          </table:table-cell>
          <table:table-cell office:value-type="string" calcext:value-type="string">
            <text:p>RESID; AA0341 --- PSI-MOD; 0034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cysteinyl-L-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Phenylalanine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PTM-0012</text:p>
          </table:table-cell>
          <table:table-cell office:value-type="string" calcext:value-type="string">
            <text:p>RESID; AA0340 --- PSI-MOD; 0034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iminomethyl-5-imidazolinone (Gl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-Glycine</text:p>
          </table:table-cell>
          <table:table-cell office:value-type="string" calcext:value-type="string">
            <text:p>Q-G</text:p>
          </table:table-cell>
          <table:table-cell office:value-type="string" calcext:value-type="string">
            <text:p>PTM-0013</text:p>
          </table:table-cell>
          <table:table-cell office:value-type="string" calcext:value-type="string">
            <text:p>RESID; AA0189 --- PSI-MOD; 0019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iminomethyl-5-imidazolinone (Glu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-Glycine</text:p>
          </table:table-cell>
          <table:table-cell office:value-type="string" calcext:value-type="string">
            <text:p>E-G</text:p>
          </table:table-cell>
          <table:table-cell office:value-type="string" calcext:value-type="string">
            <text:p>PTM-0014</text:p>
          </table:table-cell>
          <table:table-cell office:value-type="string" calcext:value-type="string">
            <text:p>RESID; AA0378 --- PSI-MOD; 003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iminomethyl-5-imidazolinone (Met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-Glycine</text:p>
          </table:table-cell>
          <table:table-cell office:value-type="string" calcext:value-type="string">
            <text:p>M-G</text:p>
          </table:table-cell>
          <table:table-cell office:value-type="string" calcext:value-type="string">
            <text:p>PTM-0015</text:p>
          </table:table-cell>
          <table:table-cell office:value-type="string" calcext:value-type="string">
            <text:p>RESID; AA0379 --- PSI-MOD; 0038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methyl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016</text:p>
          </table:table-cell>
          <table:table-cell office:value-type="string" calcext:value-type="string">
            <text:p>RESID; AA0273 --- PSI-MOD; 002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oxobutano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017</text:p>
          </table:table-cell>
          <table:table-cell office:value-type="string" calcext:value-type="string">
            <text:p>RESID; AA0129 --- PSI-MOD; 0013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tetrahydro-2-pyridyl-5-imidazolinon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Glycine</text:p>
          </table:table-cell>
          <table:table-cell office:value-type="string" calcext:value-type="string">
            <text:p>K-G</text:p>
          </table:table-cell>
          <table:table-cell office:value-type="string" calcext:value-type="string">
            <text:p>PTM-0018</text:p>
          </table:table-cell>
          <table:table-cell office:value-type="string" calcext:value-type="string">
            <text:p>RESID; AA0382 --- PSI-MOD; 003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,4'-dihydroxy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23</text:p>
          </table:table-cell>
          <table:table-cell office:value-type="string" calcext:value-type="string">
            <text:p>RESID; AA0146 --- PSI-MOD; 0015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-(S-cysteinyl)-tyrosine (C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Tyrosine</text:p>
          </table:table-cell>
          <table:table-cell office:value-type="string" calcext:value-type="string">
            <text:p>C-Y</text:p>
          </table:table-cell>
          <table:table-cell office:value-type="string" calcext:value-type="string">
            <text:p>PTM-0019</text:p>
          </table:table-cell>
          <table:table-cell office:value-type="string" calcext:value-type="string">
            <text:p>RESID; AA0113 --- PSI-MOD; 0012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-(S-cysteinyl)-tyrosine (Ty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yrosine-Cysteine</text:p>
          </table:table-cell>
          <table:table-cell office:value-type="string" calcext:value-type="string">
            <text:p>Y-C</text:p>
          </table:table-cell>
          <table:table-cell office:value-type="string" calcext:value-type="string">
            <text:p>PTM-0021</text:p>
          </table:table-cell>
          <table:table-cell office:value-type="string" calcext:value-type="string">
            <text:p>RESID; AA0113 --- PSI-MOD; 0012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-geranyl-2',N2-cyclotryptophan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26</text:p>
          </table:table-cell>
          <table:table-cell office:value-type="string" calcext:value-type="string">
            <text:p>RESID; AA0408 --- PSI-MOD; 0081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-histidyl-3-tyrosine (Hi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Tyrosine</text:p>
          </table:table-cell>
          <table:table-cell office:value-type="string" calcext:value-type="string">
            <text:p>H-Y</text:p>
          </table:table-cell>
          <table:table-cell office:value-type="string" calcext:value-type="string">
            <text:p>PTM-0027</text:p>
          </table:table-cell>
          <table:table-cell office:value-type="string" calcext:value-type="string">
            <text:p>RESID; AA0250 --- PSI-MOD; 0025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-nit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itr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434</text:p>
          </table:table-cell>
          <table:table-cell office:value-type="string" calcext:value-type="string">
            <text:p>RESID; AA0537 --- PSI-MOD; 017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,4-di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22</text:p>
          </table:table-cell>
          <table:table-cell office:value-type="string" calcext:value-type="string">
            <text:p>RESID; AA0369 --- PSI-MOD; 0037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24</text:p>
          </table:table-cell>
          <table:table-cell office:value-type="string" calcext:value-type="string">
            <text:p>RESID; AA0282 --- PSI-MOD; 002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(O4'-tyrosyl)-valine (Val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ine-Tyrosine</text:p>
          </table:table-cell>
          <table:table-cell office:value-type="string" calcext:value-type="string">
            <text:p>V-Y</text:p>
          </table:table-cell>
          <table:table-cell office:value-type="string" calcext:value-type="string">
            <text:p>PTM-0390</text:p>
          </table:table-cell>
          <table:table-cell office:value-type="string" calcext:value-type="string">
            <text:p>RESID; AA0490 --- PSI-MOD; 0144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(S-cysteinyl)-tyrosine (C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Tyrosine</text:p>
          </table:table-cell>
          <table:table-cell office:value-type="string" calcext:value-type="string">
            <text:p>C-Y</text:p>
          </table:table-cell>
          <table:table-cell office:value-type="string" calcext:value-type="string">
            <text:p>PTM-0020</text:p>
          </table:table-cell>
          <table:table-cell office:value-type="string" calcext:value-type="string">
            <text:p>RESID; AA0396 --- PSI-MOD; 0080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cysteinyl-aspartic acid (C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Aspartate</text:p>
          </table:table-cell>
          <table:table-cell office:value-type="string" calcext:value-type="string">
            <text:p>C-D</text:p>
          </table:table-cell>
          <table:table-cell office:value-type="string" calcext:value-type="string">
            <text:p>PTM-0025</text:p>
          </table:table-cell>
          <table:table-cell office:value-type="string" calcext:value-type="string">
            <text:p>RESID; AA0314 --- PSI-MOD; 0031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28</text:p>
          </table:table-cell>
          <table:table-cell office:value-type="string" calcext:value-type="string">
            <text:p>RESID; AA0026 --- PSI-MOD; 000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29</text:p>
          </table:table-cell>
          <table:table-cell office:value-type="string" calcext:value-type="string">
            <text:p>RESID; AA0027 --- PSI-MOD; 0003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346</text:p>
          </table:table-cell>
          <table:table-cell office:value-type="string" calcext:value-type="string">
            <text:p>RESID; AA0462 --- PSI-MOD; 013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30</text:p>
          </table:table-cell>
          <table:table-cell office:value-type="string" calcext:value-type="string">
            <text:p>RESID; AA0029 --- PSI-MOD; 0003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pyrid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Cysteine-Serine</text:p>
          </table:table-cell>
          <table:table-cell office:value-type="string" calcext:value-type="string">
            <text:p>S-C-S</text:p>
          </table:table-cell>
          <table:table-cell office:value-type="string" calcext:value-type="string">
            <text:p>PTM-0454</text:p>
          </table:table-cell>
          <table:table-cell office:value-type="string" calcext:value-type="string">
            <text:p>RESID; AA0540 --- PSI-MOD; 0181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pyrid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-Cysteine</text:p>
          </table:table-cell>
          <table:table-cell office:value-type="string" calcext:value-type="string">
            <text:p>S-S-C</text:p>
          </table:table-cell>
          <table:table-cell office:value-type="string" calcext:value-type="string">
            <text:p>PTM-0455</text:p>
          </table:table-cell>
          <table:table-cell office:value-type="string" calcext:value-type="string">
            <text:p>RESID; AA0540 --- PSI-MOD; 0181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31</text:p>
          </table:table-cell>
          <table:table-cell office:value-type="string" calcext:value-type="string">
            <text:p>RESID; AA0322 --- PSI-MOD; 0032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347</text:p>
          </table:table-cell>
          <table:table-cell office:value-type="string" calcext:value-type="string">
            <text:p>RESID; AA0463 --- PSI-MOD; 013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methylthioaspar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32</text:p>
          </table:table-cell>
          <table:table-cell office:value-type="string" calcext:value-type="string">
            <text:p>RESID; AA0232 --- PSI-MOD; 0023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oxoalan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033</text:p>
          </table:table-cell>
          <table:table-cell office:value-type="string" calcext:value-type="string">
            <text:p>RESID; AA0185 --- PSI-MOD; 001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oxo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34</text:p>
          </table:table-cell>
          <table:table-cell office:value-type="string" calcext:value-type="string">
            <text:p>RESID; AA0185 --- PSI-MOD; 008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phenyllac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035</text:p>
          </table:table-cell>
          <table:table-cell office:value-type="string" calcext:value-type="string">
            <text:p>RESID; AA0128 --- PSI-MOD; 0013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'-cysteinyl-tryptophylquinone (Cys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CTQ; Thioether bond</text:p>
          </table:table-cell>
          <table:table-cell office:value-type="string" calcext:value-type="string">
            <text:p>Cysteine-Tryptophan</text:p>
          </table:table-cell>
          <table:table-cell office:value-type="string" calcext:value-type="string">
            <text:p>C-W</text:p>
          </table:table-cell>
          <table:table-cell office:value-type="string" calcext:value-type="string">
            <text:p>PTM-0041</text:p>
          </table:table-cell>
          <table:table-cell office:value-type="string" calcext:value-type="string">
            <text:p>RESID; AA0313 --- PSI-MOD; 003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,5,5'-trihydroxy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372</text:p>
          </table:table-cell>
          <table:table-cell office:value-type="string" calcext:value-type="string">
            <text:p>RESID; AA0480 --- PSI-MOD; 0140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,5-di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036</text:p>
          </table:table-cell>
          <table:table-cell office:value-type="string" calcext:value-type="string">
            <text:p>RESID; AA0370 --- PSI-MOD; 0037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aspartylphosph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38</text:p>
          </table:table-cell>
          <table:table-cell office:value-type="string" calcext:value-type="string">
            <text:p>RESID; AA0033 --- PSI-MOD; 0004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carbox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amma-carboxyglutamic aci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039</text:p>
          </table:table-cell>
          <table:table-cell office:value-type="string" calcext:value-type="string">
            <text:p>RESID; AA0032 --- PSI-MOD; 0004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cysteinyl-glutamic acid (Cys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Glutamate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PTM-0040</text:p>
          </table:table-cell>
          <table:table-cell office:value-type="string" calcext:value-type="string">
            <text:p>RESID; AA0315 --- PSI-MOD; 003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42</text:p>
          </table:table-cell>
          <table:table-cell office:value-type="string" calcext:value-type="string">
            <text:p>RESID; AA0215 --- PSI-MOD; 002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hydrox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53</text:p>
          </table:table-cell>
          <table:table-cell office:value-type="string" calcext:value-type="string">
            <text:p>RESID; AA0487 --- PSI-MOD; 0143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43</text:p>
          </table:table-cell>
          <table:table-cell office:value-type="string" calcext:value-type="string">
            <text:p>RESID; AA0030 --- PSI-MOD; 0003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'-chlor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444</text:p>
          </table:table-cell>
          <table:table-cell office:value-type="string" calcext:value-type="string">
            <text:p>RESID; AA0180 --- PSI-MOD; 001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'-tyrosyl-5'-aminotyrosine (Tyr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-Tyrosine</text:p>
          </table:table-cell>
          <table:table-cell office:value-type="string" calcext:value-type="string">
            <text:p>Y-Y</text:p>
          </table:table-cell>
          <table:table-cell office:value-type="string" calcext:value-type="string">
            <text:p>PTM-0320</text:p>
          </table:table-cell>
          <table:table-cell office:value-type="string" calcext:value-type="string">
            <text:p>RESID; AA0459 --- PSI-MOD; 017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(methoxymethyl)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Valine-Cysteine</text:p>
          </table:table-cell>
          <table:table-cell office:value-type="string" calcext:value-type="string">
            <text:p>V-C</text:p>
          </table:table-cell>
          <table:table-cell office:value-type="string" calcext:value-type="string">
            <text:p>PTM-0373</text:p>
          </table:table-cell>
          <table:table-cell office:value-type="string" calcext:value-type="string">
            <text:p>RESID; AA0468 --- PSI-MOD; 013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amino-piperide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Cysteine-Serine</text:p>
          </table:table-cell>
          <table:table-cell office:value-type="string" calcext:value-type="string">
            <text:p>S-C-S</text:p>
          </table:table-cell>
          <table:table-cell office:value-type="string" calcext:value-type="string">
            <text:p>PTM-0348</text:p>
          </table:table-cell>
          <table:table-cell office:value-type="string" calcext:value-type="string">
            <text:p>RESID; AA0471 --- PSI-MOD; 0139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amino-piperide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-Cysteine</text:p>
          </table:table-cell>
          <table:table-cell office:value-type="string" calcext:value-type="string">
            <text:p>S-S-C</text:p>
          </table:table-cell>
          <table:table-cell office:value-type="string" calcext:value-type="string">
            <text:p>PTM-0349</text:p>
          </table:table-cell>
          <table:table-cell office:value-type="string" calcext:value-type="string">
            <text:p>RESID; AA0471 --- PSI-MOD; 0139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2-aminoadip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06</text:p>
          </table:table-cell>
          <table:table-cell office:value-type="string" calcext:value-type="string">
            <text:p>RESID; AA0502 --- PSI-MOD; 0160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79</text:p>
          </table:table-cell>
          <table:table-cell office:value-type="string" calcext:value-type="string">
            <text:p>PSI-MOD; 0197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glycerylphosphorylethanol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03</text:p>
          </table:table-cell>
          <table:table-cell office:value-type="string" calcext:value-type="string">
            <text:p>RESID; AA0170 --- PSI-MOD; 001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N2-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07</text:p>
          </table:table-cell>
          <table:table-cell office:value-type="string" calcext:value-type="string">
            <text:p>RESID; AA0505 --- PSI-MOD; 0160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N2-ornith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78</text:p>
          </table:table-cell>
          <table:table-cell office:value-type="string" calcext:value-type="string">
            <text:p>PSI-MOD; 0197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pol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395</text:p>
          </table:table-cell>
          <table:table-cell office:value-type="string" calcext:value-type="string">
            <text:p>RESID; AA0202 --- PSI-MOD; 0020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poly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394</text:p>
          </table:table-cell>
          <table:table-cell office:value-type="string" calcext:value-type="string">
            <text:p>RESID; AA0201 --- PSI-MOD; 0020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hydroxy-3-methylproline (Ile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; Meth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466</text:p>
          </table:table-cell>
          <table:table-cell office:value-type="string" calcext:value-type="string">
            <text:p>RESID; AA0473 --- PSI-MOD; 0189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044</text:p>
          </table:table-cell>
          <table:table-cell office:value-type="string" calcext:value-type="string">
            <text:p>RESID; AA0028 --- PSI-MOD; 0003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imidazolinone (Ala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Glycine</text:p>
          </table:table-cell>
          <table:table-cell office:value-type="string" calcext:value-type="string">
            <text:p>A-G</text:p>
          </table:table-cell>
          <table:table-cell office:value-type="string" calcext:value-type="string">
            <text:p>PTM-0045</text:p>
          </table:table-cell>
          <table:table-cell office:value-type="string" calcext:value-type="string">
            <text:p>RESID; AA0187 --- PSI-MOD; 0019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imidazolinone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-Glycine</text:p>
          </table:table-cell>
          <table:table-cell office:value-type="string" calcext:value-type="string">
            <text:p>N-G</text:p>
          </table:table-cell>
          <table:table-cell office:value-type="string" calcext:value-type="string">
            <text:p>PTM-0046</text:p>
          </table:table-cell>
          <table:table-cell office:value-type="string" calcext:value-type="string">
            <text:p>RESID; AA0380 --- PSI-MOD; 003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imidazolinone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Glycine</text:p>
          </table:table-cell>
          <table:table-cell office:value-type="string" calcext:value-type="string">
            <text:p>C-G</text:p>
          </table:table-cell>
          <table:table-cell office:value-type="string" calcext:value-type="string">
            <text:p>PTM-0047</text:p>
          </table:table-cell>
          <table:table-cell office:value-type="string" calcext:value-type="string">
            <text:p>RESID; AA0188 --- PSI-MOD; 0019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imidazolinon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Glycine</text:p>
          </table:table-cell>
          <table:table-cell office:value-type="string" calcext:value-type="string">
            <text:p>K-G</text:p>
          </table:table-cell>
          <table:table-cell office:value-type="string" calcext:value-type="string">
            <text:p>PTM-0048</text:p>
          </table:table-cell>
          <table:table-cell office:value-type="string" calcext:value-type="string">
            <text:p>RESID; AA0381 --- PSI-MOD; 003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imidazolinone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Glycine</text:p>
          </table:table-cell>
          <table:table-cell office:value-type="string" calcext:value-type="string">
            <text:p>S-G</text:p>
          </table:table-cell>
          <table:table-cell office:value-type="string" calcext:value-type="string">
            <text:p>PTM-0049</text:p>
          </table:table-cell>
          <table:table-cell office:value-type="string" calcext:value-type="string">
            <text:p>RESID; AA0184 --- PSI-MOD; 001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oxy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Valine-Cysteine</text:p>
          </table:table-cell>
          <table:table-cell office:value-type="string" calcext:value-type="string">
            <text:p>V-C</text:p>
          </table:table-cell>
          <table:table-cell office:value-type="string" calcext:value-type="string">
            <text:p>PTM-0350</text:p>
          </table:table-cell>
          <table:table-cell office:value-type="string" calcext:value-type="string">
            <text:p>RESID; AA0468 --- PSI-MOD; 013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50</text:p>
          </table:table-cell>
          <table:table-cell office:value-type="string" calcext:value-type="string">
            <text:p>RESID; AA0272 --- PSI-MOD; 002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oxazole-4-carboxylic acid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Threonine</text:p>
          </table:table-cell>
          <table:table-cell office:value-type="string" calcext:value-type="string">
            <text:p>C-T</text:p>
          </table:table-cell>
          <table:table-cell office:value-type="string" calcext:value-type="string">
            <text:p>PTM-0461</text:p>
          </table:table-cell>
          <table:table-cell office:value-type="string" calcext:value-type="string">
            <text:p>RESID; AA0571 --- PSI-MOD; 0190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oxazole-4-carboxylic acid (Se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-Threonine</text:p>
          </table:table-cell>
          <table:table-cell office:value-type="string" calcext:value-type="string">
            <text:p>S-T</text:p>
          </table:table-cell>
          <table:table-cell office:value-type="string" calcext:value-type="string">
            <text:p>PTM-0386</text:p>
          </table:table-cell>
          <table:table-cell office:value-type="string" calcext:value-type="string">
            <text:p>RESID; AA0474 --- PSI-MOD; 0139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oxazole-4-carboxylic acid (Th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Threonine</text:p>
          </table:table-cell>
          <table:table-cell office:value-type="string" calcext:value-type="string">
            <text:p>T-T</text:p>
          </table:table-cell>
          <table:table-cell office:value-type="string" calcext:value-type="string">
            <text:p>PTM-0462</text:p>
          </table:table-cell>
          <table:table-cell office:value-type="string" calcext:value-type="string">
            <text:p>RESID; AA0572 --- PSI-MOD; 0190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oxazoline-4-carboxylic acid (Se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Threonine</text:p>
          </table:table-cell>
          <table:table-cell office:value-type="string" calcext:value-type="string">
            <text:p>S-T</text:p>
          </table:table-cell>
          <table:table-cell office:value-type="string" calcext:value-type="string">
            <text:p>PTM-0465</text:p>
          </table:table-cell>
          <table:table-cell office:value-type="string" calcext:value-type="string">
            <text:p>RESID; AA0575 --- PSI-MOD; 0190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thiazole-4-carboxylic acid (Asn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Asparagine-Cysteine</text:p>
          </table:table-cell>
          <table:table-cell office:value-type="string" calcext:value-type="string">
            <text:p>N-C</text:p>
          </table:table-cell>
          <table:table-cell office:value-type="string" calcext:value-type="string">
            <text:p>PTM-0352</text:p>
          </table:table-cell>
          <table:table-cell office:value-type="string" calcext:value-type="string">
            <text:p>RESID; AA0469 --- PSI-MOD; 013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6'-brom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romin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51</text:p>
          </table:table-cell>
          <table:table-cell office:value-type="string" calcext:value-type="string">
            <text:p>RESID; AA0179 --- PSI-MOD; 001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6'-chlor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52</text:p>
          </table:table-cell>
          <table:table-cell office:value-type="string" calcext:value-type="string">
            <text:p>RESID; AA0180 --- PSI-MOD; 001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7'-hydroxy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427</text:p>
          </table:table-cell>
          <table:table-cell office:value-type="string" calcext:value-type="string">
            <text:p>RESID; AA0520 --- PSI-MOD; 0166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DP-ribos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53</text:p>
          </table:table-cell>
          <table:table-cell office:value-type="string" calcext:value-type="string">
            <text:p>RESID; AA0168 --- PSI-MOD; 001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DP-ribos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54</text:p>
          </table:table-cell>
          <table:table-cell office:value-type="string" calcext:value-type="string">
            <text:p>RESID; AA0231 --- PSI-MOD; 0023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DP-ribos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055</text:p>
          </table:table-cell>
          <table:table-cell office:value-type="string" calcext:value-type="string">
            <text:p>RESID; AA0169 --- PSI-MOD; 001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DP-ribos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56</text:p>
          </table:table-cell>
          <table:table-cell office:value-type="string" calcext:value-type="string">
            <text:p>RESID; AA0237 --- PSI-MOD; 0024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la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057</text:p>
          </table:table-cell>
          <table:table-cell office:value-type="string" calcext:value-type="string">
            <text:p>RESID; AA0081 --- PSI-MOD; 000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la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058</text:p>
          </table:table-cell>
          <table:table-cell office:value-type="string" calcext:value-type="string">
            <text:p>PSI-MOD; 0090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lanine isoaspartyl cyclopeptide (Ala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Asparagine</text:p>
          </table:table-cell>
          <table:table-cell office:value-type="string" calcext:value-type="string">
            <text:p>A-N</text:p>
          </table:table-cell>
          <table:table-cell office:value-type="string" calcext:value-type="string">
            <text:p>PTM-0418</text:p>
          </table:table-cell>
          <table:table-cell office:value-type="string" calcext:value-type="string">
            <text:p>RESID; AA0515 --- PSI-MOD; 016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059</text:p>
          </table:table-cell>
          <table:table-cell office:value-type="string" calcext:value-type="string">
            <text:p>RESID; AA0121 --- PSI-MOD; 0013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minomalonic aci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21</text:p>
          </table:table-cell>
          <table:table-cell office:value-type="string" calcext:value-type="string">
            <text:p>RESID; AA0458 --- PSI-MOD; 0138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rgi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60</text:p>
          </table:table-cell>
          <table:table-cell office:value-type="string" calcext:value-type="string">
            <text:p>RESID; AA0082 --- PSI-MOD; 000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rgi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61</text:p>
          </table:table-cell>
          <table:table-cell office:value-type="string" calcext:value-type="string">
            <text:p>PSI-MOD; 009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ag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62</text:p>
          </table:table-cell>
          <table:table-cell office:value-type="string" calcext:value-type="string">
            <text:p>RESID; AA0083 --- PSI-MOD; 000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ate 1-(chondroitin 4-sulfate)-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roteoglyca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34</text:p>
          </table:table-cell>
          <table:table-cell office:value-type="string" calcext:value-type="string">
            <text:p>RESID; AA0219 --- PSI-MOD; 0022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ic acid 1-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63</text:p>
          </table:table-cell>
          <table:table-cell office:value-type="string" calcext:value-type="string">
            <text:p>RESID; AA0084 --- PSI-MOD; 000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ic acid 1-[(3-aminopropyl)(5'-adenosyl)phosphono]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335</text:p>
          </table:table-cell>
          <table:table-cell office:value-type="string" calcext:value-type="string">
            <text:p>RESID; AA0328 --- PSI-MOD; 0033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yl aldehy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64</text:p>
          </table:table-cell>
          <table:table-cell office:value-type="string" calcext:value-type="string">
            <text:p>RESID; AA0373 --- PSI-MOD; 003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yl isopeptide (As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65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yl isopeptide (Asp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13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ymmetric 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66</text:p>
          </table:table-cell>
          <table:table-cell office:value-type="string" calcext:value-type="string">
            <text:p>RESID; AA0068 --- PSI-MOD; 000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eta-decarboxylated 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14</text:p>
          </table:table-cell>
          <table:table-cell office:value-type="string" calcext:value-type="string">
            <text:p>RESID; AA0001 --- PSI-MOD; 0086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eta-methyllanthionine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Threonine</text:p>
          </table:table-cell>
          <table:table-cell office:value-type="string" calcext:value-type="string">
            <text:p>C-T</text:p>
          </table:table-cell>
          <table:table-cell office:value-type="string" calcext:value-type="string">
            <text:p>PTM-0067</text:p>
          </table:table-cell>
          <table:table-cell office:value-type="string" calcext:value-type="string">
            <text:p>RESID; AA0112 --- PSI-MOD; 0012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eta-methyllanthionin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068</text:p>
          </table:table-cell>
          <table:table-cell office:value-type="string" calcext:value-type="string">
            <text:p>RESID; AA0112 --- PSI-MOD; 0012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eta-methyllanthionine sulfoxid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069</text:p>
          </table:table-cell>
          <table:table-cell office:value-type="string" calcext:value-type="string">
            <text:p>RESID; AA0330 --- PSI-MOD; 003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Al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070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Arg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71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As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72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Asp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73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Asx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 or Aspart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TM-0074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075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Gl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076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07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Gly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078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Ile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079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Le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080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Met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081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Pro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82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83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Th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084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Val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085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Xa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M-0086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carboxyl end (Arg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8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carboxyl end (Hi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088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rom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romin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089</text:p>
          </table:table-cell>
          <table:table-cell office:value-type="string" calcext:value-type="string">
            <text:p>RESID; AA0173 --- PSI-MOD; 0018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holesterol glycin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090</text:p>
          </table:table-cell>
          <table:table-cell office:value-type="string" calcext:value-type="string">
            <text:p>RESID; AA0309 --- PSI-MOD; 0031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is-14-hydroxy-10,13-dioxo-7-heptadecenoic acid aspartat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91</text:p>
          </table:table-cell>
          <table:table-cell office:value-type="string" calcext:value-type="string">
            <text:p>RESID; AA0316 --- PSI-MOD; 0032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itrul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itrullin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92</text:p>
          </table:table-cell>
          <table:table-cell office:value-type="string" calcext:value-type="string">
            <text:p>RESID; AA0214 --- PSI-MOD; 0021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la-Arg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Arginine</text:p>
          </table:table-cell>
          <table:table-cell office:value-type="string" calcext:value-type="string">
            <text:p>A-R</text:p>
          </table:table-cell>
          <table:table-cell office:value-type="string" calcext:value-type="string">
            <text:p>PTM-0093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la-Il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Isoleucine</text:p>
          </table:table-cell>
          <table:table-cell office:value-type="string" calcext:value-type="string">
            <text:p>A-I</text:p>
          </table:table-cell>
          <table:table-cell office:value-type="string" calcext:value-type="string">
            <text:p>PTM-0315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la-Pro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Proline</text:p>
          </table:table-cell>
          <table:table-cell office:value-type="string" calcext:value-type="string">
            <text:p>A-P</text:p>
          </table:table-cell>
          <table:table-cell office:value-type="string" calcext:value-type="string">
            <text:p>PTM-030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-Cysteine</text:p>
          </table:table-cell>
          <table:table-cell office:value-type="string" calcext:value-type="string">
            <text:p>R-C</text:p>
          </table:table-cell>
          <table:table-cell office:value-type="string" calcext:value-type="string">
            <text:p>PTM-0094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-Glycine</text:p>
          </table:table-cell>
          <table:table-cell office:value-type="string" calcext:value-type="string">
            <text:p>N-G</text:p>
          </table:table-cell>
          <table:table-cell office:value-type="string" calcext:value-type="string">
            <text:p>PTM-0095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sp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-Asparagine</text:p>
          </table:table-cell>
          <table:table-cell office:value-type="string" calcext:value-type="string">
            <text:p>D-N</text:p>
          </table:table-cell>
          <table:table-cell office:value-type="string" calcext:value-type="string">
            <text:p>PTM-0096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Cys-Arg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Arginine</text:p>
          </table:table-cell>
          <table:table-cell office:value-type="string" calcext:value-type="string">
            <text:p>C-R</text:p>
          </table:table-cell>
          <table:table-cell office:value-type="string" calcext:value-type="string">
            <text:p>PTM-009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Gly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Asparagine</text:p>
          </table:table-cell>
          <table:table-cell office:value-type="string" calcext:value-type="string">
            <text:p>G-N</text:p>
          </table:table-cell>
          <table:table-cell office:value-type="string" calcext:value-type="string">
            <text:p>PTM-0098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Gly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Aspartate</text:p>
          </table:table-cell>
          <table:table-cell office:value-type="string" calcext:value-type="string">
            <text:p>G-D</text:p>
          </table:table-cell>
          <table:table-cell office:value-type="string" calcext:value-type="string">
            <text:p>PTM-0099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Hi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Asparagine</text:p>
          </table:table-cell>
          <table:table-cell office:value-type="string" calcext:value-type="string">
            <text:p>H-N</text:p>
          </table:table-cell>
          <table:table-cell office:value-type="string" calcext:value-type="string">
            <text:p>PTM-0436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Hi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Aspartate</text:p>
          </table:table-cell>
          <table:table-cell office:value-type="string" calcext:value-type="string">
            <text:p>H-D</text:p>
          </table:table-cell>
          <table:table-cell office:value-type="string" calcext:value-type="string">
            <text:p>PTM-043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Ile-Pro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-Proline</text:p>
          </table:table-cell>
          <table:table-cell office:value-type="string" calcext:value-type="string">
            <text:p>I-P</text:p>
          </table:table-cell>
          <table:table-cell office:value-type="string" calcext:value-type="string">
            <text:p>PTM-0339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Leu-Le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-Leucine</text:p>
          </table:table-cell>
          <table:table-cell office:value-type="string" calcext:value-type="string">
            <text:p>L-L</text:p>
          </table:table-cell>
          <table:table-cell office:value-type="string" calcext:value-type="string">
            <text:p>PTM-0353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Leu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-Tryptophan</text:p>
          </table:table-cell>
          <table:table-cell office:value-type="string" calcext:value-type="string">
            <text:p>L-W</text:p>
          </table:table-cell>
          <table:table-cell office:value-type="string" calcext:value-type="string">
            <text:p>PTM-0319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L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Aspartate</text:p>
          </table:table-cell>
          <table:table-cell office:value-type="string" calcext:value-type="string">
            <text:p>K-D</text:p>
          </table:table-cell>
          <table:table-cell office:value-type="string" calcext:value-type="string">
            <text:p>PTM-0100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Pro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-Methionine</text:p>
          </table:table-cell>
          <table:table-cell office:value-type="string" calcext:value-type="string">
            <text:p>P-M</text:p>
          </table:table-cell>
          <table:table-cell office:value-type="string" calcext:value-type="string">
            <text:p>PTM-0316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Pro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-Tyrosine</text:p>
          </table:table-cell>
          <table:table-cell office:value-type="string" calcext:value-type="string">
            <text:p>P-Y</text:p>
          </table:table-cell>
          <table:table-cell office:value-type="string" calcext:value-type="string">
            <text:p>PTM-031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Ser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Asparagine</text:p>
          </table:table-cell>
          <table:table-cell office:value-type="string" calcext:value-type="string">
            <text:p>S-N</text:p>
          </table:table-cell>
          <table:table-cell office:value-type="string" calcext:value-type="string">
            <text:p>PTM-0101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Glycine</text:p>
          </table:table-cell>
          <table:table-cell office:value-type="string" calcext:value-type="string">
            <text:p>S-G</text:p>
          </table:table-cell>
          <table:table-cell office:value-type="string" calcext:value-type="string">
            <text:p>PTM-0318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[(prolylserin)-O-yl] cystein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380</text:p>
          </table:table-cell>
          <table:table-cell office:value-type="string" calcext:value-type="string">
            <text:p>PSI-MOD; 0143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O-cysteine adduct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33</text:p>
          </table:table-cell>
          <table:table-cell office:value-type="string" calcext:value-type="string">
            <text:p>RESID; AA0529 --- PSI-MOD; 017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2</text:p>
          </table:table-cell>
          <table:table-cell office:value-type="string" calcext:value-type="string">
            <text:p>RESID; AA0085 --- PSI-MOD; 0009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3</text:p>
          </table:table-cell>
          <table:table-cell office:value-type="string" calcext:value-type="string">
            <text:p>PSI-MOD; 0090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methyl di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4</text:p>
          </table:table-cell>
          <table:table-cell office:value-type="string" calcext:value-type="string">
            <text:p>RESID; AA0101 --- PSI-MOD; 0011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5</text:p>
          </table:table-cell>
          <table:table-cell office:value-type="string" calcext:value-type="string">
            <text:p>RESID; AA0105 --- PSI-MOD; 0011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per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6</text:p>
          </table:table-cell>
          <table:table-cell office:value-type="string" calcext:value-type="string">
            <text:p>RESID; AA0269 --- PSI-MOD; 0027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sulfenic acid (-SOH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7</text:p>
          </table:table-cell>
          <table:table-cell office:value-type="string" calcext:value-type="string">
            <text:p>RESID; AA0205 --- PSI-MOD; 0021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sulfinic acid (-SO2H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8</text:p>
          </table:table-cell>
          <table:table-cell office:value-type="string" calcext:value-type="string">
            <text:p>RESID; AA0262 --- PSI-MOD; 0026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yl-selenocysteine (Cys-Sec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Selenocysteine</text:p>
          </table:table-cell>
          <table:table-cell office:value-type="string" calcext:value-type="string">
            <text:p>Cysteine-Selenocysteine</text:p>
          </table:table-cell>
          <table:table-cell office:value-type="string" calcext:value-type="string">
            <text:p>C-U</text:p>
          </table:table-cell>
          <table:table-cell office:value-type="string" calcext:value-type="string">
            <text:p>PTM-0109</text:p>
          </table:table-cell>
          <table:table-cell office:value-type="string" calcext:value-type="string">
            <text:p>RESID; AA0358 --- PSI-MOD; 0036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yl-selenocysteine (Sec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Selenocysteine</text:p>
          </table:table-cell>
          <table:table-cell office:value-type="string" calcext:value-type="string">
            <text:p>Selenocysteine-Cysteine</text:p>
          </table:table-cell>
          <table:table-cell office:value-type="string" calcext:value-type="string">
            <text:p>U-C</text:p>
          </table:table-cell>
          <table:table-cell office:value-type="string" calcext:value-type="string">
            <text:p>PTM-0110</text:p>
          </table:table-cell>
          <table:table-cell office:value-type="string" calcext:value-type="string">
            <text:p>RESID; AA0358 --- PSI-MOD; 0036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4-hydroxy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; Hydroxyl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111</text:p>
          </table:table-cell>
          <table:table-cell office:value-type="string" calcext:value-type="string">
            <text:p>RESID; AA0388 --- PSI-MOD; 007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alanine (Al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12</text:p>
          </table:table-cell>
          <table:table-cell office:value-type="string" calcext:value-type="string">
            <text:p>RESID; AA0191 --- PSI-MOD; 0019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13</text:p>
          </table:table-cell>
          <table:table-cell office:value-type="string" calcext:value-type="string">
            <text:p>RESID; AA0191 --- PSI-MOD; 0085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allo-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114</text:p>
          </table:table-cell>
          <table:table-cell office:value-type="string" calcext:value-type="string">
            <text:p>RESID; AA0192 --- PSI-MOD; 001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15</text:p>
          </table:table-cell>
          <table:table-cell office:value-type="string" calcext:value-type="string">
            <text:p>RESID; AA0196 --- PSI-MOD; 0020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119</text:p>
          </table:table-cell>
          <table:table-cell office:value-type="string" calcext:value-type="string">
            <text:p>RESID; AA0197 --- PSI-MOD; 0020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20</text:p>
          </table:table-cell>
          <table:table-cell office:value-type="string" calcext:value-type="string">
            <text:p>RESID; AA0193 --- PSI-MOD; 0020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121</text:p>
          </table:table-cell>
          <table:table-cell office:value-type="string" calcext:value-type="string">
            <text:p>RESID; AA0194 --- PSI-MOD; 0020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ser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309</text:p>
          </table:table-cell>
          <table:table-cell office:value-type="string" calcext:value-type="string">
            <text:p>RESID; AA0195 --- PSI-MOD; 008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ser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08</text:p>
          </table:table-cell>
          <table:table-cell office:value-type="string" calcext:value-type="string">
            <text:p>RESID; AA0195 --- PSI-MOD; 002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10</text:p>
          </table:table-cell>
          <table:table-cell office:value-type="string" calcext:value-type="string">
            <text:p>RESID; AA0199 --- PSI-MOD; 0086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123</text:p>
          </table:table-cell>
          <table:table-cell office:value-type="string" calcext:value-type="string">
            <text:p>RESID; AA0198 --- PSI-MOD; 0020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124</text:p>
          </table:table-cell>
          <table:table-cell office:value-type="string" calcext:value-type="string">
            <text:p>RESID; AA0200 --- PSI-MOD; 0070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eamidated 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16</text:p>
          </table:table-cell>
          <table:table-cell office:value-type="string" calcext:value-type="string">
            <text:p>RESID; AA0004 --- PSI-MOD; 0068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eamidated 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17</text:p>
          </table:table-cell>
          <table:table-cell office:value-type="string" calcext:value-type="string">
            <text:p>RESID; AA0006 --- PSI-MOD; 006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ecarboxylated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54</text:p>
          </table:table-cell>
          <table:table-cell office:value-type="string" calcext:value-type="string">
            <text:p>RESID; AA0465 --- PSI-MOD; 013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iiod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408</text:p>
          </table:table-cell>
          <table:table-cell office:value-type="string" calcext:value-type="string">
            <text:p>RESID; AA0510 --- PSI-MOD; 0161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imethylated 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341</text:p>
          </table:table-cell>
          <table:table-cell office:value-type="string" calcext:value-type="string">
            <text:p>PSI-MOD; 007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iphth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118</text:p>
          </table:table-cell>
          <table:table-cell office:value-type="string" calcext:value-type="string">
            <text:p>RESID; AA0040 --- PSI-MOD; 0004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FMN phosphoryl 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25</text:p>
          </table:table-cell>
          <table:table-cell office:value-type="string" calcext:value-type="string">
            <text:p>RESID; AA0350 --- PSI-MOD; 0035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FMN phosphoryl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; Phosph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126</text:p>
          </table:table-cell>
          <table:table-cell office:value-type="string" calcext:value-type="string">
            <text:p>RESID; AA0349 --- PSI-MOD; 0035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utamate methyl ester (Gl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27</text:p>
          </table:table-cell>
          <table:table-cell office:value-type="string" calcext:value-type="string">
            <text:p>RESID; AA0072 --- PSI-MOD; 0065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utamate methyl ester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128</text:p>
          </table:table-cell>
          <table:table-cell office:value-type="string" calcext:value-type="string">
            <text:p>RESID; AA0072 --- PSI-MOD; 0008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utamic acid 1-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129</text:p>
          </table:table-cell>
          <table:table-cell office:value-type="string" calcext:value-type="string">
            <text:p>RESID; AA0087 --- PSI-MOD; 0009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utam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30</text:p>
          </table:table-cell>
          <table:table-cell office:value-type="string" calcext:value-type="string">
            <text:p>RESID; AA0086 --- PSI-MOD; 0009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utam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31</text:p>
          </table:table-cell>
          <table:table-cell office:value-type="string" calcext:value-type="string">
            <text:p>PSI-MOD; 0090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32</text:p>
          </table:table-cell>
          <table:table-cell office:value-type="string" calcext:value-type="string">
            <text:p>RESID; AA0088 --- PSI-MOD; 0009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ine radical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rganic radica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33</text:p>
          </table:table-cell>
          <table:table-cell office:value-type="string" calcext:value-type="string">
            <text:p>RESID; AA0008 --- PSI-MOD; 0001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adenyl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09</text:p>
          </table:table-cell>
          <table:table-cell office:value-type="string" calcext:value-type="string">
            <text:p>RESID; AA0511 --- PSI-MOD; 0161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cysteine dithioester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Cysteine-Glycine</text:p>
          </table:table-cell>
          <table:table-cell office:value-type="string" calcext:value-type="string">
            <text:p>C-G</text:p>
          </table:table-cell>
          <table:table-cell office:value-type="string" calcext:value-type="string">
            <text:p>PTM-0413</text:p>
          </table:table-cell>
          <table:table-cell office:value-type="string" calcext:value-type="string">
            <text:p>RESID; AA0512 --- PSI-MOD; 016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cysteine dithioester (Gly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Glycine-Cysteine</text:p>
          </table:table-cell>
          <table:table-cell office:value-type="string" calcext:value-type="string">
            <text:p>G-C</text:p>
          </table:table-cell>
          <table:table-cell office:value-type="string" calcext:value-type="string">
            <text:p>PTM-0410</text:p>
          </table:table-cell>
          <table:table-cell office:value-type="string" calcext:value-type="string">
            <text:p>RESID; AA0512 --- PSI-MOD; 016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cysteine thioester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Cysteine-Glycine</text:p>
          </table:table-cell>
          <table:table-cell office:value-type="string" calcext:value-type="string">
            <text:p>C-G</text:p>
          </table:table-cell>
          <table:table-cell office:value-type="string" calcext:value-type="string">
            <text:p>PTM-0429</text:p>
          </table:table-cell>
          <table:table-cell office:value-type="string" calcext:value-type="string">
            <text:p>RESID; AA0206 --- PSI-MOD; 0021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lysine isopeptide (Gly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ycine-Lysine</text:p>
          </table:table-cell>
          <table:table-cell office:value-type="string" calcext:value-type="string">
            <text:p>G-K</text:p>
          </table:table-cell>
          <table:table-cell office:value-type="string" calcext:value-type="string">
            <text:p>PTM-0134</text:p>
          </table:table-cell>
          <table:table-cell office:value-type="string" calcext:value-type="string">
            <text:p>RESID; AA0125 --- PSI-MOD; 0013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lysine isopeptid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Glycine</text:p>
          </table:table-cell>
          <table:table-cell office:value-type="string" calcext:value-type="string">
            <text:p>K-G</text:p>
          </table:table-cell>
          <table:table-cell office:value-type="string" calcext:value-type="string">
            <text:p>PTM-0135</text:p>
          </table:table-cell>
          <table:table-cell office:value-type="string" calcext:value-type="string">
            <text:p>RESID; AA0125 --- PSI-MOD; 0013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serine ester (Gly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Serine</text:p>
          </table:table-cell>
          <table:table-cell office:value-type="string" calcext:value-type="string">
            <text:p>G-S</text:p>
          </table:table-cell>
          <table:table-cell office:value-type="string" calcext:value-type="string">
            <text:p>PTM-0425</text:p>
          </table:table-cell>
          <table:table-cell office:value-type="string" calcext:value-type="string">
            <text:p>RESID; AA0495 --- PSI-MOD; 015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serine ester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Glycine</text:p>
          </table:table-cell>
          <table:table-cell office:value-type="string" calcext:value-type="string">
            <text:p>S-G</text:p>
          </table:table-cell>
          <table:table-cell office:value-type="string" calcext:value-type="string">
            <text:p>PTM-0422</text:p>
          </table:table-cell>
          <table:table-cell office:value-type="string" calcext:value-type="string">
            <text:p>RESID; AA0495 --- PSI-MOD; 015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threonine ester (Gly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Threonine</text:p>
          </table:table-cell>
          <table:table-cell office:value-type="string" calcext:value-type="string">
            <text:p>G-T</text:p>
          </table:table-cell>
          <table:table-cell office:value-type="string" calcext:value-type="string">
            <text:p>PTM-0426</text:p>
          </table:table-cell>
          <table:table-cell office:value-type="string" calcext:value-type="string">
            <text:p>RESID; AA0496 --- PSI-MOD; 015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threonine ester (Th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Glycine</text:p>
          </table:table-cell>
          <table:table-cell office:value-type="string" calcext:value-type="string">
            <text:p>T-G</text:p>
          </table:table-cell>
          <table:table-cell office:value-type="string" calcext:value-type="string">
            <text:p>PTM-0423</text:p>
          </table:table-cell>
          <table:table-cell office:value-type="string" calcext:value-type="string">
            <text:p>RESID; AA0496 --- PSI-MOD; 015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ala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36</text:p>
          </table:table-cell>
          <table:table-cell office:value-type="string" calcext:value-type="string">
            <text:p>RESID; AA0163 --- PSI-MOD; 0017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asparag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37</text:p>
          </table:table-cell>
          <table:table-cell office:value-type="string" calcext:value-type="string">
            <text:p>RESID; AA0158 --- PSI-MOD; 0016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aspartat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138</text:p>
          </table:table-cell>
          <table:table-cell office:value-type="string" calcext:value-type="string">
            <text:p>RESID; AA0159 --- PSI-MOD; 0016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carboxyl end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M-0139</text:p>
          </table:table-cell>
          <table:table-cell office:value-type="string" calcext:value-type="string">
            <text:p>PSI-MOD; 008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40</text:p>
          </table:table-cell>
          <table:table-cell office:value-type="string" calcext:value-type="string">
            <text:p>RESID; AA0160 --- PSI-MOD; 0016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41</text:p>
          </table:table-cell>
          <table:table-cell office:value-type="string" calcext:value-type="string">
            <text:p>RESID; AA0161 --- PSI-MOD; 0017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42</text:p>
          </table:table-cell>
          <table:table-cell office:value-type="string" calcext:value-type="string">
            <text:p>RESID; AA0162 --- PSI-MOD; 0017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143</text:p>
          </table:table-cell>
          <table:table-cell office:value-type="string" calcext:value-type="string">
            <text:p>RESID; AA0164 --- PSI-MOD; 0017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like-anchor amidated ala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44</text:p>
          </table:table-cell>
          <table:table-cell office:value-type="string" calcext:value-type="string">
            <text:p>RESID; AA0424 --- PSI-MOD; 0117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like-anchor amidated asparag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45</text:p>
          </table:table-cell>
          <table:table-cell office:value-type="string" calcext:value-type="string">
            <text:p>RESID; AA0425 --- PSI-MOD; 0117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like-anchor amidated aspartat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22</text:p>
          </table:table-cell>
          <table:table-cell office:value-type="string" calcext:value-type="string">
            <text:p>RESID; AA0439 --- PSI-MOD; 0086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like-anchor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46</text:p>
          </table:table-cell>
          <table:table-cell office:value-type="string" calcext:value-type="string">
            <text:p>RESID; AA0165 --- PSI-MOD; 0017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like-anchor amidated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47</text:p>
          </table:table-cell>
          <table:table-cell office:value-type="string" calcext:value-type="string">
            <text:p>RESID; AA0166 --- PSI-MOD; 0017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Histid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148</text:p>
          </table:table-cell>
          <table:table-cell office:value-type="string" calcext:value-type="string">
            <text:p>RESID; AA0089 --- PSI-MOD; 0009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149</text:p>
          </table:table-cell>
          <table:table-cell office:value-type="string" calcext:value-type="string">
            <text:p>PSI-MOD; 006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Hypu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pusin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50</text:p>
          </table:table-cell>
          <table:table-cell office:value-type="string" calcext:value-type="string">
            <text:p>RESID; AA0116 --- PSI-MOD; 0012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od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411</text:p>
          </table:table-cell>
          <table:table-cell office:value-type="string" calcext:value-type="string">
            <text:p>RESID; AA0509 --- PSI-MOD; 0161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aspartyl cysteine isopeptide (Cy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Cysteine-Asparagine</text:p>
          </table:table-cell>
          <table:table-cell office:value-type="string" calcext:value-type="string">
            <text:p>C-N</text:p>
          </table:table-cell>
          <table:table-cell office:value-type="string" calcext:value-type="string">
            <text:p>PTM-0151</text:p>
          </table:table-cell>
          <table:table-cell office:value-type="string" calcext:value-type="string">
            <text:p>RESID; AA0216 --- PSI-MOD; 0022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aspartyl glycine isopeptide (Gly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ycine-Asparagine</text:p>
          </table:table-cell>
          <table:table-cell office:value-type="string" calcext:value-type="string">
            <text:p>G-N</text:p>
          </table:table-cell>
          <table:table-cell office:value-type="string" calcext:value-type="string">
            <text:p>PTM-0152</text:p>
          </table:table-cell>
          <table:table-cell office:value-type="string" calcext:value-type="string">
            <text:p>RESID; AA0126 --- PSI-MOD; 001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aspartyl lysine isopeptide (Asn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Asparagine-Lysine</text:p>
          </table:table-cell>
          <table:table-cell office:value-type="string" calcext:value-type="string">
            <text:p>N-K</text:p>
          </table:table-cell>
          <table:table-cell office:value-type="string" calcext:value-type="string">
            <text:p>PTM-0153</text:p>
          </table:table-cell>
          <table:table-cell office:value-type="string" calcext:value-type="string">
            <text:p>RESID; AA0294 --- PSI-MOD; 002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aspartyl lysine isopeptide (Ly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Asparagine</text:p>
          </table:table-cell>
          <table:table-cell office:value-type="string" calcext:value-type="string">
            <text:p>K-N</text:p>
          </table:table-cell>
          <table:table-cell office:value-type="string" calcext:value-type="string">
            <text:p>PTM-0330 --- PTM-0154</text:p>
          </table:table-cell>
          <table:table-cell office:value-type="string" calcext:value-type="string">
            <text:p>RESID; AA0294 --- PSI-MOD; 002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aspartyl lysine isopeptide (L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Aspartate</text:p>
          </table:table-cell>
          <table:table-cell office:value-type="string" calcext:value-type="string">
            <text:p>K-D</text:p>
          </table:table-cell>
          <table:table-cell office:value-type="string" calcext:value-type="string">
            <text:p>PTM-0486</text:p>
          </table:table-cell>
          <table:table-cell office:value-type="string" calcext:value-type="string">
            <text:p>RESID; AA0294 --- PSI-MOD; 0191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dityrosine (Tyr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-Tyrosine</text:p>
          </table:table-cell>
          <table:table-cell office:value-type="string" calcext:value-type="string">
            <text:p>Y-Y</text:p>
          </table:table-cell>
          <table:table-cell office:value-type="string" calcext:value-type="string">
            <text:p>PTM-0155</text:p>
          </table:table-cell>
          <table:table-cell office:value-type="string" calcext:value-type="string">
            <text:p>RESID; AA0368 --- PSI-MOD; 0037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cysteine thioester (Cys-Gl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Cysteine-Glutamine</text:p>
          </table:table-cell>
          <table:table-cell office:value-type="string" calcext:value-type="string">
            <text:p>C-Q</text:p>
          </table:table-cell>
          <table:table-cell office:value-type="string" calcext:value-type="string">
            <text:p>PTM-0156</text:p>
          </table:table-cell>
          <table:table-cell office:value-type="string" calcext:value-type="string">
            <text:p>RESID; AA0108 --- PSI-MOD; 0011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glycine isopeptide (Gly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ycine-Glutamate</text:p>
          </table:table-cell>
          <table:table-cell office:value-type="string" calcext:value-type="string">
            <text:p>G-E</text:p>
          </table:table-cell>
          <table:table-cell office:value-type="string" calcext:value-type="string">
            <text:p>PTM-0157</text:p>
          </table:table-cell>
          <table:table-cell office:value-type="string" calcext:value-type="string">
            <text:p>RESID; AA0360 --- PSI-MOD; 0036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lysine isopeptide (Gln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ine-Lysine</text:p>
          </table:table-cell>
          <table:table-cell office:value-type="string" calcext:value-type="string">
            <text:p>Q-K</text:p>
          </table:table-cell>
          <table:table-cell office:value-type="string" calcext:value-type="string">
            <text:p>PTM-0158</text:p>
          </table:table-cell>
          <table:table-cell office:value-type="string" calcext:value-type="string">
            <text:p>RESID; AA0124 --- PSI-MOD; 0013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lysine isopeptide (Glu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-Lysine</text:p>
          </table:table-cell>
          <table:table-cell office:value-type="string" calcext:value-type="string">
            <text:p>E-K</text:p>
          </table:table-cell>
          <table:table-cell office:value-type="string" calcext:value-type="string">
            <text:p>PTM-0397</text:p>
          </table:table-cell>
          <table:table-cell office:value-type="string" calcext:value-type="string">
            <text:p>RESID; AA0124 --- PSI-MOD; 0163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lysine isopeptide (Lys-Gl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Glutamine</text:p>
          </table:table-cell>
          <table:table-cell office:value-type="string" calcext:value-type="string">
            <text:p>K-Q</text:p>
          </table:table-cell>
          <table:table-cell office:value-type="string" calcext:value-type="string">
            <text:p>PTM-0159 --- PTM-0160</text:p>
          </table:table-cell>
          <table:table-cell office:value-type="string" calcext:value-type="string">
            <text:p>RESID; AA0124 --- PSI-MOD; 0013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lysine isopeptide (Lys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Glutamate</text:p>
          </table:table-cell>
          <table:table-cell office:value-type="string" calcext:value-type="string">
            <text:p>K-E</text:p>
          </table:table-cell>
          <table:table-cell office:value-type="string" calcext:value-type="string">
            <text:p>PTM-0398</text:p>
          </table:table-cell>
          <table:table-cell office:value-type="string" calcext:value-type="string">
            <text:p>RESID; AA0124 --- PSI-MOD; 0163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leu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161</text:p>
          </table:table-cell>
          <table:table-cell office:value-type="string" calcext:value-type="string">
            <text:p>RESID; AA0090 --- PSI-MOD; 000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leuc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162</text:p>
          </table:table-cell>
          <table:table-cell office:value-type="string" calcext:value-type="string">
            <text:p>PSI-MOD; 0091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-allo-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442</text:p>
          </table:table-cell>
          <table:table-cell office:value-type="string" calcext:value-type="string">
            <text:p>RESID; AA0546 --- PSI-MOD; 0184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ac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63</text:p>
          </table:table-cell>
          <table:table-cell office:value-type="string" calcext:value-type="string">
            <text:p>RESID; AA0186 --- PSI-MOD; 0019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anthionine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164</text:p>
          </table:table-cell>
          <table:table-cell office:value-type="string" calcext:value-type="string">
            <text:p>RESID; AA0110 --- PSI-MOD; 001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anthionine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Serine-Cysteine</text:p>
          </table:table-cell>
          <table:table-cell office:value-type="string" calcext:value-type="string">
            <text:p>S-C</text:p>
          </table:table-cell>
          <table:table-cell office:value-type="string" calcext:value-type="string">
            <text:p>PTM-0165</text:p>
          </table:table-cell>
          <table:table-cell office:value-type="string" calcext:value-type="string">
            <text:p>RESID; AA0110 --- PSI-MOD; 001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eu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166</text:p>
          </table:table-cell>
          <table:table-cell office:value-type="string" calcext:value-type="string">
            <text:p>RESID; AA0091 --- PSI-MOD; 0010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euc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167</text:p>
          </table:table-cell>
          <table:table-cell office:value-type="string" calcext:value-type="string">
            <text:p>RESID; AA0299 --- PSI-MOD; 0030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68</text:p>
          </table:table-cell>
          <table:table-cell office:value-type="string" calcext:value-type="string">
            <text:p>RESID; AA0092 --- PSI-MOD; 0010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69</text:p>
          </table:table-cell>
          <table:table-cell office:value-type="string" calcext:value-type="string">
            <text:p>PSI-MOD; 0091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70</text:p>
          </table:table-cell>
          <table:table-cell office:value-type="string" calcext:value-type="string">
            <text:p>RESID; AA0318 --- PSI-MOD; 0032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e tyrosylquinone (L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LTQ</text:p>
          </table:table-cell>
          <table:table-cell office:value-type="string" calcext:value-type="string">
            <text:p>Lysine-Tyrosine</text:p>
          </table:table-cell>
          <table:table-cell office:value-type="string" calcext:value-type="string">
            <text:p>K-Y</text:p>
          </table:table-cell>
          <table:table-cell office:value-type="string" calcext:value-type="string">
            <text:p>PTM-0171</text:p>
          </table:table-cell>
          <table:table-cell office:value-type="string" calcext:value-type="string">
            <text:p>RESID; AA0233 --- PSI-MOD; 0023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e tyrosylquinone (Ty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LTQ</text:p>
          </table:table-cell>
          <table:table-cell office:value-type="string" calcext:value-type="string">
            <text:p>Tyrosine-Lysine</text:p>
          </table:table-cell>
          <table:table-cell office:value-type="string" calcext:value-type="string">
            <text:p>Y-K</text:p>
          </table:table-cell>
          <table:table-cell office:value-type="string" calcext:value-type="string">
            <text:p>PTM-0323</text:p>
          </table:table-cell>
          <table:table-cell office:value-type="string" calcext:value-type="string">
            <text:p>RESID; AA0233 --- PSI-MOD; 0023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o-D-alanine (L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39</text:p>
          </table:table-cell>
          <table:table-cell office:value-type="string" calcext:value-type="string">
            <text:p>RESID; AA0123 --- PSI-MOD; 0183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oalanine (Se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Lysine</text:p>
          </table:table-cell>
          <table:table-cell office:value-type="string" calcext:value-type="string">
            <text:p>S-K</text:p>
          </table:table-cell>
          <table:table-cell office:value-type="string" calcext:value-type="string">
            <text:p>PTM-0172</text:p>
          </table:table-cell>
          <table:table-cell office:value-type="string" calcext:value-type="string">
            <text:p>RESID; AA0123 --- PSI-MOD; 0013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(R)-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480</text:p>
          </table:table-cell>
          <table:table-cell office:value-type="string" calcext:value-type="string">
            <text:p>RESID; AA0581 --- PSI-MOD; 007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(S)-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481</text:p>
          </table:table-cell>
          <table:table-cell office:value-type="string" calcext:value-type="string">
            <text:p>PSI-MOD; 0072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73</text:p>
          </table:table-cell>
          <table:table-cell office:value-type="string" calcext:value-type="string">
            <text:p>RESID; AA0093 --- PSI-MOD; 001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74</text:p>
          </table:table-cell>
          <table:table-cell office:value-type="string" calcext:value-type="string">
            <text:p>PSI-MOD; 0091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sulf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75</text:p>
          </table:table-cell>
          <table:table-cell office:value-type="string" calcext:value-type="string">
            <text:p>RESID; AA0251 --- PSI-MOD; 002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469</text:p>
          </table:table-cell>
          <table:table-cell office:value-type="string" calcext:value-type="string">
            <text:p>PSI-MOD; 0071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176</text:p>
          </table:table-cell>
          <table:table-cell office:value-type="string" calcext:value-type="string">
            <text:p>PSI-MOD; 0066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,N-tri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77</text:p>
          </table:table-cell>
          <table:table-cell office:value-type="string" calcext:value-type="string">
            <text:p>RESID; AA0062 --- PSI-MOD; 0007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,N-tri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85</text:p>
          </table:table-cell>
          <table:table-cell office:value-type="string" calcext:value-type="string">
            <text:p>RESID; AA0619 --- PSI-MOD; 0198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,N-tri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30</text:p>
          </table:table-cell>
          <table:table-cell office:value-type="string" calcext:value-type="string">
            <text:p>RESID; AA0535 --- PSI-MOD; 0178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(cysteine-1,S-diyl)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Phenylalanine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PTM-0451</text:p>
          </table:table-cell>
          <table:table-cell office:value-type="string" calcext:value-type="string">
            <text:p>RESID; AA0562 --- PSI-MOD; 0185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(cysteine-1,S-diyl)serine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037</text:p>
          </table:table-cell>
          <table:table-cell office:value-type="string" calcext:value-type="string">
            <text:p>RESID; AA0344 --- PSI-MOD; 0034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di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78</text:p>
          </table:table-cell>
          <table:table-cell office:value-type="string" calcext:value-type="string">
            <text:p>RESID; AA0433 --- PSI-MOD; 011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di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84</text:p>
          </table:table-cell>
          <table:table-cell office:value-type="string" calcext:value-type="string">
            <text:p>RESID; AA0620 --- PSI-MOD; 019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dimethyl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435</text:p>
          </table:table-cell>
          <table:table-cell office:value-type="string" calcext:value-type="string">
            <text:p>RESID; AA0538 --- PSI-MOD; 0180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dimeth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179</text:p>
          </table:table-cell>
          <table:table-cell office:value-type="string" calcext:value-type="string">
            <text:p>RESID; AA0066 --- PSI-MOD; 0007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di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31</text:p>
          </table:table-cell>
          <table:table-cell office:value-type="string" calcext:value-type="string">
            <text:p>RESID; AA0534 --- PSI-MOD; 017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(12-oxomyristoyl)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0</text:p>
          </table:table-cell>
          <table:table-cell office:value-type="string" calcext:value-type="string">
            <text:p>RESID; AA0517 --- PSI-MOD; 016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99</text:p>
          </table:table-cell>
          <table:table-cell office:value-type="string" calcext:value-type="string">
            <text:p>RESID; AA0041 --- PSI-MOD; 0005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200</text:p>
          </table:table-cell>
          <table:table-cell office:value-type="string" calcext:value-type="string">
            <text:p>RESID; AA0042 --- PSI-MOD; 0005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ated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82</text:p>
          </table:table-cell>
          <table:table-cell office:value-type="string" calcext:value-type="string">
            <text:p>PSI-MOD; 0072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01</text:p>
          </table:table-cell>
          <table:table-cell office:value-type="string" calcext:value-type="string">
            <text:p>RESID; AA0043 --- PSI-MOD; 0005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202</text:p>
          </table:table-cell>
          <table:table-cell office:value-type="string" calcext:value-type="string">
            <text:p>RESID; AA0044 --- PSI-MOD; 0005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03</text:p>
          </table:table-cell>
          <table:table-cell office:value-type="string" calcext:value-type="string">
            <text:p>RESID; AA0046 --- PSI-MOD; 0005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204</text:p>
          </table:table-cell>
          <table:table-cell office:value-type="string" calcext:value-type="string">
            <text:p>RESID; AA0047 --- PSI-MOD; 000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205</text:p>
          </table:table-cell>
          <table:table-cell office:value-type="string" calcext:value-type="string">
            <text:p>RESID; AA0049 --- PSI-MOD; 0005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206</text:p>
          </table:table-cell>
          <table:table-cell office:value-type="string" calcext:value-type="string">
            <text:p>RESID; AA0050 --- PSI-MOD; 0005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07</text:p>
          </table:table-cell>
          <table:table-cell office:value-type="string" calcext:value-type="string">
            <text:p>RESID; AA0051 --- PSI-MOD; 0006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08</text:p>
          </table:table-cell>
          <table:table-cell office:value-type="string" calcext:value-type="string">
            <text:p>RESID; AA0052 --- PSI-MOD; 0006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09</text:p>
          </table:table-cell>
          <table:table-cell office:value-type="string" calcext:value-type="string">
            <text:p>RESID; AA0053 --- PSI-MOD; 0006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210</text:p>
          </table:table-cell>
          <table:table-cell office:value-type="string" calcext:value-type="string">
            <text:p>RESID; AA0054 --- PSI-MOD; 0006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carbamo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374</text:p>
          </table:table-cell>
          <table:table-cell office:value-type="string" calcext:value-type="string">
            <text:p>RESID; AA0343 --- PSI-MOD; 0034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D-glucuronoyl 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lycoprotei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331</text:p>
          </table:table-cell>
          <table:table-cell office:value-type="string" calcext:value-type="string">
            <text:p>RESID; AA0058 --- PSI-MOD; 0006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form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11</text:p>
          </table:table-cell>
          <table:table-cell office:value-type="string" calcext:value-type="string">
            <text:p>RESID; AA0057 --- PSI-MOD; 0006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form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212</text:p>
          </table:table-cell>
          <table:table-cell office:value-type="string" calcext:value-type="string">
            <text:p>RESID; AA0021 --- PSI-MOD; 0003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214</text:p>
          </table:table-cell>
          <table:table-cell office:value-type="string" calcext:value-type="string">
            <text:p>RESID; AA0061 --- PSI-MOD; 0007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83</text:p>
          </table:table-cell>
          <table:table-cell office:value-type="string" calcext:value-type="string">
            <text:p>RESID; AA0063 --- PSI-MOD; 0007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215</text:p>
          </table:table-cell>
          <table:table-cell office:value-type="string" calcext:value-type="string">
            <text:p>RESID; AA0336 --- PSI-MOD; 0034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216</text:p>
          </table:table-cell>
          <table:table-cell office:value-type="string" calcext:value-type="string">
            <text:p>RESID; AA0337 --- PSI-MOD; 0034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217</text:p>
          </table:table-cell>
          <table:table-cell office:value-type="string" calcext:value-type="string">
            <text:p>RESID; AA0064 --- PSI-MOD; 0007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218</text:p>
          </table:table-cell>
          <table:table-cell office:value-type="string" calcext:value-type="string">
            <text:p>RESID; AA0065 --- PSI-MOD; 0007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219</text:p>
          </table:table-cell>
          <table:table-cell office:value-type="string" calcext:value-type="string">
            <text:p>RESID; AA0419 --- PSI-MOD; 0083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32</text:p>
          </table:table-cell>
          <table:table-cell office:value-type="string" calcext:value-type="string">
            <text:p>RESID; AA0533 --- PSI-MOD; 0178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20</text:p>
          </table:table-cell>
          <table:table-cell office:value-type="string" calcext:value-type="string">
            <text:p>RESID; AA0338 --- PSI-MOD; 0034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yristoyl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21</text:p>
          </table:table-cell>
          <table:table-cell office:value-type="string" calcext:value-type="string">
            <text:p>RESID; AA0059 --- PSI-MOD; 0006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palmit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22</text:p>
          </table:table-cell>
          <table:table-cell office:value-type="string" calcext:value-type="string">
            <text:p>RESID; AA0060 --- PSI-MOD; 0006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palmitoyl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23</text:p>
          </table:table-cell>
          <table:table-cell office:value-type="string" calcext:value-type="string">
            <text:p>RESID; AA0339 --- PSI-MOD; 0034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pyruvate 2-iminyl-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24</text:p>
          </table:table-cell>
          <table:table-cell office:value-type="string" calcext:value-type="string">
            <text:p>RESID; AA0274 --- PSI-MOD; 002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pyruvate 2-iminyl-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225</text:p>
          </table:table-cell>
          <table:table-cell office:value-type="string" calcext:value-type="string">
            <text:p>RESID; AA0275 --- PSI-MOD; 002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[(12R)-12-hydroxymyristoyl]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19</text:p>
          </table:table-cell>
          <table:table-cell office:value-type="string" calcext:value-type="string">
            <text:p>RESID; AA0516 --- PSI-MOD; 016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2,N2-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459</text:p>
          </table:table-cell>
          <table:table-cell office:value-type="string" calcext:value-type="string">
            <text:p>RESID; AA0569 --- PSI-MOD; 0189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2-acet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180</text:p>
          </table:table-cell>
          <table:table-cell office:value-type="string" calcext:value-type="string">
            <text:p>RESID; AA0354 --- PSI-MOD; 0035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2-succinyl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181</text:p>
          </table:table-cell>
          <table:table-cell office:value-type="string" calcext:value-type="string">
            <text:p>RESID; AA0130 --- PSI-MOD; 0013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4,N4-dimeth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82</text:p>
          </table:table-cell>
          <table:table-cell office:value-type="string" calcext:value-type="string">
            <text:p>RESID; AA0311 --- PSI-MOD; 0031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4-meth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83</text:p>
          </table:table-cell>
          <table:table-cell office:value-type="string" calcext:value-type="string">
            <text:p>RESID; AA0070 --- PSI-MOD; 000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5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184</text:p>
          </table:table-cell>
          <table:table-cell office:value-type="string" calcext:value-type="string">
            <text:p>RESID; AA0305 --- PSI-MOD; 0031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5-methyl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85</text:p>
          </table:table-cell>
          <table:table-cell office:value-type="string" calcext:value-type="string">
            <text:p>RESID; AA0071 --- PSI-MOD; 000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,N6,N6-trimethyl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; 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6</text:p>
          </table:table-cell>
          <table:table-cell office:value-type="string" calcext:value-type="string">
            <text:p>RESID; AA0359 --- PSI-MOD; 0036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,N6,N6-tri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7</text:p>
          </table:table-cell>
          <table:table-cell office:value-type="string" calcext:value-type="string">
            <text:p>RESID; AA0074 --- PSI-MOD; 000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,N6-di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8</text:p>
          </table:table-cell>
          <table:table-cell office:value-type="string" calcext:value-type="string">
            <text:p>RESID; AA0075 --- PSI-MOD; 0008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(3,6-diaminohexanoyl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4</text:p>
          </table:table-cell>
          <table:table-cell office:value-type="string" calcext:value-type="string">
            <text:p>PSI-MOD; 017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(ADP-ribosyl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55</text:p>
          </table:table-cell>
          <table:table-cell office:value-type="string" calcext:value-type="string">
            <text:p>RESID; AA0476 --- PSI-MOD; 013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(pyridoxal phosphate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7</text:p>
          </table:table-cell>
          <table:table-cell office:value-type="string" calcext:value-type="string">
            <text:p>RESID; AA0119 --- PSI-MOD; 0012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(retinylidene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Retinal protei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8</text:p>
          </table:table-cell>
          <table:table-cell office:value-type="string" calcext:value-type="string">
            <text:p>RESID; AA0120 --- PSI-MOD; 0012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1-carboxyethyl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9</text:p>
          </table:table-cell>
          <table:table-cell office:value-type="string" calcext:value-type="string">
            <text:p>RESID; AA0115 --- PSI-MOD; 0012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acet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0</text:p>
          </table:table-cell>
          <table:table-cell office:value-type="string" calcext:value-type="string">
            <text:p>RESID; AA0055 --- PSI-MOD; 0006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bioti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2</text:p>
          </table:table-cell>
          <table:table-cell office:value-type="string" calcext:value-type="string">
            <text:p>RESID; AA0117 --- PSI-MOD; 0012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carb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1</text:p>
          </table:table-cell>
          <table:table-cell office:value-type="string" calcext:value-type="string">
            <text:p>RESID; AA0114 --- PSI-MOD; 0012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crotonyl-L-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5</text:p>
          </table:table-cell>
          <table:table-cell office:value-type="string" calcext:value-type="string">
            <text:p>RESID; AA0567 --- PSI-MOD; 018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form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2</text:p>
          </table:table-cell>
          <table:table-cell office:value-type="string" calcext:value-type="string">
            <text:p>RESID; AA0211 --- PSI-MOD; 0021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lipo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Lipoy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3</text:p>
          </table:table-cell>
          <table:table-cell office:value-type="string" calcext:value-type="string">
            <text:p>RESID; AA0118 --- PSI-MOD; 0012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malo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67</text:p>
          </table:table-cell>
          <table:table-cell office:value-type="string" calcext:value-type="string">
            <text:p>RESID; AA0568 --- PSI-MOD; 018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methylated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3</text:p>
          </table:table-cell>
          <table:table-cell office:value-type="string" calcext:value-type="string">
            <text:p>PSI-MOD; 0066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4</text:p>
          </table:table-cell>
          <table:table-cell office:value-type="string" calcext:value-type="string">
            <text:p>RESID; AA0076 --- PSI-MOD; 000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murein peptidoglycan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5</text:p>
          </table:table-cell>
          <table:table-cell office:value-type="string" calcext:value-type="string">
            <text:p>RESID; AA0218 --- PSI-MOD; 0022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myristoyl lys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6</text:p>
          </table:table-cell>
          <table:table-cell office:value-type="string" calcext:value-type="string">
            <text:p>RESID; AA0078 --- PSI-MOD; 000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palmitoyl lys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7</text:p>
          </table:table-cell>
          <table:table-cell office:value-type="string" calcext:value-type="string">
            <text:p>RESID; AA0077 --- PSI-MOD; 000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poly(methylaminopropyl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8</text:p>
          </table:table-cell>
          <table:table-cell office:value-type="string" calcext:value-type="string">
            <text:p>RESID; AA0278 --- PSI-MOD; 002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succi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38</text:p>
          </table:table-cell>
          <table:table-cell office:value-type="string" calcext:value-type="string">
            <text:p>RESID; AA0545 --- PSI-MOD; 0181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itrated 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itr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13</text:p>
          </table:table-cell>
          <table:table-cell office:value-type="string" calcext:value-type="string">
            <text:p>PSI-MOD; 0135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2-aminoethyl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99</text:p>
          </table:table-cell>
          <table:table-cell office:value-type="string" calcext:value-type="string">
            <text:p>RESID; AA0497 --- PSI-MOD; 015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2-choline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00</text:p>
          </table:table-cell>
          <table:table-cell office:value-type="string" calcext:value-type="string">
            <text:p>RESID; AA0498 --- PSI-MOD; 015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5'-phospho-DNA)-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DNA linkage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26</text:p>
          </table:table-cell>
          <table:table-cell office:value-type="string" calcext:value-type="string">
            <text:p>RESID; AA0246 --- PSI-MOD; 0025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5'-phospho-DNA)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DNA linkage; Phosphoprotei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28</text:p>
          </table:table-cell>
          <table:table-cell office:value-type="string" calcext:value-type="string">
            <text:p>RESID; AA0254 --- PSI-MOD; 0025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5'-phospho-RNA)-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RNA linkage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27</text:p>
          </table:table-cell>
          <table:table-cell office:value-type="string" calcext:value-type="string">
            <text:p>RESID; AA0213 --- PSI-MOD; 002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5'-phospho-RNA)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RNA linkage; Phosphoprotei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29</text:p>
          </table:table-cell>
          <table:table-cell office:value-type="string" calcext:value-type="string">
            <text:p>RESID; AA0249 --- PSI-MOD; 0025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pantetheine 4'-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antetheine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91</text:p>
          </table:table-cell>
          <table:table-cell office:value-type="string" calcext:value-type="string">
            <text:p>RESID; AA0150 --- PSI-MOD; 0015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phosphoribosyl dephospho-coenzyme A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89</text:p>
          </table:table-cell>
          <table:table-cell office:value-type="string" calcext:value-type="string">
            <text:p>RESID; AA0167 --- PSI-MOD; 0017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sn-1-glycero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0</text:p>
          </table:table-cell>
          <table:table-cell office:value-type="string" calcext:value-type="string">
            <text:p>RESID; AA0264 --- PSI-MOD; 0026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8alpha-FAD 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31</text:p>
          </table:table-cell>
          <table:table-cell office:value-type="string" calcext:value-type="string">
            <text:p>RESID; AA0145 --- PSI-MOD; 0015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acet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2</text:p>
          </table:table-cell>
          <table:table-cell office:value-type="string" calcext:value-type="string">
            <text:p>RESID; AA0364 --- PSI-MOD; 0036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acet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33</text:p>
          </table:table-cell>
          <table:table-cell office:value-type="string" calcext:value-type="string">
            <text:p>RESID; AA0423 --- PSI-MOD; 0117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AMP-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93</text:p>
          </table:table-cell>
          <table:table-cell office:value-type="string" calcext:value-type="string">
            <text:p>RESID; AA0267 --- PSI-MOD; 0027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AMP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332</text:p>
          </table:table-cell>
          <table:table-cell office:value-type="string" calcext:value-type="string">
            <text:p>RESID; AA0203 --- PSI-MOD; 0020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decan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4</text:p>
          </table:table-cell>
          <table:table-cell office:value-type="string" calcext:value-type="string">
            <text:p>RESID; AA0385 --- PSI-MOD; 003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decan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35</text:p>
          </table:table-cell>
          <table:table-cell office:value-type="string" calcext:value-type="string">
            <text:p>RESID; AA0387 --- PSI-MOD; 003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meth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56</text:p>
          </table:table-cell>
          <table:table-cell office:value-type="string" calcext:value-type="string">
            <text:p>RESID; AA0464 --- PSI-MOD; 013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octan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9</text:p>
          </table:table-cell>
          <table:table-cell office:value-type="string" calcext:value-type="string">
            <text:p>RESID; AA0290 --- PSI-MOD; 0029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octan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40</text:p>
          </table:table-cell>
          <table:table-cell office:value-type="string" calcext:value-type="string">
            <text:p>RESID; AA0386 --- PSI-MOD; 003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palmit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41</text:p>
          </table:table-cell>
          <table:table-cell office:value-type="string" calcext:value-type="string">
            <text:p>RESID; AA0080 --- PSI-MOD; 0008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palmit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42</text:p>
          </table:table-cell>
          <table:table-cell office:value-type="string" calcext:value-type="string">
            <text:p>RESID; AA0079 --- PSI-MOD; 000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UMP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333</text:p>
          </table:table-cell>
          <table:table-cell office:value-type="string" calcext:value-type="string">
            <text:p>RESID; AA0256 --- PSI-MOD; 0026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mega-hydroxyceramide glutamat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236</text:p>
          </table:table-cell>
          <table:table-cell office:value-type="string" calcext:value-type="string">
            <text:p>RESID; AA0347 --- PSI-MOD; 0035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mega-N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37</text:p>
          </table:table-cell>
          <table:table-cell office:value-type="string" calcext:value-type="string">
            <text:p>RESID; AA0069 --- PSI-MOD; 000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mega-N-methylated 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38</text:p>
          </table:table-cell>
          <table:table-cell office:value-type="string" calcext:value-type="string">
            <text:p>PSI-MOD; 0065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xazole-4-carboxylic acid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376</text:p>
          </table:table-cell>
          <table:table-cell office:value-type="string" calcext:value-type="string">
            <text:p>RESID; AA0238 --- PSI-MOD; 0024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xazole-4-carboxylic acid (Gly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Serine</text:p>
          </table:table-cell>
          <table:table-cell office:value-type="string" calcext:value-type="string">
            <text:p>G-S</text:p>
          </table:table-cell>
          <table:table-cell office:value-type="string" calcext:value-type="string">
            <text:p>PTM-0377</text:p>
          </table:table-cell>
          <table:table-cell office:value-type="string" calcext:value-type="string">
            <text:p>RESID; AA0240 --- PSI-MOD; 0024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xazole-4-carboxylic acid (Ile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-Serine</text:p>
          </table:table-cell>
          <table:table-cell office:value-type="string" calcext:value-type="string">
            <text:p>I-S</text:p>
          </table:table-cell>
          <table:table-cell office:value-type="string" calcext:value-type="string">
            <text:p>PTM-0463</text:p>
          </table:table-cell>
          <table:table-cell office:value-type="string" calcext:value-type="string">
            <text:p>RESID; AA0573 --- PSI-MOD; 019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xazole-4-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</text:p>
          </table:table-cell>
          <table:table-cell office:value-type="string" calcext:value-type="string">
            <text:p>S-S</text:p>
          </table:table-cell>
          <table:table-cell office:value-type="string" calcext:value-type="string">
            <text:p>PTM-0464</text:p>
          </table:table-cell>
          <table:table-cell office:value-type="string" calcext:value-type="string">
            <text:p>RESID; AA0574 --- PSI-MOD; 0190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xazoline-4-carboxylic acid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381</text:p>
          </table:table-cell>
          <table:table-cell office:value-type="string" calcext:value-type="string">
            <text:p>RESID; AA0239 --- PSI-MOD; 0024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entaglycyl murein peptidoglycan amidated 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245</text:p>
          </table:table-cell>
          <table:table-cell office:value-type="string" calcext:value-type="string">
            <text:p>RESID; AA0383 --- PSI-MOD; 003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entaglycyl murein peptidoglycan amidated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46</text:p>
          </table:table-cell>
          <table:table-cell office:value-type="string" calcext:value-type="string">
            <text:p>RESID; AA0345 --- PSI-MOD; 0035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eptide (Met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-Glycine</text:p>
          </table:table-cell>
          <table:table-cell office:value-type="string" calcext:value-type="string">
            <text:p>M-G</text:p>
          </table:table-cell>
          <table:table-cell office:value-type="string" calcext:value-type="string">
            <text:p>PTM-024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enylala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248</text:p>
          </table:table-cell>
          <table:table-cell office:value-type="string" calcext:value-type="string">
            <text:p>RESID; AA0094 --- PSI-MOD; 0010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atidylethanolamine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49</text:p>
          </table:table-cell>
          <table:table-cell office:value-type="string" calcext:value-type="string">
            <text:p>RESID; AA0346 --- PSI-MOD; 0035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50</text:p>
          </table:table-cell>
          <table:table-cell office:value-type="string" calcext:value-type="string">
            <text:p>RESID; AA0222 --- PSI-MOD; 0022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51</text:p>
          </table:table-cell>
          <table:table-cell office:value-type="string" calcext:value-type="string">
            <text:p>RESID; AA0034 --- PSI-MOD; 0004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52</text:p>
          </table:table-cell>
          <table:table-cell office:value-type="string" calcext:value-type="string">
            <text:p>PSI-MOD; 008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53</text:p>
          </table:table-cell>
          <table:table-cell office:value-type="string" calcext:value-type="string">
            <text:p>RESID; AA0037 --- PSI-MOD; 0004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54</text:p>
          </table:table-cell>
          <table:table-cell office:value-type="string" calcext:value-type="string">
            <text:p>RESID; AA0038 --- PSI-MOD; 0004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55</text:p>
          </table:table-cell>
          <table:table-cell office:value-type="string" calcext:value-type="string">
            <text:p>RESID; AA0039 --- PSI-MOD; 0004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olyADP-ribosyl glutam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256</text:p>
          </table:table-cell>
          <table:table-cell office:value-type="string" calcext:value-type="string">
            <text:p>RESID; AA0295 --- PSI-MOD; 0030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roline 5-hydroxy-oxazole-4-carbothionic acid (Pro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-Cysteine</text:p>
          </table:table-cell>
          <table:table-cell office:value-type="string" calcext:value-type="string">
            <text:p>P-C</text:p>
          </table:table-cell>
          <table:table-cell office:value-type="string" calcext:value-type="string">
            <text:p>PTM-0449</text:p>
          </table:table-cell>
          <table:table-cell office:value-type="string" calcext:value-type="string">
            <text:p>RESID; AA0551 --- PSI-MOD; 0184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rol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257</text:p>
          </table:table-cell>
          <table:table-cell office:value-type="string" calcext:value-type="string">
            <text:p>RESID; AA0095 --- PSI-MOD; 0010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ros-8alpha-FAD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58</text:p>
          </table:table-cell>
          <table:table-cell office:value-type="string" calcext:value-type="string">
            <text:p>RESID; AA0144 --- PSI-MOD; 0015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ros-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59</text:p>
          </table:table-cell>
          <table:table-cell office:value-type="string" calcext:value-type="string">
            <text:p>RESID; AA0073 --- PSI-MOD; 0008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ros-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60</text:p>
          </table:table-cell>
          <table:table-cell office:value-type="string" calcext:value-type="string">
            <text:p>RESID; AA0036 --- PSI-MOD; 0004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id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Cysteine-Serine</text:p>
          </table:table-cell>
          <table:table-cell office:value-type="string" calcext:value-type="string">
            <text:p>S-C-S</text:p>
          </table:table-cell>
          <table:table-cell office:value-type="string" calcext:value-type="string">
            <text:p>PTM-0357</text:p>
          </table:table-cell>
          <table:table-cell office:value-type="string" calcext:value-type="string">
            <text:p>RESID; AA0470 --- PSI-MOD; 013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id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-Cysteine</text:p>
          </table:table-cell>
          <table:table-cell office:value-type="string" calcext:value-type="string">
            <text:p>S-S-C</text:p>
          </table:table-cell>
          <table:table-cell office:value-type="string" calcext:value-type="string">
            <text:p>PTM-0358</text:p>
          </table:table-cell>
          <table:table-cell office:value-type="string" calcext:value-type="string">
            <text:p>RESID; AA0470 --- PSI-MOD; 013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rolidone carboxyl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rolidone carboxylic acid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261</text:p>
          </table:table-cell>
          <table:table-cell office:value-type="string" calcext:value-type="string">
            <text:p>RESID; AA0031 --- PSI-MOD; 0004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rolidone carboxylic acid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rolidone carboxylic aci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262</text:p>
          </table:table-cell>
          <table:table-cell office:value-type="string" calcext:value-type="string">
            <text:p>RESID; AA0031 --- PSI-MOD; 004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roloquinoline quinone (Glu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-Tyrosine</text:p>
          </table:table-cell>
          <table:table-cell office:value-type="string" calcext:value-type="string">
            <text:p>E-Y</text:p>
          </table:table-cell>
          <table:table-cell office:value-type="string" calcext:value-type="string">
            <text:p>PTM-0263</text:p>
          </table:table-cell>
          <table:table-cell office:value-type="string" calcext:value-type="string">
            <text:p>RESID; AA0283 --- PSI-MOD; 002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uvic acid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65</text:p>
          </table:table-cell>
          <table:table-cell office:value-type="string" calcext:value-type="string">
            <text:p>RESID; AA0127 --- PSI-MOD; 0013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uvic aci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66</text:p>
          </table:table-cell>
          <table:table-cell office:value-type="string" calcext:value-type="string">
            <text:p>RESID; AA0127 --- PSI-MOD; 0080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15-deoxy-Delta12,14-prostaglandin J2-9-yl)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47</text:p>
          </table:table-cell>
          <table:table-cell office:value-type="string" calcext:value-type="string">
            <text:p>RESID; AA0426 --- PSI-MOD; 0117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2-aminovinyl)-3-methyl-D-cystein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267</text:p>
          </table:table-cell>
          <table:table-cell office:value-type="string" calcext:value-type="string">
            <text:p>RESID; AA0253 --- PSI-MOD; 0025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2-aminovinyl)-D-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446</text:p>
          </table:table-cell>
          <table:table-cell office:value-type="string" calcext:value-type="string">
            <text:p>RESID; AA0204 --- PSI-MOD; 0184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2-aminovinyl)-D-cysteine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Serine-Cysteine</text:p>
          </table:table-cell>
          <table:table-cell office:value-type="string" calcext:value-type="string">
            <text:p>S-C</text:p>
          </table:table-cell>
          <table:table-cell office:value-type="string" calcext:value-type="string">
            <text:p>PTM-0268</text:p>
          </table:table-cell>
          <table:table-cell office:value-type="string" calcext:value-type="string">
            <text:p>RESID; AA0204 --- PSI-MOD; 0020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2-aminovinyl)-L-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443</text:p>
          </table:table-cell>
          <table:table-cell office:value-type="string" calcext:value-type="string">
            <text:p>RESID; AA0548 --- PSI-MOD; 0184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4-hydroxycinnam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hromophor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14</text:p>
          </table:table-cell>
          <table:table-cell office:value-type="string" calcext:value-type="string">
            <text:p>RESID; AA0207 --- PSI-MOD; 0021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coelenterazin-3a-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8</text:p>
          </table:table-cell>
          <table:table-cell office:value-type="string" calcext:value-type="string">
            <text:p>PSI-MOD; 0169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dipyrrolylmethanemeth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1</text:p>
          </table:table-cell>
          <table:table-cell office:value-type="string" calcext:value-type="string">
            <text:p>RESID; AA0252 --- PSI-MOD; 0025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12-hydroxyfarnes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69</text:p>
          </table:table-cell>
          <table:table-cell office:value-type="string" calcext:value-type="string">
            <text:p>RESID; AA0103 --- PSI-MOD; 0011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4a-FMN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0</text:p>
          </table:table-cell>
          <table:table-cell office:value-type="string" calcext:value-type="string">
            <text:p>RESID; AA0351 --- PSI-MOD; 003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6-FMN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1</text:p>
          </table:table-cell>
          <table:table-cell office:value-type="string" calcext:value-type="string">
            <text:p>RESID; AA0220 --- PSI-MOD; 0022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8alpha-FAD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2</text:p>
          </table:table-cell>
          <table:table-cell office:value-type="string" calcext:value-type="string">
            <text:p>RESID; AA0143 --- PSI-MOD; 0015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archaeo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3</text:p>
          </table:table-cell>
          <table:table-cell office:value-type="string" calcext:value-type="string">
            <text:p>RESID; AA0223 --- PSI-MOD; 0022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bacillithiol cysteine di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52</text:p>
          </table:table-cell>
          <table:table-cell office:value-type="string" calcext:value-type="string">
            <text:p>RESID; AA0563 --- PSI-MOD; 01860</text:p>
          </table:table-cell>
          <table:table-cell table:number-columns-repeated="250"/>
        </table:table-row>
        <table:table-row table:style-name="ro2">
          <table:table-cell table:style-name="ce3" office:value-type="string" calcext:value-type="string">
            <text:p>S-cysteinyl 3-(oxidosulfanyl)alanine (Cys-Cys)</text:p>
          </table:table-cell>
          <table:table-cell table:style-name="ce3" office:value-type="string" calcext:value-type="string">
            <text:p>CROSSLNK</text:p>
          </table:table-cell>
          <table:table-cell table:style-name="ce3" office:value-type="string" calcext:value-type="string">
            <text:p>Disulfide bond</text:p>
          </table:table-cell>
          <table:table-cell table:style-name="ce3" office:value-type="string" calcext:value-type="string">
            <text:p>Cysteine-Cysteine</text:p>
          </table:table-cell>
          <table:table-cell table:style-name="ce3" office:value-type="string" calcext:value-type="string">
            <text:p>C-C</text:p>
          </table:table-cell>
          <table:table-cell table:style-name="ce3" office:value-type="string" calcext:value-type="string">
            <text:p>PTM-0324</text:p>
          </table:table-cell>
          <table:table-cell table:style-name="ce3" office:value-type="string" calcext:value-type="string">
            <text:p>RESID; AA0457 --- PSI-MOD; 013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cysteinyl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15</text:p>
          </table:table-cell>
          <table:table-cell office:value-type="string" calcext:value-type="string">
            <text:p>RESID; AA0025 --- PSI-MOD; 0076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diacylglycero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4</text:p>
          </table:table-cell>
          <table:table-cell office:value-type="string" calcext:value-type="string">
            <text:p>RESID; AA0107 --- PSI-MOD; 0011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farnes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7</text:p>
          </table:table-cell>
          <table:table-cell office:value-type="string" calcext:value-type="string">
            <text:p>RESID; AA0102 --- PSI-MOD; 0011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geranylgeran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8</text:p>
          </table:table-cell>
          <table:table-cell office:value-type="string" calcext:value-type="string">
            <text:p>RESID; AA0104 --- PSI-MOD; 0011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glutathionyl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lutathio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311</text:p>
          </table:table-cell>
          <table:table-cell office:value-type="string" calcext:value-type="string">
            <text:p>RESID; AA0229 --- PSI-MOD; 0023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Lysyl-methionine sulfilimine (Lys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Methionine</text:p>
          </table:table-cell>
          <table:table-cell office:value-type="string" calcext:value-type="string">
            <text:p>K-M</text:p>
          </table:table-cell>
          <table:table-cell office:value-type="string" calcext:value-type="string">
            <text:p>PTM-0402</text:p>
          </table:table-cell>
          <table:table-cell office:value-type="string" calcext:value-type="string">
            <text:p>RESID; AA0501 --- PSI-MOD; 016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Lysyl-methionine sulfilimine (Met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-Lysine</text:p>
          </table:table-cell>
          <table:table-cell office:value-type="string" calcext:value-type="string">
            <text:p>M-K</text:p>
          </table:table-cell>
          <table:table-cell office:value-type="string" calcext:value-type="string">
            <text:p>PTM-0401</text:p>
          </table:table-cell>
          <table:table-cell office:value-type="string" calcext:value-type="string">
            <text:p>RESID; AA0501 --- PSI-MOD; 016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meth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9</text:p>
          </table:table-cell>
          <table:table-cell office:value-type="string" calcext:value-type="string">
            <text:p>RESID; AA0234 --- PSI-MOD; 0023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nitroso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-nitros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0</text:p>
          </table:table-cell>
          <table:table-cell office:value-type="string" calcext:value-type="string">
            <text:p>RESID; AA0230 --- PSI-MOD; 002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palmit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1</text:p>
          </table:table-cell>
          <table:table-cell office:value-type="string" calcext:value-type="string">
            <text:p>RESID; AA0106 --- PSI-MOD; 001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selan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2</text:p>
          </table:table-cell>
          <table:table-cell office:value-type="string" calcext:value-type="string">
            <text:p>RESID; AA0277 --- PSI-MOD; 0028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stear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3</text:p>
          </table:table-cell>
          <table:table-cell office:value-type="string" calcext:value-type="string">
            <text:p>RESID; AA0407 --- PSI-MOD; 0081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er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75</text:p>
          </table:table-cell>
          <table:table-cell office:value-type="string" calcext:value-type="string">
            <text:p>RESID; AA0096 --- PSI-MOD; 0010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erine microcin E492 siderophore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76</text:p>
          </table:table-cell>
          <table:table-cell office:value-type="string" calcext:value-type="string">
            <text:p>RESID; AA0374 --- PSI-MOD; 003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ulfo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84</text:p>
          </table:table-cell>
          <table:table-cell office:value-type="string" calcext:value-type="string">
            <text:p>RESID; AA0361 --- PSI-MOD; 0036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ulfo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85</text:p>
          </table:table-cell>
          <table:table-cell office:value-type="string" calcext:value-type="string">
            <text:p>RESID; AA0362 --- PSI-MOD; 0036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ulf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86</text:p>
          </table:table-cell>
          <table:table-cell office:value-type="string" calcext:value-type="string">
            <text:p>RESID; AA0172 --- PSI-MOD; 0018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ymmetric 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87</text:p>
          </table:table-cell>
          <table:table-cell office:value-type="string" calcext:value-type="string">
            <text:p>RESID; AA0067 --- PSI-MOD; 0007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ele-(1,2,3-trihydroxypropan-2-yl)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416</text:p>
          </table:table-cell>
          <table:table-cell office:value-type="string" calcext:value-type="string">
            <text:p>RESID; AA0431 --- PSI-MOD; 011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ele-8alpha-FAD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88</text:p>
          </table:table-cell>
          <table:table-cell office:value-type="string" calcext:value-type="string">
            <text:p>RESID; AA0221 --- PSI-MOD; 0022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ele-8alpha-FMN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89</text:p>
          </table:table-cell>
          <table:table-cell office:value-type="string" calcext:value-type="string">
            <text:p>RESID; AA0352 --- PSI-MOD; 0035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ele-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90</text:p>
          </table:table-cell>
          <table:table-cell office:value-type="string" calcext:value-type="string">
            <text:p>RESID; AA0317 --- PSI-MOD; 0032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ele-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325</text:p>
          </table:table-cell>
          <table:table-cell office:value-type="string" calcext:value-type="string">
            <text:p>RESID; AA0035 --- PSI-MOD; 0004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Arginine-Cysteine</text:p>
          </table:table-cell>
          <table:table-cell office:value-type="string" calcext:value-type="string">
            <text:p>R-C</text:p>
          </table:table-cell>
          <table:table-cell office:value-type="string" calcext:value-type="string">
            <text:p>PTM-0460</text:p>
          </table:table-cell>
          <table:table-cell office:value-type="string" calcext:value-type="string">
            <text:p>RESID; AA0570 --- PSI-MOD; 018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Asn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Asparagine-Cysteine</text:p>
          </table:table-cell>
          <table:table-cell office:value-type="string" calcext:value-type="string">
            <text:p>N-C</text:p>
          </table:table-cell>
          <table:table-cell office:value-type="string" calcext:value-type="string">
            <text:p>PTM-0359</text:p>
          </table:table-cell>
          <table:table-cell office:value-type="string" calcext:value-type="string">
            <text:p>RESID; AA0481 --- PSI-MOD; 0140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360</text:p>
          </table:table-cell>
          <table:table-cell office:value-type="string" calcext:value-type="string">
            <text:p>RESID; AA0244 --- PSI-MOD; 0024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Glu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Glutamate-Cysteine</text:p>
          </table:table-cell>
          <table:table-cell office:value-type="string" calcext:value-type="string">
            <text:p>E-C</text:p>
          </table:table-cell>
          <table:table-cell office:value-type="string" calcext:value-type="string">
            <text:p>PTM-0456</text:p>
          </table:table-cell>
          <table:table-cell office:value-type="string" calcext:value-type="string">
            <text:p>RESID; AA0541 --- PSI-MOD; 018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Gly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Glycine-Cysteine</text:p>
          </table:table-cell>
          <table:table-cell office:value-type="string" calcext:value-type="string">
            <text:p>G-C</text:p>
          </table:table-cell>
          <table:table-cell office:value-type="string" calcext:value-type="string">
            <text:p>PTM-0378</text:p>
          </table:table-cell>
          <table:table-cell office:value-type="string" calcext:value-type="string">
            <text:p>RESID; AA0241 --- PSI-MOD; 0024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Il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Isoleucine-Cysteine</text:p>
          </table:table-cell>
          <table:table-cell office:value-type="string" calcext:value-type="string">
            <text:p>I-C</text:p>
          </table:table-cell>
          <table:table-cell office:value-type="string" calcext:value-type="string">
            <text:p>PTM-0361</text:p>
          </table:table-cell>
          <table:table-cell office:value-type="string" calcext:value-type="string">
            <text:p>RESID; AA0466 --- PSI-MOD; 0138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Ph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henylalanine-Cysteine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PTM-0375</text:p>
          </table:table-cell>
          <table:table-cell office:value-type="string" calcext:value-type="string">
            <text:p>RESID; AA0243 --- PSI-MOD; 0024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Pro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roline-Cysteine</text:p>
          </table:table-cell>
          <table:table-cell office:value-type="string" calcext:value-type="string">
            <text:p>P-C</text:p>
          </table:table-cell>
          <table:table-cell office:value-type="string" calcext:value-type="string">
            <text:p>PTM-0362</text:p>
          </table:table-cell>
          <table:table-cell office:value-type="string" calcext:value-type="string">
            <text:p>RESID; AA0282 --- PSI-MOD; 002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Serine-Cysteine</text:p>
          </table:table-cell>
          <table:table-cell office:value-type="string" calcext:value-type="string">
            <text:p>S-C</text:p>
          </table:table-cell>
          <table:table-cell office:value-type="string" calcext:value-type="string">
            <text:p>PTM-0363</text:p>
          </table:table-cell>
          <table:table-cell office:value-type="string" calcext:value-type="string">
            <text:p>RESID; AA0242 --- PSI-MOD; 0024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364</text:p>
          </table:table-cell>
          <table:table-cell office:value-type="string" calcext:value-type="string">
            <text:p>RESID; AA0283 --- PSI-MOD; 002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Valine-Cysteine</text:p>
          </table:table-cell>
          <table:table-cell office:value-type="string" calcext:value-type="string">
            <text:p>V-C</text:p>
          </table:table-cell>
          <table:table-cell office:value-type="string" calcext:value-type="string">
            <text:p>PTM-0365</text:p>
          </table:table-cell>
          <table:table-cell office:value-type="string" calcext:value-type="string">
            <text:p>RESID; AA0467 --- PSI-MOD; 013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ine-4-carboxylic acid (Ph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henylalanine-Cysteine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PTM-0366</text:p>
          </table:table-cell>
          <table:table-cell office:value-type="string" calcext:value-type="string">
            <text:p>RESID; AA0484 --- PSI-MOD; 0140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reonine 5-hydroxy-oxazole-4-carbonthion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458</text:p>
          </table:table-cell>
          <table:table-cell office:value-type="string" calcext:value-type="string">
            <text:p>RESID; AA0554 --- PSI-MOD; 018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reo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93</text:p>
          </table:table-cell>
          <table:table-cell office:value-type="string" calcext:value-type="string">
            <text:p>RESID; AA0097 --- PSI-MOD; 0010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reon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412</text:p>
          </table:table-cell>
          <table:table-cell office:value-type="string" calcext:value-type="string">
            <text:p>RESID; AA0507 --- PSI-MOD; 0161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reonyl lysine isopeptide (L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Threonine</text:p>
          </table:table-cell>
          <table:table-cell office:value-type="string" calcext:value-type="string">
            <text:p>K-T</text:p>
          </table:table-cell>
          <table:table-cell office:value-type="string" calcext:value-type="string">
            <text:p>PTM-0326</text:p>
          </table:table-cell>
          <table:table-cell office:value-type="string" calcext:value-type="string">
            <text:p>RESID; AA0440 --- PSI-MOD; 0092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reonyl lysine isopeptide (Th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Threonine-Lysine</text:p>
          </table:table-cell>
          <table:table-cell office:value-type="string" calcext:value-type="string">
            <text:p>T-K</text:p>
          </table:table-cell>
          <table:table-cell office:value-type="string" calcext:value-type="string">
            <text:p>PTM-0327</text:p>
          </table:table-cell>
          <table:table-cell office:value-type="string" calcext:value-type="string">
            <text:p>RESID; AA0440 --- PSI-MOD; 0092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yrox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94</text:p>
          </table:table-cell>
          <table:table-cell office:value-type="string" calcext:value-type="string">
            <text:p>RESID; AA0178 --- PSI-MOD; 001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iiodothyr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95</text:p>
          </table:table-cell>
          <table:table-cell office:value-type="string" calcext:value-type="string">
            <text:p>RESID; AA0177 --- PSI-MOD; 001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ithio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417</text:p>
          </table:table-cell>
          <table:table-cell office:value-type="string" calcext:value-type="string">
            <text:p>RESID; AA0513 --- PSI-MOD; 0161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an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296</text:p>
          </table:table-cell>
          <table:table-cell office:value-type="string" calcext:value-type="string">
            <text:p>RESID; AA0098 --- PSI-MOD; 0010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an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297</text:p>
          </table:table-cell>
          <table:table-cell office:value-type="string" calcext:value-type="string">
            <text:p>PSI-MOD; 009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an tryptophylquinone (Trp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TQ</text:p>
          </table:table-cell>
          <table:table-cell office:value-type="string" calcext:value-type="string">
            <text:p>Tryptophan-Tryptophan</text:p>
          </table:table-cell>
          <table:table-cell office:value-type="string" calcext:value-type="string">
            <text:p>W-W</text:p>
          </table:table-cell>
          <table:table-cell office:value-type="string" calcext:value-type="string">
            <text:p>PTM-0298</text:p>
          </table:table-cell>
          <table:table-cell office:value-type="string" calcext:value-type="string">
            <text:p>RESID; AA0149 --- PSI-MOD; 0015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yl-tyrosyl-methioninium (Trp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-Tyrosine-Methionine</text:p>
          </table:table-cell>
          <table:table-cell office:value-type="string" calcext:value-type="string">
            <text:p>W-Y-M</text:p>
          </table:table-cell>
          <table:table-cell office:value-type="string" calcext:value-type="string">
            <text:p>PTM-0328</text:p>
          </table:table-cell>
          <table:table-cell office:value-type="string" calcext:value-type="string">
            <text:p>RESID; AA0348 --- PSI-MOD; 0035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yl-tyrosyl-methioninium (Tyr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-Methionine-Tryptophan</text:p>
          </table:table-cell>
          <table:table-cell office:value-type="string" calcext:value-type="string">
            <text:p>Y-M-W</text:p>
          </table:table-cell>
          <table:table-cell office:value-type="string" calcext:value-type="string">
            <text:p>PTM-0329</text:p>
          </table:table-cell>
          <table:table-cell office:value-type="string" calcext:value-type="string">
            <text:p>RESID; AA0348 --- PSI-MOD; 0035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ylqui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299</text:p>
          </table:table-cell>
          <table:table-cell office:value-type="string" calcext:value-type="string">
            <text:p>RESID; AA0148 --- PSI-MOD; 0015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yros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302</text:p>
          </table:table-cell>
          <table:table-cell office:value-type="string" calcext:value-type="string">
            <text:p>RESID; AA0099 --- PSI-MOD; 0010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al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303</text:p>
          </table:table-cell>
          <table:table-cell office:value-type="string" calcext:value-type="string">
            <text:p>RESID; AA0100 --- PSI-MOD; 00109</text:p>
          </table:table-cell>
          <table:table-cell table:number-columns-repeated="250"/>
        </table:table-row>
        <table:table-row table:style-name="ro2" table:number-rows-repeated="1048111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3T18:25:30.779020980</dc:date>
    <meta:generator>LibreOffice/4.2.7.2$Linux_X86_64 LibreOffice_project/420m0$Build-2</meta:generator>
    <meta:editing-duration>PT2H35M56S</meta:editing-duration>
    <meta:editing-cycles>2</meta:editing-cycles>
    <meta:document-statistic meta:table-count="2" meta:cell-count="7306" meta:object-count="0"/>
  </office:meta>
</office:document-meta>
</file>